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mbria Math" svg:font-family="Cambria Math" style:font-family-generic="roman" style:font-pitch="variable" svg:panose-1="2 4 5 3 5 4 6 3 2 4"/>
    <style:font-face style:name="&amp;quot" svg:font-family="&amp;quot" style:font-family-generic="roman"/>
    <style:font-face style:name="STIXMathJax_Main" svg:font-family="STIXMathJax_Main" style:font-family-generic="roman"/>
    <style:font-face style:name="STIXMathJax_Main-italic" svg:font-family="STIXMathJax_Main-italic" style:font-family-generic="roman"/>
    <style:font-face style:name="STIXMathJax_Size1" svg:font-family="STIXMathJax_Size1" style:font-family-generic="roman"/>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2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2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2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2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2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2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2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2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Calibri"/>
      </text:list-level-style-bullet>
      <text:list-level-style-bullet text:level="2" text:style-name="WW_CharLFO1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Calibri"/>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Heading2" style:master-page-name="MP0" style:family="paragraph">
      <style:paragraph-properties fo:break-before="page" fo:border-top="none" fo:border-left="none" fo:border-bottom="0.0104in solid #000000" fo:border-right="none" fo:padding-top="0in" fo:padding-left="0in" fo:padding-bottom="0.0138in" fo:padding-right="0in" style:shadow="none"/>
      <style:text-properties fo:font-weight="bold" style:font-weight-asian="bold"/>
    </style:style>
    <style:style style:name="P2" style:parent-style-name="Heading2" style:family="paragraph">
      <style:text-properties fo:font-weight="bold" style:font-weight-asian="bold"/>
    </style:style>
    <style:style style:name="P3" style:parent-style-name="Normal" style:family="paragraph">
      <style:paragraph-properties style:vertical-align="auto"/>
      <style:text-properties style:font-name="Arial" style:font-name-complex="Arial" fo:font-weight="bold" style:font-weight-asian="bold" fo:color="#000000" fo:font-size="10.5pt" style:font-size-asian="10.5pt" style:font-size-complex="10.5pt"/>
    </style:style>
    <style:style style:name="P4" style:parent-style-name="ListParagraph" style:family="paragraph">
      <style:text-properties style:font-name="Helvetica" fo:color="#000000" fo:font-size="10.5pt" style:font-size-asian="10.5pt" style:font-size-complex="10.5pt"/>
    </style:style>
    <style:style style:name="P5" style:parent-style-name="ListParagraph" style:family="paragraph">
      <style:text-properties style:font-name="Helvetica" fo:color="#000000" fo:font-size="10.5pt" style:font-size-asian="10.5pt" style:font-size-complex="10.5pt"/>
    </style:style>
    <style:style style:name="P6" style:parent-style-name="ListParagraph" style:family="paragraph">
      <style:text-properties style:font-name="Helvetica" fo:color="#000000" fo:font-size="10.5pt" style:font-size-asian="10.5pt" style:font-size-complex="10.5pt"/>
    </style:style>
    <style:style style:name="P7" style:parent-style-name="ListParagraph" style:family="paragraph">
      <style:text-properties style:font-name="Helvetica" fo:color="#000000" fo:font-size="10.5pt" style:font-size-asian="10.5pt" style:font-size-complex="10.5pt"/>
    </style:style>
    <style:style style:name="P8" style:parent-style-name="Normal" style:family="paragraph">
      <style:paragraph-properties style:vertical-align="auto"/>
    </style:style>
    <style:style style:name="T9" style:parent-style-name="DefaultParagraphFont" style:family="text">
      <style:text-properties style:font-name="Arial" style:font-name-complex="Arial" fo:font-weight="bold" style:font-weight-asian="bold" fo:color="#000000" fo:font-size="10.5pt" style:font-size-asian="10.5pt" style:font-size-complex="10.5pt"/>
    </style:style>
    <style:style style:name="P10"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11"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12"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13"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14" style:parent-style-name="ListParagraph" style:family="paragraph">
      <style:paragraph-properties style:vertical-align="auto" fo:margin-top="0.1458in" fo:margin-bottom="0in"/>
    </style:style>
    <style:style style:name="T15"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16"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7" style:parent-style-name="DefaultParagraphFont" style:family="text">
      <style:text-properties style:font-name="Arial" style:font-name-asian="Times New Roman" style:font-name-complex="Arial" fo:font-style="italic" style:font-style-asian="italic" style:font-style-complex="italic" fo:color="#000000" fo:font-size="10.5pt" style:font-size-asian="10.5pt" style:font-size-complex="10.5pt" style:language-asian="en" style:country-asian="GB"/>
    </style:style>
    <style:style style:name="T18"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9" style:parent-style-name="ListParagraph" style:family="paragraph">
      <style:paragraph-properties style:vertical-align="auto" fo:margin-bottom="0in"/>
    </style:style>
    <style:style style:name="T20"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2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22" style:parent-style-name="ListParagraph" style:family="paragraph">
      <style:paragraph-properties style:vertical-align="auto" fo:margin-bottom="0in"/>
    </style:style>
    <style:style style:name="T2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24"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25"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26" style:parent-style-name="ListParagraph" style:family="paragraph">
      <style:paragraph-properties fo:text-align="center" style:vertical-align="auto" fo:margin-bottom="0in"/>
    </style:style>
    <style:style style:name="T27"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28"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29"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30" style:parent-style-name="DefaultParagraphFont" style:family="text">
      <style:text-properties style:font-name="Cambria Math" style:font-name-asian="Times New Roman" style:font-name-complex="Cambria Math" fo:color="#000000" fo:font-size="12.5pt" style:font-size-asian="12.5pt" style:font-size-complex="12.5pt" style:language-asian="en" style:country-asian="GB"/>
    </style:style>
    <style:style style:name="T31"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32" style:parent-style-name="DefaultParagraphFont" style:family="text">
      <style:text-properties style:font-name="Cambria Math" style:font-name-asian="Times New Roman" style:font-name-complex="Cambria Math" fo:color="#000000" fo:font-size="12.5pt" style:font-size-asian="12.5pt" style:font-size-complex="12.5pt" style:language-asian="en" style:country-asian="GB"/>
    </style:style>
    <style:style style:name="T33"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34" style:parent-style-name="DefaultParagraphFont" style:family="text">
      <style:text-properties style:font-name="Cambria Math" style:font-name-asian="Times New Roman" style:font-name-complex="Cambria Math" fo:color="#000000" fo:font-size="12.5pt" style:font-size-asian="12.5pt" style:font-size-complex="12.5pt" style:language-asian="en" style:country-asian="GB"/>
    </style:style>
    <style:style style:name="P35" style:parent-style-name="ListParagraph" style:family="paragraph">
      <style:paragraph-properties style:vertical-align="auto" fo:margin-bottom="0in"/>
      <style:text-properties style:font-name="Arial" style:font-name-asian="Times New Roman" style:font-name-complex="Arial" fo:color="#000000" fo:font-size="10.5pt" style:font-size-asian="10.5pt" style:font-size-complex="10.5pt" style:language-asian="en" style:country-asian="GB"/>
    </style:style>
    <style:style style:name="P36" style:parent-style-name="ListParagraph" style:family="paragraph">
      <style:paragraph-properties style:vertical-align="auto"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37" style:parent-style-name="NormalWeb" style:family="paragraph">
      <style:paragraph-properties style:vertical-align="auto" fo:margin-top="0.1437in" fo:margin-bottom="0in" style:line-height-at-least="0.2708in"/>
    </style:style>
    <style:style style:name="T38" style:parent-style-name="Strong" style:family="text">
      <style:text-properties style:font-name="Arial" style:font-name-complex="Arial" fo:color="#000000" fo:font-size="10.5pt" style:font-size-asian="10.5pt" style:font-size-complex="10.5pt"/>
    </style:style>
    <style:style style:name="T39" style:parent-style-name="DefaultParagraphFont" style:family="text">
      <style:text-properties style:font-name="Arial" style:font-name-complex="Arial" fo:color="#000000" fo:font-size="10.5pt" style:font-size-asian="10.5pt" style:font-size-complex="10.5pt"/>
    </style:style>
    <style:style style:name="P40" style:parent-style-name="NormalWeb" style:family="paragraph">
      <style:paragraph-properties style:vertical-align="auto" fo:margin-top="0.1437in" fo:margin-bottom="0in" style:line-height-at-least="0.2708in"/>
    </style:style>
    <style:style style:name="T41" style:parent-style-name="DefaultParagraphFont" style:family="text">
      <style:text-properties style:font-name="Arial" style:font-name-complex="Arial" fo:color="#000000" fo:font-size="10.5pt" style:font-size-asian="10.5pt" style:font-size-complex="10.5pt"/>
    </style:style>
    <style:style style:name="T42" style:parent-style-name="DefaultParagraphFont" style:family="text">
      <style:text-properties style:font-name="Arial" style:font-name-complex="Arial" fo:color="#000000" fo:font-size="10.5pt" style:font-size-asian="10.5pt" style:font-size-complex="10.5pt"/>
    </style:style>
    <style:style style:name="P43" style:parent-style-name="NormalWeb" style:family="paragraph">
      <style:paragraph-properties style:vertical-align="auto" fo:margin-top="0in" fo:margin-bottom="0in"/>
      <style:text-properties style:font-name="Arial" style:font-name-complex="Arial" fo:color="#000000" fo:font-size="10.5pt" style:font-size-asian="10.5pt" style:font-size-complex="10.5pt"/>
    </style:style>
    <style:style style:name="P44" style:parent-style-name="ListParagraph" style:family="paragraph">
      <style:paragraph-properties style:vertical-align="auto" fo:line-height="105%"/>
    </style:style>
    <style:style style:name="T45" style:parent-style-name="DefaultParagraphFont" style:family="text">
      <style:text-properties style:font-name="Helvetica" style:font-name-complex="Helvetica" fo:color="#000000" fo:font-size="10.5pt" style:font-size-asian="10.5pt" style:font-size-complex="10.5pt"/>
    </style:style>
    <style:style style:name="P46" style:parent-style-name="ListParagraph" style:family="paragraph">
      <style:paragraph-properties style:vertical-align="auto" fo:line-height="105%"/>
    </style:style>
    <style:style style:name="T47" style:parent-style-name="DefaultParagraphFont" style:family="text">
      <style:text-properties style:font-name="Helvetica" style:font-name-complex="Helvetica" fo:color="#000000" fo:font-size="10.5pt" style:font-size-asian="10.5pt" style:font-size-complex="10.5pt"/>
    </style:style>
    <style:style style:name="T48" style:parent-style-name="Emphasis" style:family="text">
      <style:text-properties style:font-name="&amp;quot" fo:color="#000000" fo:font-size="10.5pt" style:font-size-asian="10.5pt" style:font-size-complex="10.5pt"/>
    </style:style>
    <style:style style:name="T49" style:parent-style-name="DefaultParagraphFont" style:family="text">
      <style:text-properties style:font-name="Helvetica" style:font-name-complex="Helvetica" fo:color="#000000" fo:font-size="10.5pt" style:font-size-asian="10.5pt" style:font-size-complex="10.5pt"/>
    </style:style>
    <style:style style:name="P50" style:parent-style-name="ListParagraph" style:family="paragraph">
      <style:text-properties style:font-name="Helvetica" fo:color="#000000" fo:font-size="10.5pt" style:font-size-asian="10.5pt" style:font-size-complex="10.5pt"/>
    </style:style>
    <style:style style:name="P51" style:parent-style-name="ListParagraph" style:family="paragraph">
      <style:text-properties style:font-name="Helvetica" fo:font-weight="bold" style:font-weight-asian="bold" fo:color="#000000" fo:font-size="10.5pt" style:font-size-asian="10.5pt" style:font-size-complex="10.5pt"/>
    </style:style>
    <style:style style:name="P52" style:parent-style-name="ListParagraph" style:family="paragraph">
      <style:text-properties style:font-name="Helvetica" fo:color="#000000" fo:font-size="10.5pt" style:font-size-asian="10.5pt" style:font-size-complex="10.5pt"/>
    </style:style>
    <style:style style:name="P53" style:parent-style-name="ListParagraph" style:family="paragraph">
      <style:text-properties style:font-name="Helvetica" fo:color="#000000" fo:font-size="10.5pt" style:font-size-asian="10.5pt" style:font-size-complex="10.5pt"/>
    </style:style>
    <style:style style:name="P54" style:parent-style-name="ListParagraph" style:family="paragraph">
      <style:text-properties style:font-name="Helvetica" fo:color="#000000" fo:font-size="10.5pt" style:font-size-asian="10.5pt" style:font-size-complex="10.5pt"/>
    </style:style>
    <style:style style:name="P55" style:parent-style-name="ListParagraph" style:family="paragraph">
      <style:paragraph-properties style:vertical-align="auto" fo:margin-top="0.0694in" fo:margin-bottom="0.1041in" fo:background-color="#FAFAFA"/>
    </style:style>
    <style:style style:name="T56" style:parent-style-name="DefaultParagraphFont" style:family="text">
      <style:text-properties style:font-name="Helvetica" style:font-name-complex="Helvetica" fo:font-weight="bold" style:font-weight-asian="bold" fo:color="#000000" fo:font-size="10.5pt" style:font-size-asian="10.5pt" style:font-size-complex="10.5pt"/>
    </style:style>
    <style:style style:name="P57" style:parent-style-name="ListParagraph" style:family="paragraph"/>
    <style:style style:name="T58" style:parent-style-name="DefaultParagraphFont" style:family="text">
      <style:text-properties style:font-name="Helvetica" fo:font-weight="bold" style:font-weight-asian="bold" fo:color="#000000" fo:font-size="10.5pt" style:font-size-asian="10.5pt" style:font-size-complex="10.5pt"/>
    </style:style>
    <style:style style:name="T59" style:parent-style-name="DefaultParagraphFont" style:family="text">
      <style:text-properties style:font-name="Helvetica" fo:font-weight="bold" style:font-weight-asian="bold" fo:color="#000000" fo:font-size="10.5pt" style:font-size-asian="10.5pt" style:font-size-complex="10.5pt"/>
    </style:style>
    <style:style style:name="T60" style:parent-style-name="DefaultParagraphFont" style:family="text">
      <style:text-properties style:font-name="Helvetica" fo:color="#000000" fo:font-size="10.5pt" style:font-size-asian="10.5pt" style:font-size-complex="10.5pt"/>
    </style:style>
    <style:style style:name="P61" style:parent-style-name="ListParagraph" style:family="paragraph">
      <style:text-properties style:font-name="Helvetica" fo:color="#000000" fo:font-size="10.5pt" style:font-size-asian="10.5pt" style:font-size-complex="10.5pt"/>
    </style:style>
    <style:style style:name="P62" style:parent-style-name="Heading3" style:family="paragraph"/>
    <style:style style:name="T63" style:parent-style-name="DefaultParagraphFont" style:family="text">
      <style:text-properties fo:font-weight="bold" style:font-weight-asian="bold"/>
    </style:style>
    <style:style style:name="P64"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65"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66"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67" style:parent-style-name="ListParagraph" style:family="paragraph">
      <style:paragraph-properties fo:margin-left="1.25in">
        <style:tab-stops/>
      </style:paragraph-properties>
      <style:text-properties style:font-name="Helvetica" fo:color="#000000" fo:font-size="10.5pt" style:font-size-asian="10.5pt" style:font-size-complex="10.5pt"/>
    </style:style>
    <style:style style:name="P68" style:parent-style-name="ListParagraph" style:family="paragraph">
      <style:paragraph-properties fo:margin-left="1.25in">
        <style:tab-stops/>
      </style:paragraph-properties>
      <style:text-properties style:font-name="Helvetica" fo:color="#000000" fo:font-size="10.5pt" style:font-size-asian="10.5pt" style:font-size-complex="10.5pt"/>
    </style:style>
    <style:style style:name="P69" style:parent-style-name="ListParagraph" style:family="paragraph">
      <style:paragraph-properties fo:margin-left="1.25in">
        <style:tab-stops/>
      </style:paragraph-properties>
      <style:text-properties style:font-name="Helvetica" fo:color="#000000" fo:font-size="10.5pt" style:font-size-asian="10.5pt" style:font-size-complex="10.5pt"/>
    </style:style>
    <style:style style:name="P70"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71" style:parent-style-name="Normal" style:family="paragraph">
      <style:paragraph-properties fo:margin-left="0.25in" fo:text-indent="0.25in">
        <style:tab-stops/>
      </style:paragraph-properties>
      <style:text-properties style:font-name="Helvetica" fo:font-weight="bold" style:font-weight-asian="bold" fo:color="#000000" fo:font-size="10.5pt" style:font-size-asian="10.5pt" style:font-size-complex="10.5pt"/>
    </style:style>
    <style:style style:name="P72"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73"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74"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75" style:parent-style-name="Heading3" style:family="paragraph"/>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P78" style:parent-style-name="ListParagraph" style:family="paragraph">
      <style:text-properties style:font-name="Helvetica" fo:color="#000000" fo:font-size="10.5pt" style:font-size-asian="10.5pt" style:font-size-complex="10.5pt"/>
    </style:style>
    <style:style style:name="P79" style:parent-style-name="ListParagraph" style:family="paragraph">
      <style:text-properties style:font-name="Helvetica" fo:color="#000000" fo:font-size="10.5pt" style:font-size-asian="10.5pt" style:font-size-complex="10.5pt"/>
    </style:style>
    <style:style style:name="P80" style:parent-style-name="ListParagraph" style:family="paragraph">
      <style:text-properties style:font-name="Helvetica" fo:color="#000000" fo:font-size="10.5pt" style:font-size-asian="10.5pt" style:font-size-complex="10.5pt"/>
    </style:style>
    <style:style style:name="P81" style:parent-style-name="ListParagraph" style:family="paragraph">
      <style:text-properties style:font-name="Helvetica" fo:color="#000000" fo:font-size="10.5pt" style:font-size-asian="10.5pt" style:font-size-complex="10.5pt"/>
    </style:style>
    <style:style style:name="P82" style:parent-style-name="ListParagraph" style:family="paragraph">
      <style:text-properties style:font-name="Helvetica" fo:color="#000000" fo:font-size="10.5pt" style:font-size-asian="10.5pt" style:font-size-complex="10.5pt"/>
    </style:style>
    <style:style style:name="P83" style:parent-style-name="ListParagraph" style:family="paragraph">
      <style:text-properties style:font-name="Helvetica" fo:color="#000000" fo:font-size="10.5pt" style:font-size-asian="10.5pt" style:font-size-complex="10.5pt"/>
    </style:style>
    <style:style style:name="P84" style:parent-style-name="Heading3" style:family="paragraph">
      <style:text-properties fo:font-weight="bold" style:font-weight-asian="bold"/>
    </style:style>
    <style:style style:name="P85" style:parent-style-name="NormalWeb" style:family="paragraph">
      <style:paragraph-properties fo:margin-top="0in" fo:margin-bottom="0.2083in" style:line-height-at-least="0.2083in" fo:background-color="#FAFAFA"/>
    </style:style>
    <style:style style:name="T86" style:parent-style-name="DefaultParagraphFont" style:family="text">
      <style:text-properties style:font-name="Arial" style:font-name-complex="Arial" fo:color="#373A3C" fo:font-size="10.5pt" style:font-size-asian="10.5pt" style:font-size-complex="10.5pt"/>
    </style:style>
    <style:style style:name="T87" style:parent-style-name="DefaultParagraphFont" style:family="text">
      <style:text-properties style:font-name="Arial" style:font-name-complex="Arial" fo:color="#373A3C" fo:font-size="10.5pt" style:font-size-asian="10.5pt" style:font-size-complex="10.5pt"/>
    </style:style>
    <style:style style:name="T88" style:parent-style-name="DefaultParagraphFont" style:family="text">
      <style:text-properties style:font-name="Arial" style:font-name-complex="Arial" fo:color="#373A3C" fo:font-size="10.5pt" style:font-size-asian="10.5pt" style:font-size-complex="10.5pt"/>
    </style:style>
    <style:style style:name="T89" style:parent-style-name="DefaultParagraphFont" style:family="text">
      <style:text-properties style:font-name="Arial" style:font-name-complex="Arial" fo:color="#373A3C" fo:font-size="10.5pt" style:font-size-asian="10.5pt" style:font-size-complex="10.5pt"/>
    </style:style>
    <style:style style:name="T90" style:parent-style-name="DefaultParagraphFont" style:family="text">
      <style:text-properties style:font-name="Arial" style:font-name-complex="Arial" fo:color="#373A3C" fo:font-size="10.5pt" style:font-size-asian="10.5pt" style:font-size-complex="10.5pt"/>
    </style:style>
    <style:style style:name="T91" style:parent-style-name="DefaultParagraphFont" style:family="text">
      <style:text-properties style:font-name="Arial" style:font-name-complex="Arial" fo:color="#373A3C" fo:font-size="10.5pt" style:font-size-asian="10.5pt" style:font-size-complex="10.5pt"/>
    </style:style>
    <style:style style:name="T92" style:parent-style-name="Strong" style:family="text">
      <style:text-properties style:font-name="Arial" style:font-name-complex="Arial" fo:color="#373A3C" fo:font-size="10.5pt" style:font-size-asian="10.5pt" style:font-size-complex="10.5pt"/>
    </style:style>
    <style:style style:name="T93" style:parent-style-name="DefaultParagraphFont" style:family="text">
      <style:text-properties style:font-name="Arial" style:font-name-complex="Arial" fo:color="#373A3C" fo:font-size="10.5pt" style:font-size-asian="10.5pt" style:font-size-complex="10.5pt"/>
    </style:style>
    <style:style style:name="P94" style:parent-style-name="ListParagraph" style:family="paragraph"/>
    <style:style style:name="T95" style:parent-style-name="DefaultParagraphFont" style:family="text">
      <style:text-properties style:font-name="Arial" style:font-name-complex="Arial" fo:font-weight="bold" style:font-weight-asian="bold" fo:font-size="10.5pt" style:font-size-asian="10.5pt" style:font-size-complex="10.5pt"/>
    </style:style>
    <style:style style:name="T96" style:parent-style-name="DefaultParagraphFont" style:family="text">
      <style:text-properties style:font-name="Arial" style:font-name-complex="Arial" fo:font-size="10.5pt" style:font-size-asian="10.5pt" style:font-size-complex="10.5pt"/>
    </style:style>
    <style:style style:name="T97" style:parent-style-name="DefaultParagraphFont" style:family="text">
      <style:text-properties style:font-name="Arial" style:font-name-complex="Arial" fo:font-size="10.5pt" style:font-size-asian="10.5pt" style:font-size-complex="10.5pt"/>
    </style:style>
    <style:style style:name="T98" style:parent-style-name="DefaultParagraphFont" style:family="text">
      <style:text-properties style:font-name="Arial" style:font-name-complex="Arial" fo:font-size="10.5pt" style:font-size-asian="10.5pt" style:font-size-complex="10.5pt"/>
    </style:style>
    <style:style style:name="P99" style:parent-style-name="Heading3" style:family="paragraph">
      <style:text-properties style:font-name-asian="Calibri" fo:font-weight="bold" style:font-weight-asian="bold"/>
    </style:style>
    <style:style style:name="P100"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101"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102"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103" style:parent-style-name="ListParagraph" style:family="paragraph">
      <style:paragraph-properties fo:margin-left="1.25in">
        <style:tab-stops/>
      </style:paragraph-properties>
      <style:text-properties style:font-name="Arial" style:font-name-complex="Arial" fo:font-size="10.5pt" style:font-size-asian="10.5pt" style:font-size-complex="10.5pt"/>
    </style:style>
    <style:style style:name="P104" style:parent-style-name="ListParagraph" style:family="paragraph">
      <style:paragraph-properties fo:margin-left="1.25in">
        <style:tab-stops/>
      </style:paragraph-properties>
      <style:text-properties style:font-name="Arial" style:font-name-complex="Arial" fo:font-size="10.5pt" style:font-size-asian="10.5pt" style:font-size-complex="10.5pt"/>
    </style:style>
    <style:style style:name="P105" style:parent-style-name="ListParagraph" style:family="paragraph">
      <style:paragraph-properties fo:margin-left="1.25in">
        <style:tab-stops/>
      </style:paragraph-properties>
      <style:text-properties style:font-name="Arial" style:font-name-complex="Arial" fo:font-size="10.5pt" style:font-size-asian="10.5pt" style:font-size-complex="10.5pt"/>
    </style:style>
    <style:style style:name="P106"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107" style:parent-style-name="Normal" style:family="paragraph">
      <style:paragraph-properties fo:margin-left="1in">
        <style:tab-stops/>
      </style:paragraph-properties>
      <style:text-properties style:font-name="Arial" style:font-name-complex="Arial" fo:font-size="10.5pt" style:font-size-asian="10.5pt" style:font-size-complex="10.5pt"/>
    </style:style>
    <style:style style:name="P108" style:parent-style-name="Normal" style:family="paragraph">
      <style:paragraph-properties fo:margin-left="1in">
        <style:tab-stops/>
      </style:paragraph-properties>
      <style:text-properties style:font-name="Arial" style:font-name-complex="Arial" fo:font-size="10.5pt" style:font-size-asian="10.5pt" style:font-size-complex="10.5pt"/>
    </style:style>
    <style:style style:name="P109" style:parent-style-name="Normal" style:family="paragraph">
      <style:paragraph-properties fo:margin-left="1in">
        <style:tab-stops/>
      </style:paragraph-properties>
      <style:text-properties style:font-name="Arial" style:font-name-complex="Arial" fo:font-size="10.5pt" style:font-size-asian="10.5pt" style:font-size-complex="10.5pt"/>
    </style:style>
    <style:style style:name="P110" style:parent-style-name="Normal" style:family="paragraph">
      <style:paragraph-properties fo:margin-left="0.5in" fo:text-indent="0.5in">
        <style:tab-stops/>
      </style:paragraph-properties>
      <style:text-properties style:font-name="Arial" style:font-name-complex="Arial" fo:font-size="10.5pt" style:font-size-asian="10.5pt" style:font-size-complex="10.5pt"/>
    </style:style>
    <style:style style:name="P111"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112" style:parent-style-name="ListParagraph" style:family="paragraph">
      <style:paragraph-properties fo:margin-top="0.0694in" fo:margin-bottom="0.1041in" fo:margin-left="0in" fo:text-indent="0.5in" fo:background-color="#FAFAFA">
        <style:tab-stops/>
      </style:paragraph-properties>
      <style:text-properties style:font-name="Helvetica" style:font-name-complex="Helvetica" fo:font-weight="bold" style:font-weight-asian="bold" fo:color="#000000" fo:font-size="10.5pt" style:font-size-asian="10.5pt" style:font-size-complex="10.5pt"/>
    </style:style>
    <style:style style:name="P113" style:parent-style-name="NormalWeb" style:family="paragraph">
      <style:paragraph-properties style:vertical-align="auto" fo:margin-top="0in" fo:margin-bottom="0in"/>
      <style:text-properties style:font-name="Arial" style:font-name-complex="Arial" fo:color="#000000" fo:font-size="10.5pt" style:font-size-asian="10.5pt" style:font-size-complex="10.5pt"/>
    </style:style>
    <style:style style:name="P114" style:parent-style-name="NormalWeb" style:family="paragraph">
      <style:paragraph-properties style:vertical-align="auto" fo:margin-top="0.1458in" fo:margin-bottom="0in"/>
      <style:text-properties style:font-name="Arial" style:font-name-complex="Arial" fo:color="#000000" fo:font-size="10.5pt" style:font-size-asian="10.5pt" style:font-size-complex="10.5pt"/>
    </style:style>
    <style:style style:name="P115" style:parent-style-name="NormalWeb" style:family="paragraph">
      <style:paragraph-properties style:vertical-align="auto" fo:margin-top="0.1458in" fo:margin-bottom="0in"/>
      <style:text-properties style:font-name="Arial" style:font-name-complex="Arial" fo:color="#000000" fo:font-size="10.5pt" style:font-size-asian="10.5pt" style:font-size-complex="10.5pt"/>
    </style:style>
    <style:style style:name="P116" style:parent-style-name="Heading3" style:family="paragraph">
      <style:paragraph-properties style:vertical-align="auto" fo:margin-top="0.1458in" style:line-height-at-least="0.1875in" fo:margin-left="1in">
        <style:tab-stops/>
      </style:paragraph-properties>
    </style:style>
    <style:style style:name="T117" style:parent-style-name="DefaultParagraphFont" style:family="text">
      <style:text-properties style:font-name="Arial" style:font-name-complex="Arial" fo:color="#000000" fo:font-size="10.5pt" style:font-size-asian="10.5pt" style:font-size-complex="10.5pt"/>
    </style:style>
    <style:style style:name="T118" style:parent-style-name="DefaultParagraphFont" style:family="text">
      <style:text-properties style:font-name="Arial" style:font-name-complex="Arial" fo:color="#000000" fo:font-size="10.5pt" style:font-size-asian="10.5pt" style:font-size-complex="10.5pt"/>
    </style:style>
    <style:style style:name="T119" style:parent-style-name="DefaultParagraphFont" style:family="text">
      <style:text-properties style:font-name="Arial" style:font-name-complex="Arial" fo:color="#000000" fo:font-size="10.5pt" style:font-size-asian="10.5pt" style:font-size-complex="10.5pt"/>
    </style:style>
    <style:style style:name="P120" style:parent-style-name="Heading3" style:family="paragraph">
      <style:paragraph-properties style:vertical-align="auto" fo:margin-top="0.1458in" style:line-height-at-least="0.1875in" fo:margin-left="1in">
        <style:tab-stops/>
      </style:paragraph-properties>
    </style:style>
    <style:style style:name="T121" style:parent-style-name="DefaultParagraphFont" style:family="text">
      <style:text-properties style:font-name="Arial" style:font-name-complex="Arial" fo:font-weight="bold" style:font-weight-asian="bold" fo:color="#000000" fo:font-size="10.5pt" style:font-size-asian="10.5pt" style:font-size-complex="10.5pt"/>
    </style:style>
    <style:style style:name="T122" style:parent-style-name="DefaultParagraphFont" style:family="text">
      <style:text-properties style:font-name="Helvetica" style:font-name-complex="Helvetica" fo:font-weight="bold" style:font-weight-asian="bold" fo:color="#000000" fo:font-size="10.5pt" style:font-size-asian="10.5pt" style:font-size-complex="10.5pt"/>
    </style:style>
    <style:style style:name="P123" style:parent-style-name="NormalWeb" style:family="paragraph">
      <style:paragraph-properties fo:margin-top="0.1458in" fo:margin-bottom="0in" fo:margin-left="1in">
        <style:tab-stops/>
      </style:paragraph-properties>
      <style:text-properties style:font-name="Helvetica" style:font-name-complex="Helvetica" fo:color="#000000" fo:font-size="10.5pt" style:font-size-asian="10.5pt" style:font-size-complex="10.5pt"/>
    </style:style>
    <style:style style:name="P124" style:parent-style-name="Heading3" style:family="paragraph">
      <style:paragraph-properties style:vertical-align="auto" fo:margin-top="0.1458in" style:line-height-at-least="0.1875in" fo:margin-left="1in">
        <style:tab-stops/>
      </style:paragraph-properties>
      <style:text-properties style:font-name="Arial" style:font-name-complex="Arial" fo:color="#000000" fo:font-size="10.5pt" style:font-size-asian="10.5pt" style:font-size-complex="10.5pt"/>
    </style:style>
    <style:style style:name="P125" style:parent-style-name="Normal" style:family="paragraph">
      <style:paragraph-properties fo:margin-left="0.25in">
        <style:tab-stops/>
      </style:paragraph-properties>
    </style:style>
    <style:style style:name="P126" style:parent-style-name="Normal" style:family="paragraph">
      <style:paragraph-properties fo:margin-left="1in">
        <style:tab-stops/>
      </style:paragraph-properties>
      <style:text-properties style:font-name="Helvetica" style:font-name-asian="Times New Roman" fo:font-weight="bold" style:font-weight-asian="bold" fo:color="#000000" fo:font-size="10.5pt" style:font-size-asian="10.5pt" style:font-size-complex="10.5pt"/>
    </style:style>
    <style:style style:name="P127" style:parent-style-name="ListParagraph" style:family="paragraph">
      <style:paragraph-properties fo:margin-left="1.25in">
        <style:tab-stops/>
      </style:paragraph-properties>
      <style:text-properties style:font-name="Helvetica" fo:color="#000000" fo:font-size="10.5pt" style:font-size-asian="10.5pt" style:font-size-complex="10.5pt"/>
    </style:style>
    <style:style style:name="P128" style:parent-style-name="Normal" style:family="paragraph">
      <style:paragraph-properties fo:margin-left="1in">
        <style:tab-stops/>
      </style:paragraph-properties>
      <style:text-properties style:font-name="Helvetica" fo:font-weight="bold" style:font-weight-asian="bold" fo:color="#000000" fo:font-size="10.5pt" style:font-size-asian="10.5pt" style:font-size-complex="10.5pt"/>
    </style:style>
    <style:style style:name="P129" style:parent-style-name="ListParagraph" style:family="paragraph">
      <style:paragraph-properties fo:margin-left="1.25in">
        <style:tab-stops/>
      </style:paragraph-properties>
      <style:text-properties style:font-name="Helvetica" fo:color="#000000" fo:font-size="10.5pt" style:font-size-asian="10.5pt" style:font-size-complex="10.5pt"/>
    </style:style>
    <style:style style:name="P130" style:parent-style-name="Heading3" style:family="paragraph">
      <style:text-properties fo:font-weight="bold" style:font-weight-asian="bold"/>
    </style:style>
    <style:style style:name="P131" style:parent-style-name="Normal" style:family="paragraph">
      <style:paragraph-properties fo:margin-left="0.75in">
        <style:tab-stops/>
      </style:paragraph-properties>
      <style:text-properties style:font-name="Arial" style:font-name-complex="Arial" fo:font-size="10.5pt" style:font-size-asian="10.5pt" style:font-size-complex="10.5pt"/>
    </style:style>
    <style:style style:name="P132" style:parent-style-name="Normal" style:family="paragraph">
      <style:paragraph-properties fo:margin-left="0.25in" fo:text-indent="0.5in">
        <style:tab-stops/>
      </style:paragraph-properties>
      <style:text-properties style:font-name="Helvetica" fo:font-weight="bold" style:font-weight-asian="bold" fo:color="#000000" fo:font-size="10.5pt" style:font-size-asian="10.5pt" style:font-size-complex="10.5pt"/>
    </style:style>
    <style:style style:name="P133" style:parent-style-name="ListParagraph" style:family="paragraph">
      <style:text-properties style:font-name="Helvetica" fo:color="#000000" fo:font-size="10.5pt" style:font-size-asian="10.5pt" style:font-size-complex="10.5pt"/>
    </style:style>
    <style:style style:name="P134" style:parent-style-name="ListParagraph" style:family="paragraph">
      <style:text-properties style:font-name="Helvetica" fo:color="#000000" fo:font-size="10.5pt" style:font-size-asian="10.5pt" style:font-size-complex="10.5pt"/>
    </style:style>
    <style:style style:name="P135" style:parent-style-name="ListParagraph" style:family="paragraph">
      <style:text-properties style:font-name="Helvetica" fo:color="#000000" fo:font-size="10.5pt" style:font-size-asian="10.5pt" style:font-size-complex="10.5pt"/>
    </style:style>
    <style:style style:name="P136" style:parent-style-name="ListParagraph" style:family="paragraph">
      <style:text-properties style:font-name="Helvetica" fo:color="#000000" fo:font-size="10.5pt" style:font-size-asian="10.5pt" style:font-size-complex="10.5pt"/>
    </style:style>
    <style:style style:name="P137" style:parent-style-name="Normal" style:family="paragraph">
      <style:paragraph-properties fo:margin-left="0.75in">
        <style:tab-stops/>
      </style:paragraph-properties>
      <style:text-properties style:font-name="Helvetica" fo:font-weight="bold" style:font-weight-asian="bold" fo:color="#000000" fo:font-size="10.5pt" style:font-size-asian="10.5pt" style:font-size-complex="10.5pt"/>
    </style:style>
    <style:style style:name="P138" style:parent-style-name="ListParagraph" style:family="paragraph">
      <style:text-properties style:font-name="Helvetica" fo:color="#000000" fo:font-size="10.5pt" style:font-size-asian="10.5pt" style:font-size-complex="10.5pt"/>
    </style:style>
    <style:style style:name="P139" style:parent-style-name="ListParagraph" style:family="paragraph">
      <style:text-properties style:font-name="Helvetica" fo:color="#000000" fo:font-size="10.5pt" style:font-size-asian="10.5pt" style:font-size-complex="10.5pt"/>
    </style:style>
    <style:style style:name="P140" style:parent-style-name="Normal" style:family="paragraph">
      <style:text-properties style:font-name="Helvetica" fo:color="#000000" fo:font-size="10.5pt" style:font-size-asian="10.5pt" style:font-size-complex="10.5pt"/>
    </style:style>
    <style:style style:name="P141"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42" style:parent-style-name="Heading3" style:family="paragraph">
      <style:text-properties fo:font-weight="bold" style:font-weight-asian="bold"/>
    </style:style>
    <style:style style:name="P143" style:parent-style-name="Heading3" style:family="paragraph">
      <style:text-properties fo:font-weight="bold" style:font-weight-asian="bold"/>
    </style:style>
    <style:style style:name="P144" style:parent-style-name="ListParagraph" style:family="paragraph"/>
    <style:style style:name="T145" style:parent-style-name="DefaultParagraphFont" style:family="text">
      <style:text-properties style:font-name="Helvetica" fo:color="#000000" fo:font-size="10.5pt" style:font-size-asian="10.5pt" style:font-size-complex="10.5pt"/>
    </style:style>
    <style:style style:name="P146" style:parent-style-name="ListParagraph" style:family="paragraph"/>
    <style:style style:name="T147" style:parent-style-name="DefaultParagraphFont" style:family="text">
      <style:text-properties style:font-name="Helvetica" fo:color="#000000" fo:font-size="10.5pt" style:font-size-asian="10.5pt" style:font-size-complex="10.5pt"/>
    </style:style>
    <style:style style:name="P148" style:parent-style-name="ListParagraph" style:family="paragraph"/>
    <style:style style:name="T149" style:parent-style-name="DefaultParagraphFont" style:family="text">
      <style:text-properties style:font-name="Helvetica" fo:color="#000000" fo:font-size="10.5pt" style:font-size-asian="10.5pt" style:font-size-complex="10.5pt"/>
    </style:style>
    <style:style style:name="P150" style:parent-style-name="ListParagraph" style:family="paragraph"/>
    <style:style style:name="T151" style:parent-style-name="DefaultParagraphFont" style:family="text">
      <style:text-properties style:font-name="Arial" style:font-name-complex="Arial" fo:font-weight="bold" style:font-weight-asian="bold" fo:font-size="10pt" style:font-size-asian="10pt" style:font-size-complex="10pt"/>
    </style:style>
    <style:style style:name="T152" style:parent-style-name="DefaultParagraphFont" style:family="text">
      <style:text-properties style:font-name="Helvetica" fo:color="#000000" fo:font-size="10.5pt" style:font-size-asian="10.5pt" style:font-size-complex="10.5pt"/>
    </style:style>
    <style:style style:name="P153" style:parent-style-name="ListParagraph" style:family="paragraph"/>
    <style:style style:name="T154" style:parent-style-name="DefaultParagraphFont" style:family="text">
      <style:text-properties style:font-name="Helvetica" fo:color="#000000" fo:font-size="10.5pt" style:font-size-asian="10.5pt" style:font-size-complex="10.5pt"/>
    </style:style>
    <style:style style:name="T155" style:parent-style-name="DefaultParagraphFont" style:family="text">
      <style:text-properties style:font-name="Arial" style:font-name-complex="Arial" fo:color="#000000" fo:font-size="10.5pt" style:font-size-asian="10.5pt" style:font-size-complex="10.5pt"/>
    </style:style>
    <style:style style:name="P156" style:parent-style-name="ListParagraph" style:family="paragraph">
      <style:paragraph-properties fo:margin-left="1in">
        <style:tab-stops/>
      </style:paragraph-properties>
      <style:text-properties style:font-name="Arial" style:font-name-complex="Arial" fo:font-weight="bold" style:font-weight-asian="bold" fo:font-size="10pt" style:font-size-asian="10pt" style:font-size-complex="10pt"/>
    </style:style>
    <style:style style:name="P157" style:parent-style-name="ListParagraph" style:family="paragraph">
      <style:paragraph-properties fo:margin-left="1in">
        <style:tab-stops/>
      </style:paragraph-properties>
    </style:style>
    <style:style style:name="T158" style:parent-style-name="DefaultParagraphFont" style:family="text">
      <style:text-properties style:font-name="Arial" style:font-name-complex="Arial" fo:font-weight="bold" style:font-weight-asian="bold" fo:font-size="10pt" style:font-size-asian="10pt" style:font-size-complex="10pt"/>
    </style:style>
    <style:style style:name="P159" style:parent-style-name="ListParagraph" style:family="paragraph">
      <style:paragraph-properties fo:margin-left="1in">
        <style:tab-stops/>
      </style:paragraph-properties>
      <style:text-properties style:font-name="Arial" style:font-name-complex="Arial" fo:font-weight="bold" style:font-weight-asian="bold" fo:font-size="10pt" style:font-size-asian="10pt" style:font-size-complex="10pt"/>
    </style:style>
    <style:style style:name="P160" style:parent-style-name="ListParagraph" style:family="paragraph">
      <style:paragraph-properties fo:margin-left="1.25in">
        <style:tab-stops/>
      </style:paragraph-properties>
      <style:text-properties style:font-name="Arial" style:font-name-complex="Arial" fo:font-size="10pt" style:font-size-asian="10pt" style:font-size-complex="10pt"/>
    </style:style>
    <style:style style:name="P161" style:parent-style-name="ListParagraph" style:family="paragraph">
      <style:paragraph-properties fo:margin-left="1.25in">
        <style:tab-stops/>
      </style:paragraph-properties>
      <style:text-properties style:font-name="Helvetica" fo:color="#000000" fo:font-size="10.5pt" style:font-size-asian="10.5pt" style:font-size-complex="10.5pt"/>
    </style:style>
    <style:style style:name="P162" style:parent-style-name="ListParagraph" style:family="paragraph">
      <style:paragraph-properties fo:margin-left="1.25in">
        <style:tab-stops/>
      </style:paragraph-properties>
    </style:style>
    <style:style style:name="T163" style:parent-style-name="DefaultParagraphFont" style:family="text">
      <style:text-properties style:font-name="Helvetica" fo:color="#000000" fo:font-size="10.5pt" style:font-size-asian="10.5pt" style:font-size-complex="10.5pt"/>
    </style:style>
    <style:style style:name="T164" style:parent-style-name="DefaultParagraphFont" style:family="text">
      <style:text-properties style:font-name="Helvetica" fo:color="#000000" fo:font-size="10.5pt" style:font-size-asian="10.5pt" style:font-size-complex="10.5pt"/>
    </style:style>
    <style:style style:name="P165" style:parent-style-name="ListParagraph" style:family="paragraph">
      <style:text-properties style:font-name="Helvetica" fo:color="#000000" fo:font-size="10.5pt" style:font-size-asian="10.5pt" style:font-size-complex="10.5pt"/>
    </style:style>
    <style:style style:name="P166" style:parent-style-name="ListParagraph" style:family="paragraph">
      <style:paragraph-properties fo:margin-left="1in" fo:text-indent="0.5in">
        <style:tab-stops/>
      </style:paragraph-properties>
      <style:text-properties style:font-name="Helvetica" fo:font-weight="bold" style:font-weight-asian="bold" fo:color="#000000" fo:font-size="10.5pt" style:font-size-asian="10.5pt" style:font-size-complex="10.5pt"/>
    </style:style>
    <style:style style:name="P167" style:parent-style-name="Heading2" style:family="paragraph">
      <style:text-properties fo:font-weight="bold" style:font-weight-asian="bold"/>
    </style:style>
    <style:style style:name="P168" style:parent-style-name="Normal" style:family="paragraph">
      <style:text-properties style:font-name="Arial" style:font-name-complex="Arial" fo:font-size="10.5pt" style:font-size-asian="10.5pt" style:font-size-complex="10.5pt"/>
    </style:style>
    <style:style style:name="P169" style:parent-style-name="Normal" style:family="paragraph">
      <style:text-properties style:font-name="Arial" style:font-name-complex="Arial" fo:font-size="10.5pt" style:font-size-asian="10.5pt" style:font-size-complex="10.5pt"/>
    </style:style>
    <style:style style:name="P170" style:parent-style-name="Normal" style:family="paragraph">
      <style:text-properties style:font-name="Arial" style:font-name-complex="Arial" fo:font-size="10.5pt" style:font-size-asian="10.5pt" style:font-size-complex="10.5pt"/>
    </style:style>
    <style:style style:name="P171" style:parent-style-name="Normal" style:family="paragraph">
      <style:text-properties style:font-name="Arial" style:font-name-complex="Arial" fo:font-size="10.5pt" style:font-size-asian="10.5pt" style:font-size-complex="10.5pt"/>
    </style:style>
    <style:style style:name="P172" style:parent-style-name="Normal" style:family="paragraph">
      <style:text-properties style:font-name="Arial" style:font-name-complex="Arial" fo:font-size="10.5pt" style:font-size-asian="10.5pt" style:font-size-complex="10.5pt"/>
    </style:style>
    <style:style style:name="P173" style:parent-style-name="Normal" style:family="paragraph">
      <style:text-properties style:font-name="Arial" style:font-name-complex="Arial" fo:font-size="10.5pt" style:font-size-asian="10.5pt" style:font-size-complex="10.5pt"/>
    </style:style>
    <style:style style:name="P174" style:parent-style-name="Normal" style:family="paragraph">
      <style:text-properties style:font-name="Arial" style:font-name-complex="Arial" fo:font-size="10.5pt" style:font-size-asian="10.5pt" style:font-size-complex="10.5pt"/>
    </style:style>
    <style:style style:name="P175" style:parent-style-name="Normal" style:family="paragraph">
      <style:text-properties fo:font-weight="bold" style:font-weight-asian="bold"/>
    </style:style>
    <style:style style:name="P176" style:parent-style-name="ListParagraph" style:family="paragraph">
      <style:paragraph-properties style:vertical-align="auto" fo:line-height="105%"/>
      <style:text-properties style:font-name="Arial" style:font-name-complex="Arial" fo:font-size="10.5pt" style:font-size-asian="10.5pt" style:font-size-complex="10.5pt"/>
    </style:style>
    <style:style style:name="P177" style:parent-style-name="ListParagraph" style:family="paragraph">
      <style:paragraph-properties style:vertical-align="auto" fo:line-height="105%"/>
    </style:style>
    <style:style style:name="T178" style:parent-style-name="DefaultParagraphFont" style:family="text">
      <style:text-properties style:font-name="Helvetica" style:font-name-complex="Helvetica" fo:color="#000000" fo:font-size="10.5pt" style:font-size-asian="10.5pt" style:font-size-complex="10.5pt"/>
    </style:style>
    <style:style style:name="T179" style:parent-style-name="DefaultParagraphFont" style:family="text">
      <style:text-properties style:font-name="Helvetica" style:font-name-complex="Helvetica" fo:color="#000000" fo:font-size="10.5pt" style:font-size-asian="10.5pt" style:font-size-complex="10.5pt"/>
    </style:style>
    <style:style style:name="T180" style:parent-style-name="DefaultParagraphFont" style:family="text">
      <style:text-properties style:font-name="Helvetica" style:font-name-complex="Helvetica" fo:color="#000000" fo:font-size="10.5pt" style:font-size-asian="10.5pt" style:font-size-complex="10.5pt"/>
    </style:style>
    <style:style style:name="P181" style:parent-style-name="ListParagraph" style:family="paragraph">
      <style:paragraph-properties style:vertical-align="auto" fo:line-height="105%"/>
      <style:text-properties style:font-name="Arial" style:font-name-complex="Arial" fo:font-size="10.5pt" style:font-size-asian="10.5pt" style:font-size-complex="10.5pt"/>
    </style:style>
    <style:style style:name="P182" style:parent-style-name="ListParagraph" style:family="paragraph">
      <style:paragraph-properties style:vertical-align="auto" fo:line-height="105%"/>
      <style:text-properties style:font-name="Arial" style:font-name-complex="Arial" fo:font-size="10.5pt" style:font-size-asian="10.5pt" style:font-size-complex="10.5pt"/>
    </style:style>
    <style:style style:name="P183" style:parent-style-name="ListParagraph" style:family="paragraph">
      <style:paragraph-properties style:vertical-align="auto" fo:line-height="105%"/>
      <style:text-properties style:font-name="Arial" style:font-name-complex="Arial" fo:font-size="10.5pt" style:font-size-asian="10.5pt" style:font-size-complex="10.5pt"/>
    </style:style>
    <style:style style:name="P184"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185"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186"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187" style:parent-style-name="ListParagraph" style:family="paragraph">
      <style:paragraph-properties style:vertical-align="auto" fo:line-height="105%"/>
    </style:style>
    <style:style style:name="T188" style:parent-style-name="DefaultParagraphFont" style:family="text">
      <style:text-properties style:font-name="Helvetica" style:font-name-complex="Helvetica" fo:color="#000000" fo:font-size="10.5pt" style:font-size-asian="10.5pt" style:font-size-complex="10.5pt"/>
    </style:style>
    <style:style style:name="P189"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190" style:parent-style-name="Normal" style:family="paragraph">
      <style:paragraph-properties fo:margin-left="0.5in">
        <style:tab-stops/>
      </style:paragraph-properties>
      <style:text-properties style:font-name="Helvetica" style:font-name-complex="Helvetica" fo:color="#000000" fo:font-size="10.5pt" style:font-size-asian="10.5pt" style:font-size-complex="10.5pt"/>
    </style:style>
    <style:style style:name="P191" style:parent-style-name="Normal" style:family="paragraph">
      <style:paragraph-properties fo:margin-left="0.5in">
        <style:tab-stops/>
      </style:paragraph-properties>
    </style:style>
    <style:style style:name="T192" style:parent-style-name="DefaultParagraphFont" style:family="text">
      <style:text-properties style:font-name="Helvetica" style:font-name-complex="Helvetica" fo:font-weight="bold" style:font-weight-asian="bold" fo:color="#000000" fo:font-size="10.5pt" style:font-size-asian="10.5pt" style:font-size-complex="10.5pt"/>
    </style:style>
    <style:style style:name="T193" style:parent-style-name="DefaultParagraphFont" style:family="text">
      <style:text-properties style:font-name="Helvetica" style:font-name-complex="Helvetica" fo:color="#000000" fo:font-size="10.5pt" style:font-size-asian="10.5pt" style:font-size-complex="10.5pt"/>
    </style:style>
    <style:style style:name="P194"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195"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196"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197" style:parent-style-name="ListParagraph" style:family="paragraph">
      <style:paragraph-properties style:vertical-align="auto" fo:line-height="105%"/>
    </style:style>
    <style:style style:name="T198" style:parent-style-name="DefaultParagraphFont" style:family="text">
      <style:text-properties style:font-name="Helvetica" style:font-name-complex="Helvetica" fo:color="#000000" fo:font-size="10.5pt" style:font-size-asian="10.5pt" style:font-size-complex="10.5pt"/>
    </style:style>
    <style:style style:name="T199" style:parent-style-name="Strong" style:family="text">
      <style:text-properties style:font-name="&amp;quot" fo:color="#000000" fo:font-size="10.5pt" style:font-size-asian="10.5pt" style:font-size-complex="10.5pt"/>
    </style:style>
    <style:style style:name="T200" style:parent-style-name="DefaultParagraphFont" style:family="text">
      <style:text-properties style:font-name="Helvetica" style:font-name-complex="Helvetica" fo:color="#000000" fo:font-size="10.5pt" style:font-size-asian="10.5pt" style:font-size-complex="10.5pt"/>
    </style:style>
    <style:style style:name="T201" style:parent-style-name="Strong" style:family="text">
      <style:text-properties style:font-name="&amp;quot" fo:color="#000000" fo:font-size="10.5pt" style:font-size-asian="10.5pt" style:font-size-complex="10.5pt"/>
    </style:style>
    <style:style style:name="T202" style:parent-style-name="DefaultParagraphFont" style:family="text">
      <style:text-properties style:font-name="Helvetica" style:font-name-complex="Helvetica" fo:color="#000000" fo:font-size="10.5pt" style:font-size-asian="10.5pt" style:font-size-complex="10.5pt"/>
    </style:style>
    <style:style style:name="P203" style:parent-style-name="ListParagraph" style:family="paragraph">
      <style:text-properties style:font-name="Courier New" style:font-name-complex="Courier New" fo:font-weight="bold" style:font-weight-asian="bold" fo:color="#000000" fo:font-size="10.5pt" style:font-size-asian="10.5pt" style:font-size-complex="10.5pt" fo:background-color="#FFFFFF"/>
    </style:style>
    <style:style style:name="P204" style:parent-style-name="ListParagraph" style:family="paragraph">
      <style:text-properties style:font-name="Courier New" style:font-name-complex="Courier New" fo:color="#000000" fo:font-size="10.5pt" style:font-size-asian="10.5pt" style:font-size-complex="10.5pt" fo:background-color="#FFFFFF"/>
    </style:style>
    <style:style style:name="P205"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06" style:parent-style-name="ListParagraph" style:family="paragraph">
      <style:text-properties style:font-name="Helvetica" style:font-name-complex="Helvetica" fo:font-weight="bold" style:font-weight-asian="bold" fo:color="#000000" fo:font-size="10.5pt" style:font-size-asian="10.5pt" style:font-size-complex="10.5pt"/>
    </style:style>
    <style:style style:name="P207"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08"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09"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10"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11" style:parent-style-name="ListParagraph" style:family="paragraph">
      <style:paragraph-properties style:vertical-align="auto" fo:line-height="105%"/>
    </style:style>
    <style:style style:name="T212" style:parent-style-name="DefaultParagraphFont" style:family="text">
      <style:text-properties style:font-name="Helvetica" style:font-name-complex="Helvetica" fo:color="#000000" fo:font-size="10.5pt" style:font-size-asian="10.5pt" style:font-size-complex="10.5pt"/>
    </style:style>
    <style:style style:name="T213" style:parent-style-name="DefaultParagraphFont" style:family="text">
      <style:text-properties style:font-name="Helvetica" style:font-name-complex="Helvetica" fo:color="#000000" fo:font-size="10.5pt" style:font-size-asian="10.5pt" style:font-size-complex="10.5pt"/>
    </style:style>
    <style:style style:name="T214" style:parent-style-name="DefaultParagraphFont" style:family="text">
      <style:text-properties style:font-name="Helvetica" style:font-name-complex="Helvetica" fo:color="#000000" fo:font-size="10.5pt" style:font-size-asian="10.5pt" style:font-size-complex="10.5pt"/>
    </style:style>
    <style:style style:name="P215"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16" style:parent-style-name="ListParagraph" style:family="paragraph">
      <style:paragraph-properties style:vertical-align="auto" fo:line-height="105%"/>
    </style:style>
    <style:style style:name="T217" style:parent-style-name="DefaultParagraphFont" style:family="text">
      <style:text-properties style:font-name="Helvetica" style:font-name-complex="Helvetica" fo:color="#000000" fo:font-size="10.5pt" style:font-size-asian="10.5pt" style:font-size-complex="10.5pt"/>
    </style:style>
    <style:style style:name="T218" style:parent-style-name="DefaultParagraphFont" style:family="text">
      <style:text-properties style:font-name="Helvetica" style:font-name-complex="Helvetica" fo:color="#000000" fo:font-size="10.5pt" style:font-size-asian="10.5pt" style:font-size-complex="10.5pt"/>
    </style:style>
    <style:style style:name="T219" style:parent-style-name="DefaultParagraphFont" style:family="text">
      <style:text-properties style:font-name="Helvetica" style:font-name-complex="Helvetica" fo:color="#000000" fo:font-size="10.5pt" style:font-size-asian="10.5pt" style:font-size-complex="10.5pt"/>
    </style:style>
    <style:style style:name="T220" style:parent-style-name="DefaultParagraphFont" style:family="text">
      <style:text-properties style:font-name="Helvetica" style:font-name-complex="Helvetica" fo:color="#000000" fo:font-size="10.5pt" style:font-size-asian="10.5pt" style:font-size-complex="10.5pt"/>
    </style:style>
    <style:style style:name="P221"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22"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23"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24" style:parent-style-name="ListParagraph" style:family="paragraph">
      <style:text-properties style:font-name="Helvetica" style:font-name-complex="Helvetica" fo:color="#000000" fo:font-size="10.5pt" style:font-size-asian="10.5pt" style:font-size-complex="10.5pt"/>
    </style:style>
    <style:style style:name="P225" style:parent-style-name="ListParagraph" style:family="paragraph">
      <style:text-properties style:font-name="Helvetica" style:font-name-complex="Helvetica" fo:font-weight="bold" style:font-weight-asian="bold" fo:color="#000000" fo:font-size="10.5pt" style:font-size-asian="10.5pt" style:font-size-complex="10.5pt"/>
    </style:style>
    <style:style style:name="P226" style:parent-style-name="ListParagraph" style:family="paragraph">
      <style:text-properties style:font-name="Helvetica" style:font-name-complex="Helvetica" fo:color="#000000" fo:font-size="10.5pt" style:font-size-asian="10.5pt" style:font-size-complex="10.5pt"/>
    </style:style>
    <style:style style:name="P227"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28"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29"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30"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31"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232" style:parent-style-name="ListParagraph" style:family="paragraph">
      <style:paragraph-properties fo:margin-left="1in">
        <style:tab-stops/>
      </style:paragraph-properties>
      <style:text-properties style:font-name="Helvetica" style:font-name-complex="Helvetica" fo:font-weight="bold" style:font-weight-asian="bold" fo:color="#000000" fo:font-size="10.5pt" style:font-size-asian="10.5pt" style:font-size-complex="10.5pt"/>
    </style:style>
    <style:style style:name="P233"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234"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235"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236"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237"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38" style:parent-style-name="ListParagraph" style:family="paragraph">
      <style:paragraph-properties style:vertical-align="auto" fo:line-height="105%"/>
    </style:style>
    <style:style style:name="T239" style:parent-style-name="DefaultParagraphFont" style:family="text">
      <style:text-properties style:font-name="Helvetica" style:font-name-complex="Helvetica" fo:color="#000000" fo:font-size="10.5pt" style:font-size-asian="10.5pt" style:font-size-complex="10.5pt"/>
    </style:style>
    <style:style style:name="T240" style:parent-style-name="Strong" style:family="text">
      <style:text-properties style:font-name="&amp;quot" fo:color="#000000" fo:font-size="10.5pt" style:font-size-asian="10.5pt" style:font-size-complex="10.5pt"/>
    </style:style>
    <style:style style:name="T241" style:parent-style-name="DefaultParagraphFont" style:family="text">
      <style:text-properties style:font-name="Helvetica" style:font-name-complex="Helvetica" fo:color="#000000" fo:font-size="10.5pt" style:font-size-asian="10.5pt" style:font-size-complex="10.5pt"/>
    </style:style>
    <style:style style:name="T242" style:parent-style-name="DefaultParagraphFont" style:family="text">
      <style:text-properties style:font-name="Helvetica" style:font-name-complex="Helvetica" fo:color="#000000" fo:font-size="10.5pt" style:font-size-asian="10.5pt" style:font-size-complex="10.5pt"/>
    </style:style>
    <style:style style:name="T243" style:parent-style-name="DefaultParagraphFont" style:family="text">
      <style:text-properties style:font-name="Helvetica" style:font-name-complex="Helvetica" fo:color="#000000" fo:font-size="10.5pt" style:font-size-asian="10.5pt" style:font-size-complex="10.5pt"/>
    </style:style>
    <style:style style:name="P244"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45"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46"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47" style:parent-style-name="ListParagraph" style:family="paragraph">
      <style:text-properties style:font-name="Helvetica" style:font-name-complex="Helvetica" fo:color="#000000" fo:font-size="10.5pt" style:font-size-asian="10.5pt" style:font-size-complex="10.5pt"/>
    </style:style>
    <style:style style:name="P248"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49"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50"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51" style:parent-style-name="ListParagraph" style:family="paragraph">
      <style:paragraph-properties style:vertical-align="auto" fo:line-height="105%"/>
      <style:text-properties style:font-name="Helvetica" style:font-name-complex="Helvetica" fo:color="#000000" fo:font-size="10.5pt" style:font-size-asian="10.5pt" style:font-size-complex="10.5pt"/>
    </style:style>
    <style:style style:name="P252" style:parent-style-name="ListParagraph" style:family="paragraph">
      <style:paragraph-properties style:vertical-align="auto" fo:margin-bottom="0in"/>
      <style:text-properties style:font-name="Arial" style:font-name-asian="Times New Roman" style:font-name-complex="Arial" fo:color="#000000" fo:font-size="10.5pt" style:font-size-asian="10.5pt" style:font-size-complex="10.5pt" style:language-asian="en" style:country-asian="GB"/>
    </style:style>
    <style:style style:name="P253" style:parent-style-name="ListParagraph" style:family="paragraph">
      <style:paragraph-properties style:vertical-align="auto" fo:margin-top="0.1458in" fo:margin-bottom="0in"/>
    </style:style>
    <style:style style:name="T254"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255"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256" style:parent-style-name="DefaultParagraphFont" style:family="text">
      <style:text-properties style:font-name="Arial" style:font-name-asian="Times New Roman" style:font-name-complex="Arial" fo:font-style="italic" style:font-style-asian="italic" style:font-style-complex="italic" fo:color="#000000" fo:font-size="10.5pt" style:font-size-asian="10.5pt" style:font-size-complex="10.5pt" style:language-asian="en" style:country-asian="GB"/>
    </style:style>
    <style:style style:name="T25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258" style:parent-style-name="ListParagraph" style:family="paragraph">
      <style:paragraph-properties style:vertical-align="auto" fo:margin-bottom="0in"/>
    </style:style>
    <style:style style:name="T259"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260"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261" style:parent-style-name="ListParagraph" style:family="paragraph">
      <style:paragraph-properties style:vertical-align="auto" fo:margin-bottom="0in"/>
    </style:style>
    <style:style style:name="T262"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263"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264"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265" style:parent-style-name="ListParagraph" style:family="paragraph">
      <style:paragraph-properties fo:text-align="center" style:vertical-align="auto" fo:margin-bottom="0in"/>
    </style:style>
    <style:style style:name="T266"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267"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268"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269" style:parent-style-name="DefaultParagraphFont" style:family="text">
      <style:text-properties style:font-name="Cambria Math" style:font-name-asian="Times New Roman" style:font-name-complex="Cambria Math" fo:color="#000000" fo:font-size="12.5pt" style:font-size-asian="12.5pt" style:font-size-complex="12.5pt" style:language-asian="en" style:country-asian="GB"/>
    </style:style>
    <style:style style:name="T270"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271" style:parent-style-name="DefaultParagraphFont" style:family="text">
      <style:text-properties style:font-name="Cambria Math" style:font-name-asian="Times New Roman" style:font-name-complex="Cambria Math" fo:color="#000000" fo:font-size="12.5pt" style:font-size-asian="12.5pt" style:font-size-complex="12.5pt" style:language-asian="en" style:country-asian="GB"/>
    </style:style>
    <style:style style:name="T272"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273" style:parent-style-name="DefaultParagraphFont" style:family="text">
      <style:text-properties style:font-name="Cambria Math" style:font-name-asian="Times New Roman" style:font-name-complex="Cambria Math" fo:color="#000000" fo:font-size="12.5pt" style:font-size-asian="12.5pt" style:font-size-complex="12.5pt" style:language-asian="en" style:country-asian="GB"/>
    </style:style>
    <style:style style:name="P274" style:parent-style-name="ListParagraph" style:family="paragraph">
      <style:paragraph-properties style:vertical-align="auto" fo:margin-bottom="0in"/>
      <style:text-properties style:font-name="Arial" style:font-name-asian="Times New Roman" style:font-name-complex="Arial" fo:color="#000000" fo:font-size="10.5pt" style:font-size-asian="10.5pt" style:font-size-complex="10.5pt" style:language-asian="en" style:country-asian="GB"/>
    </style:style>
    <style:style style:name="P275" style:parent-style-name="ListParagraph" style:family="paragraph">
      <style:paragraph-properties style:vertical-align="auto"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276" style:parent-style-name="NormalWeb" style:family="paragraph">
      <style:paragraph-properties style:vertical-align="auto" fo:margin-top="0in" fo:margin-bottom="0in"/>
    </style:style>
    <style:style style:name="T277" style:parent-style-name="Strong" style:family="text">
      <style:text-properties style:font-name="Arial" style:font-name-complex="Arial" fo:color="#000000" fo:font-size="10.5pt" style:font-size-asian="10.5pt" style:font-size-complex="10.5pt"/>
    </style:style>
    <style:style style:name="T278" style:parent-style-name="DefaultParagraphFont" style:family="text">
      <style:text-properties style:font-name="Arial" style:font-name-complex="Arial" fo:color="#000000" fo:font-size="10.5pt" style:font-size-asian="10.5pt" style:font-size-complex="10.5pt"/>
    </style:style>
    <style:style style:name="P279" style:parent-style-name="Heading1" style:family="paragraph">
      <style:paragraph-properties style:vertical-align="auto" fo:margin-top="0.1437in" style:line-height-at-least="0.2708in"/>
    </style:style>
    <style:style style:name="T280" style:parent-style-name="DefaultParagraphFont" style:family="text">
      <style:text-properties style:font-name="Arial" style:font-name-complex="Arial" fo:color="#000000" fo:font-size="10pt" style:font-size-asian="10pt" style:font-size-complex="10pt"/>
    </style:style>
    <style:style style:name="T281" style:parent-style-name="Hyperlink" style:family="text">
      <style:text-properties style:font-name="Arial" style:font-name-complex="Arial" fo:color="#337AB7" fo:font-size="10pt" style:font-size-asian="10pt" style:font-size-complex="10pt"/>
    </style:style>
    <style:style style:name="P282" style:parent-style-name="NormalWeb" style:family="paragraph">
      <style:paragraph-properties style:vertical-align="auto" fo:margin-top="0in" fo:margin-bottom="0in"/>
      <style:text-properties style:font-name="Arial" style:font-name-complex="Arial" fo:color="#000000" fo:font-size="10.5pt" style:font-size-asian="10.5pt" style:font-size-complex="10.5pt"/>
    </style:style>
    <style:style style:name="P283" style:parent-style-name="ListParagraph" style:family="paragraph">
      <style:paragraph-properties style:vertical-align="auto" fo:line-height="105%"/>
    </style:style>
    <style:style style:name="T284" style:parent-style-name="DefaultParagraphFont" style:family="text">
      <style:text-properties style:font-name="Helvetica" style:font-name-complex="Helvetica" fo:color="#000000" fo:font-size="10.5pt" style:font-size-asian="10.5pt" style:font-size-complex="10.5pt"/>
    </style:style>
    <style:style style:name="P285" style:parent-style-name="ListParagraph" style:family="paragraph">
      <style:paragraph-properties style:vertical-align="auto" fo:line-height="105%"/>
    </style:style>
    <style:style style:name="T286" style:parent-style-name="DefaultParagraphFont" style:family="text">
      <style:text-properties style:font-name="Helvetica" style:font-name-complex="Helvetica" fo:color="#000000" fo:font-size="10.5pt" style:font-size-asian="10.5pt" style:font-size-complex="10.5pt"/>
    </style:style>
    <style:style style:name="T287" style:parent-style-name="Emphasis" style:family="text">
      <style:text-properties style:font-name="&amp;quot" fo:color="#000000" fo:font-size="10.5pt" style:font-size-asian="10.5pt" style:font-size-complex="10.5pt"/>
    </style:style>
    <style:style style:name="T288" style:parent-style-name="DefaultParagraphFont" style:family="text">
      <style:text-properties style:font-name="Helvetica" style:font-name-complex="Helvetica" fo:color="#000000" fo:font-size="10.5pt" style:font-size-asian="10.5pt" style:font-size-complex="10.5pt"/>
    </style:style>
    <style:style style:name="P289" style:parent-style-name="Heading2" style:family="paragraph">
      <style:text-properties fo:font-weight="bold" style:font-weight-asian="bold"/>
    </style:style>
    <style:style style:name="P290" style:parent-style-name="Heading2" style:family="paragraph">
      <style:text-properties fo:font-weight="bold" style:font-weight-asian="bold"/>
    </style:style>
    <style:style style:name="P291" style:parent-style-name="Heading3" style:family="paragraph">
      <style:text-properties fo:font-weight="bold" style:font-weight-asian="bold"/>
    </style:style>
    <style:style style:name="P292"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293"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294"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95"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96"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97" style:parent-style-name="Normal" style:family="paragraph">
      <style:paragraph-properties fo:margin-top="0.0694in" fo:margin-bottom="0.1041in" fo:line-height="100%" fo:margin-left="0.0833in" fo:background-color="#FAFAFA">
        <style:tab-stops/>
      </style:paragraph-properties>
      <style:text-properties style:font-name="Arial" style:font-name-complex="Arial" fo:font-weight="bold" style:font-weight-asian="bold" fo:color="#373A3C" fo:font-size="10.5pt" style:font-size-asian="10.5pt" style:font-size-complex="10.5pt"/>
    </style:style>
    <style:style style:name="P298"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299"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00" style:parent-style-name="ListParagraph" style:family="paragraph">
      <style:paragraph-properties fo:margin-top="0.0694in" fo:margin-bottom="0.1041in" fo:background-color="#FAFAFA"/>
      <style:text-properties style:font-name="Arial" style:font-name-complex="Arial" fo:font-weight="bold" style:font-weight-asian="bold" fo:font-size="10.5pt" style:font-size-asian="10.5pt" style:font-size-complex="10.5pt"/>
    </style:style>
    <style:style style:name="P301" style:parent-style-name="ListParagraph" style:family="paragraph">
      <style:paragraph-properties fo:margin-top="0.0694in" fo:margin-bottom="0.1041in" fo:background-color="#FAFAFA"/>
      <style:text-properties style:font-name="Arial" style:font-name-complex="Arial" fo:font-size="10.5pt" style:font-size-asian="10.5pt" style:font-size-complex="10.5pt"/>
    </style:style>
    <style:style style:name="P302" style:parent-style-name="ListParagraph" style:family="paragraph">
      <style:paragraph-properties fo:margin-top="0.0694in" fo:margin-bottom="0.1041in" fo:background-color="#FAFAFA"/>
      <style:text-properties style:font-name="Arial" style:font-name-complex="Arial" fo:font-weight="bold" style:font-weight-asian="bold" fo:font-size="10.5pt" style:font-size-asian="10.5pt" style:font-size-complex="10.5pt"/>
    </style:style>
    <style:style style:name="P303" style:parent-style-name="ListParagraph" style:family="paragraph">
      <style:paragraph-properties fo:margin-top="0.0694in" fo:margin-bottom="0.1041in" fo:background-color="#FAFAFA"/>
      <style:text-properties style:font-name="Arial" style:font-name-complex="Arial" fo:font-size="10.5pt" style:font-size-asian="10.5pt" style:font-size-complex="10.5pt"/>
    </style:style>
    <style:style style:name="P304"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05"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06"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07"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08"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09"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10" style:parent-style-name="ListParagraph" style:family="paragraph">
      <style:paragraph-properties style:vertical-align="auto" fo:margin-top="0.0694in" fo:margin-bottom="0.1041in" fo:background-color="#FAFAFA"/>
    </style:style>
    <style:style style:name="T311" style:parent-style-name="DefaultParagraphFont" style:family="text">
      <style:text-properties style:font-name="Helvetica" style:font-name-complex="Helvetica" fo:color="#000000" fo:font-size="10.5pt" style:font-size-asian="10.5pt" style:font-size-complex="10.5pt"/>
    </style:style>
    <style:style style:name="P312"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13"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14"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15"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16"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17" style:parent-style-name="ListParagraph" style:family="paragraph">
      <style:text-properties style:font-name="Arial" style:font-name-complex="Arial" fo:font-size="10.5pt" style:font-size-asian="10.5pt" style:font-size-complex="10.5pt"/>
    </style:style>
    <style:style style:name="P318"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19" style:parent-style-name="ListParagraph" style:family="paragraph">
      <style:text-properties style:font-name="Arial" style:font-name-complex="Arial" fo:font-size="10.5pt" style:font-size-asian="10.5pt" style:font-size-complex="10.5pt"/>
    </style:style>
    <style:style style:name="P320"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21" style:parent-style-name="ListParagraph" style:family="paragraph">
      <style:paragraph-properties style:vertical-align="auto" fo:margin-top="0.0694in" fo:margin-bottom="0.1041in" fo:background-color="#FAFAFA"/>
    </style:style>
    <style:style style:name="T322" style:parent-style-name="DefaultParagraphFont" style:family="text">
      <style:text-properties style:font-name="Helvetica" style:font-name-complex="Helvetica" fo:color="#000000" fo:font-size="10.5pt" style:font-size-asian="10.5pt" style:font-size-complex="10.5pt"/>
    </style:style>
    <style:style style:name="P323"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24" style:parent-style-name="ListParagraph" style:family="paragraph">
      <style:paragraph-properties style:vertical-align="auto" fo:margin-top="0.0694in" fo:margin-bottom="0.1041in" fo:background-color="#FAFAFA"/>
    </style:style>
    <style:style style:name="T325" style:parent-style-name="DefaultParagraphFont" style:family="text">
      <style:text-properties style:font-name="Helvetica" style:font-name-complex="Helvetica" fo:color="#000000" fo:font-size="10.5pt" style:font-size-asian="10.5pt" style:font-size-complex="10.5pt"/>
    </style:style>
    <style:style style:name="T326" style:parent-style-name="HTMLCode" style:family="text">
      <style:text-properties style:font-name-asian="Calibri" fo:color="#000000" fo:font-size="10.5pt" style:font-size-asian="10.5pt" style:font-size-complex="10.5pt" fo:background-color="#FFFFFF"/>
    </style:style>
    <style:style style:name="T327" style:parent-style-name="DefaultParagraphFont" style:family="text">
      <style:text-properties style:font-name="Helvetica" style:font-name-complex="Helvetica" fo:color="#000000" fo:font-size="10.5pt" style:font-size-asian="10.5pt" style:font-size-complex="10.5pt"/>
    </style:style>
    <style:style style:name="T328" style:parent-style-name="HTMLCode" style:family="text">
      <style:text-properties style:font-name-asian="Calibri" fo:color="#000000" fo:font-size="10.5pt" style:font-size-asian="10.5pt" style:font-size-complex="10.5pt" fo:background-color="#FFFFFF"/>
    </style:style>
    <style:style style:name="T329" style:parent-style-name="DefaultParagraphFont" style:family="text">
      <style:text-properties style:font-name="Helvetica" style:font-name-complex="Helvetica" fo:color="#000000" fo:font-size="10.5pt" style:font-size-asian="10.5pt" style:font-size-complex="10.5pt"/>
    </style:style>
    <style:style style:name="T330" style:parent-style-name="DefaultParagraphFont" style:family="text">
      <style:text-properties style:font-name="Helvetica" style:font-name-complex="Helvetica" fo:color="#000000" fo:font-size="10.5pt" style:font-size-asian="10.5pt" style:font-size-complex="10.5pt"/>
    </style:style>
    <style:style style:name="P331" style:parent-style-name="ListParagraph" style:family="paragraph">
      <style:paragraph-properties fo:margin-top="0.0694in" fo:margin-bottom="0.1041in" fo:margin-left="1in" fo:background-color="#FAFAFA">
        <style:tab-stops/>
      </style:paragraph-properties>
      <style:text-properties style:font-name="Arial" style:font-name-complex="Arial" fo:font-weight="bold" style:font-weight-asian="bold" fo:font-size="10.5pt" style:font-size-asian="10.5pt" style:font-size-complex="10.5pt"/>
    </style:style>
    <style:style style:name="P332"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33" style:parent-style-name="ListParagraph" style:family="paragraph">
      <style:paragraph-properties fo:margin-top="0.0694in" fo:margin-bottom="0.1041in" fo:margin-left="1in" fo:background-color="#FAFAFA">
        <style:tab-stops/>
      </style:paragraph-properties>
      <style:text-properties style:font-name="Courier New" style:font-name-complex="Courier New" fo:color="#000000" fo:font-size="10.5pt" style:font-size-asian="10.5pt" style:font-size-complex="10.5pt"/>
    </style:style>
    <style:style style:name="P334"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35"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36" style:parent-style-name="ListParagraph" style:family="paragraph">
      <style:paragraph-properties fo:margin-top="0.0694in" fo:margin-bottom="0.1041in" fo:margin-left="1in" fo:background-color="#FAFAFA">
        <style:tab-stops/>
      </style:paragraph-properties>
      <style:text-properties style:font-name="Courier New" style:font-name-complex="Courier New" fo:color="#000000" fo:font-size="10.5pt" style:font-size-asian="10.5pt" style:font-size-complex="10.5pt"/>
    </style:style>
    <style:style style:name="P337" style:parent-style-name="ListParagraph" style:family="paragraph">
      <style:paragraph-properties fo:margin-top="0.0694in" fo:margin-bottom="0.1041in" fo:margin-left="1in" fo:background-color="#FAFAFA">
        <style:tab-stops/>
      </style:paragraph-properties>
      <style:text-properties style:font-name="Courier New" style:font-name-complex="Courier New" fo:color="#000000" fo:font-size="10.5pt" style:font-size-asian="10.5pt" style:font-size-complex="10.5pt"/>
    </style:style>
    <style:style style:name="P338" style:parent-style-name="ListParagraph" style:family="paragraph">
      <style:paragraph-properties fo:margin-top="0.0694in" fo:margin-bottom="0.1041in" fo:margin-left="1in" fo:background-color="#FAFAFA">
        <style:tab-stops/>
      </style:paragraph-properties>
      <style:text-properties style:font-name="Helvetica" style:font-name-complex="Helvetica" fo:font-weight="bold" style:font-weight-asian="bold" fo:color="#000000" fo:font-size="10.5pt" style:font-size-asian="10.5pt" style:font-size-complex="10.5pt"/>
    </style:style>
    <style:style style:name="P339" style:parent-style-name="ListParagraph" style:family="paragraph">
      <style:paragraph-properties fo:margin-top="0.0694in" fo:margin-bottom="0.1041in" fo:margin-left="1in" fo:background-color="#FAFAFA">
        <style:tab-stops/>
      </style:paragraph-properties>
      <style:text-properties style:font-name="Helvetica" style:font-name-complex="Helvetica" fo:color="#000000" fo:font-size="10.5pt" style:font-size-asian="10.5pt" style:font-size-complex="10.5pt"/>
    </style:style>
    <style:style style:name="P340" style:parent-style-name="ListParagraph" style:family="paragraph">
      <style:paragraph-properties fo:margin-top="0.0694in" fo:margin-bottom="0.1041in" fo:margin-left="1in" fo:background-color="#FAFAFA">
        <style:tab-stops/>
      </style:paragraph-properties>
      <style:text-properties style:font-name="Helvetica" style:font-name-complex="Helvetica" fo:color="#000000" fo:font-size="10.5pt" style:font-size-asian="10.5pt" style:font-size-complex="10.5pt"/>
    </style:style>
    <style:style style:name="P341" style:parent-style-name="ListParagraph" style:family="paragraph">
      <style:paragraph-properties style:vertical-align="auto" fo:line-height="105%"/>
      <style:text-properties style:font-name="Arial" style:font-name-complex="Arial" fo:font-size="10.5pt" style:font-size-asian="10.5pt" style:font-size-complex="10.5pt"/>
    </style:style>
    <style:style style:name="P342"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43"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44"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45"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46"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47"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48"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49"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50"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51"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52"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53"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54"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55"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56"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57"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58"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59"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60" style:parent-style-name="ListParagraph" style:family="paragraph">
      <style:paragraph-properties style:vertical-align="auto" fo:margin-top="0.0694in" fo:margin-bottom="0.1041in" fo:background-color="#FAFAFA"/>
    </style:style>
    <style:style style:name="T361" style:parent-style-name="DefaultParagraphFont" style:family="text">
      <style:text-properties style:font-name="Helvetica" style:font-name-complex="Helvetica" fo:color="#000000" fo:font-size="10.5pt" style:font-size-asian="10.5pt" style:font-size-complex="10.5pt"/>
    </style:style>
    <style:style style:name="P362" style:parent-style-name="Normal" style:family="paragraph">
      <style:paragraph-properties fo:margin-top="0.0694in" fo:margin-bottom="0.1041in" fo:line-height="100%" fo:margin-left="1.25in" fo:background-color="#FAFAFA">
        <style:tab-stops/>
      </style:paragraph-properties>
      <style:text-properties style:font-name="Arial" style:font-name-complex="Arial" fo:font-size="10.5pt" style:font-size-asian="10.5pt" style:font-size-complex="10.5pt"/>
    </style:style>
    <style:style style:name="P363" style:parent-style-name="Normal" style:family="paragraph">
      <style:paragraph-properties fo:margin-top="0.0694in" fo:margin-bottom="0.1041in" fo:line-height="100%" fo:margin-left="1.25in" fo:background-color="#FAFAFA">
        <style:tab-stops/>
      </style:paragraph-properties>
      <style:text-properties style:font-name="Arial" style:font-name-complex="Arial" fo:font-size="10.5pt" style:font-size-asian="10.5pt" style:font-size-complex="10.5pt"/>
    </style:style>
    <style:style style:name="P364" style:parent-style-name="Normal" style:family="paragraph">
      <style:paragraph-properties fo:margin-top="0.0694in" fo:margin-bottom="0.1041in" fo:line-height="100%" fo:margin-left="1.25in" fo:background-color="#FAFAFA">
        <style:tab-stops/>
      </style:paragraph-properties>
      <style:text-properties style:font-name="Arial" style:font-name-complex="Arial" fo:font-size="10.5pt" style:font-size-asian="10.5pt" style:font-size-complex="10.5pt"/>
    </style:style>
    <style:style style:name="P365"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66"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67"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68"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69"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70"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71" style:parent-style-name="Normal" style:family="paragraph">
      <style:paragraph-properties fo:margin-top="0.0694in" fo:margin-bottom="0.1041in" fo:line-height="100%" fo:margin-left="1.75in" fo:background-color="#FAFAFA">
        <style:tab-stops/>
      </style:paragraph-properties>
      <style:text-properties style:font-name="Arial" style:font-name-complex="Arial" fo:font-size="10.5pt" style:font-size-asian="10.5pt" style:font-size-complex="10.5pt"/>
    </style:style>
    <style:style style:name="P372" style:parent-style-name="Normal" style:family="paragraph">
      <style:paragraph-properties fo:margin-top="0.0694in" fo:margin-bottom="0.1041in" fo:line-height="100%" fo:margin-left="1.75in" fo:background-color="#FAFAFA">
        <style:tab-stops/>
      </style:paragraph-properties>
      <style:text-properties style:font-name="Arial" style:font-name-complex="Arial" fo:font-size="10.5pt" style:font-size-asian="10.5pt" style:font-size-complex="10.5pt"/>
    </style:style>
    <style:style style:name="P373" style:parent-style-name="ListParagraph" style:family="paragraph">
      <style:paragraph-properties fo:margin-top="0.0694in" fo:margin-bottom="0.1041in" fo:margin-left="1.5in" fo:background-color="#FAFAFA">
        <style:tab-stops/>
      </style:paragraph-properties>
      <style:text-properties style:font-name="Arial" style:font-name-complex="Arial" fo:font-size="10.5pt" style:font-size-asian="10.5pt" style:font-size-complex="10.5pt"/>
    </style:style>
    <style:style style:name="P374"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75" style:parent-style-name="Normal" style:family="paragraph">
      <style:paragraph-properties fo:margin-top="0.0694in" fo:margin-bottom="0.1041in" fo:line-height="100%" fo:margin-left="0.75in" fo:text-indent="0.25in" fo:background-color="#FAFAFA">
        <style:tab-stops/>
      </style:paragraph-properties>
      <style:text-properties style:font-name="Helvetica" style:font-name-complex="Helvetica" fo:color="#000000" fo:font-size="10.5pt" style:font-size-asian="10.5pt" style:font-size-complex="10.5pt"/>
    </style:style>
    <style:style style:name="P376" style:parent-style-name="Normal" style:family="paragraph">
      <style:paragraph-properties fo:margin-top="0.0694in" fo:margin-bottom="0.1041in" fo:line-height="100%" fo:margin-left="0.75in" fo:text-indent="0.25in" fo:background-color="#FAFAFA">
        <style:tab-stops/>
      </style:paragraph-properties>
      <style:text-properties style:font-name="Arial" style:font-name-complex="Arial" fo:font-size="10.5pt" style:font-size-asian="10.5pt" style:font-size-complex="10.5pt"/>
    </style:style>
    <style:style style:name="P377" style:parent-style-name="Normal" style:family="paragraph">
      <style:paragraph-properties fo:margin-top="0.0694in" fo:margin-bottom="0.1041in" fo:line-height="100%" fo:margin-left="0.75in" fo:text-indent="0.25in" fo:background-color="#FAFAFA">
        <style:tab-stops/>
      </style:paragraph-properties>
      <style:text-properties style:font-name="Arial" style:font-name-complex="Arial" fo:font-size="10.5pt" style:font-size-asian="10.5pt" style:font-size-complex="10.5pt"/>
    </style:style>
    <style:style style:name="P378" style:parent-style-name="ListParagraph" style:family="paragraph">
      <style:paragraph-properties style:vertical-align="auto" fo:margin-top="0.0694in" fo:margin-bottom="0.1041in" fo:background-color="#FAFAFA"/>
    </style:style>
    <style:style style:name="T379" style:parent-style-name="DefaultParagraphFont" style:family="text">
      <style:text-properties style:font-name="Helvetica" style:font-name-complex="Helvetica" fo:font-weight="bold" style:font-weight-asian="bold" fo:color="#000000" fo:font-size="10.5pt" style:font-size-asian="10.5pt" style:font-size-complex="10.5pt"/>
    </style:style>
    <style:style style:name="P380" style:parent-style-name="ListParagraph" style:family="paragraph">
      <style:paragraph-properties fo:margin-top="0.0694in" fo:margin-bottom="0.1041in" fo:margin-left="1in" fo:background-color="#FAFAFA">
        <style:tab-stops/>
      </style:paragraph-properties>
      <style:text-properties style:font-name="Helvetica" style:font-name-complex="Helvetica" fo:color="#000000" fo:font-size="10.5pt" style:font-size-asian="10.5pt" style:font-size-complex="10.5pt"/>
    </style:style>
    <style:style style:name="P381" style:parent-style-name="ListParagraph" style:family="paragraph">
      <style:paragraph-properties fo:margin-top="0.0694in" fo:margin-bottom="0.1041in" fo:margin-left="1in" fo:background-color="#FAFAFA">
        <style:tab-stops/>
      </style:paragraph-properties>
      <style:text-properties style:font-name="Helvetica" style:font-name-complex="Helvetica" fo:color="#000000" fo:font-size="10.5pt" style:font-size-asian="10.5pt" style:font-size-complex="10.5pt"/>
    </style:style>
    <style:style style:name="P382" style:parent-style-name="ListParagraph" style:family="paragraph">
      <style:paragraph-properties style:vertical-align="auto" fo:margin-top="0.0694in" fo:margin-bottom="0.1041in" fo:background-color="#FAFAFA"/>
    </style:style>
    <style:style style:name="T383" style:parent-style-name="DefaultParagraphFont" style:family="text">
      <style:text-properties style:font-name="Helvetica" style:font-name-complex="Helvetica" fo:color="#000000" fo:font-size="10.5pt" style:font-size-asian="10.5pt" style:font-size-complex="10.5pt"/>
    </style:style>
    <style:style style:name="P384"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85" style:parent-style-name="ListParagraph" style:family="paragraph">
      <style:paragraph-properties style:vertical-align="auto" fo:margin-top="0.0694in" fo:margin-bottom="0.1041in" fo:background-color="#FAFAFA"/>
    </style:style>
    <style:style style:name="T386" style:parent-style-name="DefaultParagraphFont" style:family="text">
      <style:text-properties style:font-name="Helvetica" style:font-name-complex="Helvetica" fo:color="#000000" fo:font-size="10.5pt" style:font-size-asian="10.5pt" style:font-size-complex="10.5pt"/>
    </style:style>
    <style:style style:name="P387"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88"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89" style:parent-style-name="ListParagraph" style:family="paragraph">
      <style:text-properties style:font-name="Arial" style:font-name-complex="Arial" fo:font-size="10.5pt" style:font-size-asian="10.5pt" style:font-size-complex="10.5pt"/>
    </style:style>
    <style:style style:name="P390"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91" style:parent-style-name="ListParagraph" style:family="paragraph">
      <style:paragraph-properties style:vertical-align="auto" fo:margin-top="0.0694in" fo:margin-bottom="0.1041in" fo:background-color="#FAFAFA"/>
    </style:style>
    <style:style style:name="T392" style:parent-style-name="DefaultParagraphFont" style:family="text">
      <style:text-properties style:font-name="Arial" style:font-name-complex="Arial" fo:font-weight="bold" style:font-weight-asian="bold" fo:font-size="10.5pt" style:font-size-asian="10.5pt" style:font-size-complex="10.5pt"/>
    </style:style>
    <style:style style:name="T393" style:parent-style-name="DefaultParagraphFont" style:family="text">
      <style:text-properties style:font-name="Arial" style:font-name-complex="Arial" fo:font-size="10.5pt" style:font-size-asian="10.5pt" style:font-size-complex="10.5pt"/>
    </style:style>
    <style:style style:name="P394" style:parent-style-name="ListParagraph" style:family="paragraph">
      <style:paragraph-properties style:vertical-align="auto" fo:margin-top="0.0694in" fo:margin-bottom="0.1041in" fo:background-color="#FAFAFA"/>
    </style:style>
    <style:style style:name="T395" style:parent-style-name="DefaultParagraphFont" style:family="text">
      <style:text-properties style:font-name="Arial" style:font-name-complex="Arial" fo:font-weight="bold" style:font-weight-asian="bold" fo:font-size="10.5pt" style:font-size-asian="10.5pt" style:font-size-complex="10.5pt"/>
    </style:style>
    <style:style style:name="T396" style:parent-style-name="DefaultParagraphFont" style:family="text">
      <style:text-properties style:font-name="Arial" style:font-name-complex="Arial" fo:font-size="10.5pt" style:font-size-asian="10.5pt" style:font-size-complex="10.5pt"/>
    </style:style>
    <style:style style:name="P397"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398"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399" style:parent-style-name="ListParagraph" style:family="paragraph">
      <style:text-properties style:font-name="Arial" style:font-name-complex="Arial" fo:font-size="10.5pt" style:font-size-asian="10.5pt" style:font-size-complex="10.5pt"/>
    </style:style>
    <style:style style:name="P400" style:parent-style-name="ListParagraph" style:family="paragraph">
      <style:paragraph-properties style:vertical-align="auto" fo:margin-top="0.0694in" fo:margin-bottom="0.1041in" fo:background-color="#FAFAFA"/>
    </style:style>
    <style:style style:name="T401" style:parent-style-name="DefaultParagraphFont" style:family="text">
      <style:text-properties style:font-name="Arial" style:font-name-complex="Arial" fo:font-weight="bold" style:font-weight-asian="bold" fo:font-size="10.5pt" style:font-size-asian="10.5pt" style:font-size-complex="10.5pt"/>
    </style:style>
    <style:style style:name="T402" style:parent-style-name="DefaultParagraphFont" style:family="text">
      <style:text-properties style:font-name="Arial" style:font-name-complex="Arial" fo:font-size="10.5pt" style:font-size-asian="10.5pt" style:font-size-complex="10.5pt"/>
    </style:style>
    <style:style style:name="P403"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404"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405"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406"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407"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408"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409"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410" style:parent-style-name="Normal" style:family="paragraph">
      <style:paragraph-properties fo:margin-top="0.0694in" fo:margin-bottom="0.1041in" fo:line-height="100%" fo:margin-left="1.25in" fo:background-color="#FAFAFA">
        <style:tab-stops/>
      </style:paragraph-properties>
      <style:text-properties style:font-name="Arial" style:font-name-complex="Arial" fo:font-weight="bold" style:font-weight-asian="bold" fo:font-size="10.5pt" style:font-size-asian="10.5pt" style:font-size-complex="10.5pt"/>
    </style:style>
    <style:style style:name="P411"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412"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413"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414" style:parent-style-name="ListParagraph" style:family="paragraph">
      <style:paragraph-properties fo:margin-top="0.0694in" fo:margin-bottom="0.1041in" fo:margin-left="1in" fo:background-color="#FAFAFA">
        <style:tab-stops/>
      </style:paragraph-properties>
      <style:text-properties style:font-name="Arial" style:font-name-complex="Arial" fo:font-weight="bold" style:font-weight-asian="bold" fo:font-size="10.5pt" style:font-size-asian="10.5pt" style:font-size-complex="10.5pt"/>
    </style:style>
    <style:style style:name="P415"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416"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417"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418"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419"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420" style:parent-style-name="ListParagraph" style:family="paragraph">
      <style:paragraph-properties fo:margin-top="0.0694in" fo:margin-bottom="0.1041in" fo:margin-left="1in" fo:background-color="#FAFAFA">
        <style:tab-stops/>
      </style:paragraph-properties>
      <style:text-properties style:font-name="Helvetica" style:font-name-complex="Helvetica" fo:color="#000000" fo:font-size="10.5pt" style:font-size-asian="10.5pt" style:font-size-complex="10.5pt"/>
    </style:style>
    <style:style style:name="P421" style:parent-style-name="ListParagraph" style:family="paragraph">
      <style:paragraph-properties fo:margin-top="0.0694in" fo:margin-bottom="0.1041in" fo:margin-left="1in" fo:background-color="#FAFAFA">
        <style:tab-stops/>
      </style:paragraph-properties>
      <style:text-properties style:font-name="Helvetica" style:font-name-complex="Helvetica" fo:color="#000000" fo:font-size="10.5pt" style:font-size-asian="10.5pt" style:font-size-complex="10.5pt"/>
    </style:style>
    <style:style style:name="P422" style:parent-style-name="ListParagraph" style:family="paragraph">
      <style:paragraph-properties fo:margin-top="0.0694in" fo:margin-bottom="0.1041in" fo:margin-left="1in" fo:background-color="#FAFAFA">
        <style:tab-stops/>
      </style:paragraph-properties>
      <style:text-properties style:font-name="Helvetica" style:font-name-complex="Helvetica" fo:color="#000000" fo:font-size="10.5pt" style:font-size-asian="10.5pt" style:font-size-complex="10.5pt"/>
    </style:style>
    <style:style style:name="P423" style:parent-style-name="ListParagraph" style:family="paragraph">
      <style:paragraph-properties fo:margin-top="0.0694in" fo:margin-bottom="0.1041in" fo:margin-left="1in" fo:background-color="#FAFAFA">
        <style:tab-stops/>
      </style:paragraph-properties>
      <style:text-properties style:font-name="Helvetica" style:font-name-complex="Helvetica" fo:color="#000000" fo:font-size="10.5pt" style:font-size-asian="10.5pt" style:font-size-complex="10.5pt"/>
    </style:style>
    <style:style style:name="P424" style:parent-style-name="Heading2" style:family="paragraph">
      <style:text-properties fo:font-weight="bold" style:font-weight-asian="bold"/>
    </style:style>
    <style:style style:name="P425" style:parent-style-name="Heading2" style:family="paragraph">
      <style:text-properties fo:font-weight="bold" style:font-weight-asian="bold"/>
    </style:style>
    <style:style style:name="P426" style:parent-style-name="Heading2" style:family="paragraph">
      <style:text-properties fo:font-weight="bold" style:font-weight-asian="bold"/>
    </style:style>
    <style:style style:name="P427" style:parent-style-name="Heading2" style:family="paragraph">
      <style:text-properties fo:font-weight="bold" style:font-weight-asian="bold"/>
    </style:style>
    <style:style style:name="P428"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429" style:parent-style-name="NormalWeb" style:family="paragraph">
      <style:paragraph-properties fo:margin-top="0in" fo:margin-bottom="0.2083in" style:line-height-at-least="0.2083in" fo:background-color="#FAFAFA"/>
    </style:style>
    <style:style style:name="T430" style:parent-style-name="DefaultParagraphFont" style:family="text">
      <style:text-properties style:font-name="Arial" style:font-name-complex="Arial" fo:color="#373A3C" fo:font-size="10.5pt" style:font-size-asian="10.5pt" style:font-size-complex="10.5pt"/>
    </style:style>
    <style:style style:name="T431" style:parent-style-name="Strong" style:family="text">
      <style:text-properties style:font-name="Arial" style:font-name-complex="Arial" fo:color="#373A3C" fo:font-size="10.5pt" style:font-size-asian="10.5pt" style:font-size-complex="10.5pt"/>
    </style:style>
    <style:style style:name="T432" style:parent-style-name="DefaultParagraphFont" style:family="text">
      <style:text-properties style:font-name="Arial" style:font-name-complex="Arial" fo:color="#373A3C" fo:font-size="10.5pt" style:font-size-asian="10.5pt" style:font-size-complex="10.5pt"/>
    </style:style>
    <style:style style:name="P433" style:parent-style-name="Normal" style:family="paragraph">
      <style:text-properties style:font-name="Arial" style:font-name-complex="Arial" fo:font-weight="bold" style:font-weight-asian="bold"/>
    </style:style>
    <style:style style:name="T434" style:parent-style-name="DefaultParagraphFont" style:family="text">
      <style:text-properties style:font-name-complex="Helvetica" fo:font-weight="bold" style:font-weight-asian="bold" fo:color="#000000"/>
    </style:style>
    <style:style style:name="T435" style:parent-style-name="Hyperlink" style:family="text">
      <style:text-properties style:font-name-complex="Helvetica" fo:font-weight="bold" style:font-weight-asian="bold"/>
    </style:style>
    <style:style style:name="P436" style:parent-style-name="NormalWeb" style:family="paragraph">
      <style:paragraph-properties style:line-height-at-least="0.2083in"/>
      <style:text-properties style:font-name="Helvetica" style:font-name-complex="Helvetica" fo:color="#000000" fo:font-size="10.5pt" style:font-size-asian="10.5pt" style:font-size-complex="10.5pt"/>
    </style:style>
    <style:style style:name="P437" style:parent-style-name="Normal" style:family="paragraph">
      <style:paragraph-properties fo:margin-top="0.0694in" fo:margin-bottom="0.0694in" style:line-height-at-least="0.2083in"/>
      <style:text-properties style:font-name="Helvetica" style:font-name-complex="Helvetica" fo:color="#000000" fo:font-size="10.5pt" style:font-size-asian="10.5pt" style:font-size-complex="10.5pt"/>
    </style:style>
    <style:style style:name="P438" style:parent-style-name="Normal" style:family="paragraph">
      <style:paragraph-properties fo:margin-top="0.0694in" fo:margin-bottom="0.0694in" style:line-height-at-least="0.2083in"/>
      <style:text-properties style:font-name="Helvetica" style:font-name-complex="Helvetica" fo:color="#000000" fo:font-size="10.5pt" style:font-size-asian="10.5pt" style:font-size-complex="10.5pt"/>
    </style:style>
    <style:style style:name="P439" style:parent-style-name="NormalWeb" style:family="paragraph">
      <style:paragraph-properties style:line-height-at-least="0.2083in"/>
      <style:text-properties style:font-name="Helvetica" style:font-name-complex="Helvetica" fo:color="#000000" fo:font-size="10.5pt" style:font-size-asian="10.5pt" style:font-size-complex="10.5pt"/>
    </style:style>
    <style:style style:name="P440" style:parent-style-name="Normal" style:family="paragraph">
      <style:paragraph-properties fo:text-align="center" style:line-height-at-least="0.2083in"/>
    </style:style>
    <style:style style:name="T441" style:parent-style-name="mathjax1" style:family="text">
      <style:text-properties style:font-name="STIXMathJax_Main" style:font-name-complex="Helvetica" fo:color="#000000" fo:font-size="12.5pt" style:font-size-asian="12.5pt" style:font-size-complex="12.5pt"/>
    </style:style>
    <style:style style:name="T442" style:parent-style-name="mathjax1" style:family="text">
      <style:text-properties style:font-name="STIXMathJax_Main-italic" style:font-name-complex="Helvetica" fo:color="#000000" fo:font-size="9pt" style:font-size-asian="9pt" style:font-size-complex="9pt"/>
    </style:style>
    <style:style style:name="T443" style:parent-style-name="mathjax1" style:family="text">
      <style:text-properties style:font-name="STIXMathJax_Main" style:font-name-complex="Helvetica" fo:color="#000000" fo:font-size="12.5pt" style:font-size-asian="12.5pt" style:font-size-complex="12.5pt"/>
    </style:style>
    <style:style style:name="T444" style:parent-style-name="mathjax1" style:family="text">
      <style:text-properties style:font-name="STIXMathJax_Main-italic" style:font-name-complex="Helvetica" fo:color="#000000" fo:font-size="12.5pt" style:font-size-asian="12.5pt" style:font-size-complex="12.5pt"/>
    </style:style>
    <style:style style:name="T445" style:parent-style-name="mathjax1" style:family="text">
      <style:text-properties style:font-name="STIXMathJax_Main-italic" style:font-name-complex="Helvetica" fo:color="#000000" fo:font-size="9pt" style:font-size-asian="9pt" style:font-size-complex="9pt"/>
    </style:style>
    <style:style style:name="T446" style:parent-style-name="mathjax1" style:family="text">
      <style:text-properties style:font-name="STIXMathJax_Size1" style:font-name-complex="Helvetica" fo:color="#000000" fo:font-size="12.5pt" style:font-size-asian="12.5pt" style:font-size-complex="12.5pt"/>
    </style:style>
    <style:style style:name="T447" style:parent-style-name="mathjax1" style:family="text">
      <style:text-properties style:font-name="STIXMathJax_Main-italic" style:font-name-complex="Helvetica" fo:color="#000000" fo:font-size="9pt" style:font-size-asian="9pt" style:font-size-complex="9pt"/>
    </style:style>
    <style:style style:name="T448" style:parent-style-name="mathjax1" style:family="text">
      <style:text-properties style:font-name="STIXMathJax_Main" style:font-name-complex="Helvetica" fo:color="#000000" fo:font-size="9pt" style:font-size-asian="9pt" style:font-size-complex="9pt"/>
    </style:style>
    <style:style style:name="T449" style:parent-style-name="mathjax1" style:family="text">
      <style:text-properties style:font-name="STIXMathJax_Main-italic" style:font-name-complex="Helvetica" fo:color="#000000" fo:font-size="9pt" style:font-size-asian="9pt" style:font-size-complex="9pt"/>
    </style:style>
    <style:style style:name="T450" style:parent-style-name="mathjax1" style:family="text">
      <style:text-properties style:font-name="STIXMathJax_Main-italic" style:font-name-complex="Helvetica" fo:color="#000000" fo:font-size="12.5pt" style:font-size-asian="12.5pt" style:font-size-complex="12.5pt"/>
    </style:style>
    <style:style style:name="T451" style:parent-style-name="mathjax1" style:family="text">
      <style:text-properties style:font-name="STIXMathJax_Main-italic" style:font-name-complex="Helvetica" fo:color="#000000" fo:font-size="9pt" style:font-size-asian="9pt" style:font-size-complex="9pt"/>
    </style:style>
    <style:style style:name="T452" style:parent-style-name="mathjax1" style:family="text">
      <style:text-properties style:font-name="STIXMathJax_Main" style:font-name-complex="Helvetica" fo:color="#000000" fo:font-size="12.5pt" style:font-size-asian="12.5pt" style:font-size-complex="12.5pt"/>
    </style:style>
    <style:style style:name="T453" style:parent-style-name="mathjax1" style:family="text">
      <style:text-properties style:font-name="STIXMathJax_Main-italic" style:font-name-complex="Helvetica" fo:color="#000000" fo:font-size="12.5pt" style:font-size-asian="12.5pt" style:font-size-complex="12.5pt"/>
    </style:style>
    <style:style style:name="T454" style:parent-style-name="mathjax1" style:family="text">
      <style:text-properties style:font-name="STIXMathJax_Main-italic" style:font-name-complex="Helvetica" fo:color="#000000" fo:font-size="9pt" style:font-size-asian="9pt" style:font-size-complex="9pt"/>
    </style:style>
    <style:style style:name="T455" style:parent-style-name="mathjax1" style:family="text">
      <style:text-properties style:font-name="STIXMathJax_Main" style:font-name-complex="Helvetica" fo:color="#000000" fo:font-size="12.5pt" style:font-size-asian="12.5pt" style:font-size-complex="12.5pt"/>
    </style:style>
    <style:style style:name="T456" style:parent-style-name="mathjax1" style:family="text">
      <style:text-properties style:font-name="STIXMathJax_Main-italic" style:font-name-complex="Helvetica" fo:color="#000000" fo:font-size="12.5pt" style:font-size-asian="12.5pt" style:font-size-complex="12.5pt"/>
    </style:style>
    <style:style style:name="T457" style:parent-style-name="mathjax1" style:family="text">
      <style:text-properties style:font-name="STIXMathJax_Main" style:font-name-complex="Helvetica" fo:color="#000000" fo:font-size="12.5pt" style:font-size-asian="12.5pt" style:font-size-complex="12.5pt"/>
    </style:style>
    <style:style style:name="T458" style:parent-style-name="mathjax1" style:family="text">
      <style:text-properties style:font-name="STIXMathJax_Main-italic" style:font-name-complex="Helvetica" fo:color="#000000" fo:font-size="9pt" style:font-size-asian="9pt" style:font-size-complex="9pt"/>
    </style:style>
    <style:style style:name="T459" style:parent-style-name="mathjax1" style:family="text">
      <style:text-properties style:font-name="STIXMathJax_Main" style:font-name-complex="Helvetica" fo:color="#000000" fo:font-size="12.5pt" style:font-size-asian="12.5pt" style:font-size-complex="12.5pt"/>
    </style:style>
    <style:style style:name="T460" style:parent-style-name="mathjax1" style:family="text">
      <style:text-properties style:font-name="STIXMathJax_Main-italic" style:font-name-complex="Helvetica" fo:color="#000000" fo:font-size="12.5pt" style:font-size-asian="12.5pt" style:font-size-complex="12.5pt"/>
    </style:style>
    <style:style style:name="T461" style:parent-style-name="mathjax1" style:family="text">
      <style:text-properties style:font-name="STIXMathJax_Main-italic" style:font-name-complex="Helvetica" fo:color="#000000" fo:font-size="9pt" style:font-size-asian="9pt" style:font-size-complex="9pt"/>
    </style:style>
    <style:style style:name="T462" style:parent-style-name="mathjax1" style:family="text">
      <style:text-properties style:font-name="STIXMathJax_Main" style:font-name-complex="Helvetica" fo:color="#000000" fo:font-size="12.5pt" style:font-size-asian="12.5pt" style:font-size-complex="12.5pt"/>
    </style:style>
    <style:style style:name="T463" style:parent-style-name="mathjax1" style:family="text">
      <style:text-properties style:font-name="STIXMathJax_Main-italic" style:font-name-complex="Helvetica" fo:color="#000000" fo:font-size="12.5pt" style:font-size-asian="12.5pt" style:font-size-complex="12.5pt"/>
    </style:style>
    <style:style style:name="T464" style:parent-style-name="mathjax1" style:family="text">
      <style:text-properties style:font-name="STIXMathJax_Main" style:font-name-complex="Helvetica" fo:color="#000000" fo:font-size="12.5pt" style:font-size-asian="12.5pt" style:font-size-complex="12.5pt"/>
    </style:style>
    <style:style style:name="T465" style:parent-style-name="mathjax1" style:family="text">
      <style:text-properties style:font-name="STIXMathJax_Main-italic" style:font-name-complex="Helvetica" fo:color="#000000" fo:font-size="9pt" style:font-size-asian="9pt" style:font-size-complex="9pt"/>
    </style:style>
    <style:style style:name="T466" style:parent-style-name="mathjax1" style:family="text">
      <style:text-properties style:font-name="STIXMathJax_Main" style:font-name-complex="Helvetica" fo:color="#000000" fo:font-size="12.5pt" style:font-size-asian="12.5pt" style:font-size-complex="12.5pt"/>
    </style:style>
    <style:style style:name="T467" style:parent-style-name="mathjax1" style:family="text">
      <style:text-properties style:font-name="STIXMathJax_Main-italic" style:font-name-complex="Helvetica" fo:color="#000000" fo:font-size="9pt" style:font-size-asian="9pt" style:font-size-complex="9pt"/>
    </style:style>
    <style:style style:name="P468" style:parent-style-name="NormalWeb" style:family="paragraph">
      <style:paragraph-properties style:line-height-at-least="0.2083in"/>
    </style:style>
    <style:style style:name="T469" style:parent-style-name="DefaultParagraphFont" style:family="text">
      <style:text-properties style:font-name="Helvetica" style:font-name-complex="Helvetica" fo:color="#000000" fo:font-size="10.5pt" style:font-size-asian="10.5pt" style:font-size-complex="10.5pt"/>
    </style:style>
    <style:style style:name="P470" style:parent-style-name="Normal" style:family="paragraph">
      <style:paragraph-properties fo:text-align="center" style:line-height-at-least="0.2083in"/>
    </style:style>
    <style:style style:name="T471" style:parent-style-name="mathjax1" style:family="text">
      <style:text-properties style:font-name="STIXMathJax_Main" style:font-name-complex="Helvetica" fo:color="#000000" fo:font-size="12.5pt" style:font-size-asian="12.5pt" style:font-size-complex="12.5pt"/>
    </style:style>
    <style:style style:name="T472" style:parent-style-name="mathjax1" style:family="text">
      <style:text-properties style:font-name="STIXMathJax_Main-italic" style:font-name-complex="Helvetica" fo:color="#000000" fo:font-size="9pt" style:font-size-asian="9pt" style:font-size-complex="9pt"/>
    </style:style>
    <style:style style:name="T473" style:parent-style-name="mathjax1" style:family="text">
      <style:text-properties style:font-name="STIXMathJax_Main" style:font-name-complex="Helvetica" fo:color="#000000" fo:font-size="9pt" style:font-size-asian="9pt" style:font-size-complex="9pt"/>
    </style:style>
    <style:style style:name="T474" style:parent-style-name="mathjax1" style:family="text">
      <style:text-properties style:font-name="STIXMathJax_Main-italic" style:font-name-complex="Helvetica" fo:color="#000000" fo:font-size="9pt" style:font-size-asian="9pt" style:font-size-complex="9pt"/>
    </style:style>
    <style:style style:name="T475" style:parent-style-name="mathjax1" style:family="text">
      <style:text-properties style:font-name="STIXMathJax_Main" style:font-name-complex="Helvetica" fo:color="#000000" fo:font-size="9pt" style:font-size-asian="9pt" style:font-size-complex="9pt"/>
    </style:style>
    <style:style style:name="T476" style:parent-style-name="mathjax1" style:family="text">
      <style:text-properties style:font-name="STIXMathJax_Main-italic" style:font-name-complex="Helvetica" fo:color="#000000" fo:font-size="9pt" style:font-size-asian="9pt" style:font-size-complex="9pt"/>
    </style:style>
    <style:style style:name="T477" style:parent-style-name="mathjax1" style:family="text">
      <style:text-properties style:font-name="STIXMathJax_Main" style:font-name-complex="Helvetica" fo:color="#000000" fo:font-size="12.5pt" style:font-size-asian="12.5pt" style:font-size-complex="12.5pt"/>
    </style:style>
    <style:style style:name="T478" style:parent-style-name="mathjax1" style:family="text">
      <style:text-properties style:font-name="STIXMathJax_Main-italic" style:font-name-complex="Helvetica" fo:color="#000000" fo:font-size="12.5pt" style:font-size-asian="12.5pt" style:font-size-complex="12.5pt"/>
    </style:style>
    <style:style style:name="T479" style:parent-style-name="mathjax1" style:family="text">
      <style:text-properties style:font-name="STIXMathJax_Main-italic" style:font-name-complex="Helvetica" fo:color="#000000" fo:font-size="9pt" style:font-size-asian="9pt" style:font-size-complex="9pt"/>
    </style:style>
    <style:style style:name="T480" style:parent-style-name="mathjax1" style:family="text">
      <style:text-properties style:font-name="STIXMathJax_Size1" style:font-name-complex="Helvetica" fo:color="#000000" fo:font-size="12.5pt" style:font-size-asian="12.5pt" style:font-size-complex="12.5pt"/>
    </style:style>
    <style:style style:name="T481" style:parent-style-name="mathjax1" style:family="text">
      <style:text-properties style:font-name="STIXMathJax_Main-italic" style:font-name-complex="Helvetica" fo:color="#000000" fo:font-size="9pt" style:font-size-asian="9pt" style:font-size-complex="9pt"/>
    </style:style>
    <style:style style:name="T482" style:parent-style-name="mathjax1" style:family="text">
      <style:text-properties style:font-name="STIXMathJax_Main" style:font-name-complex="Helvetica" fo:color="#000000" fo:font-size="9pt" style:font-size-asian="9pt" style:font-size-complex="9pt"/>
    </style:style>
    <style:style style:name="T483" style:parent-style-name="mathjax1" style:family="text">
      <style:text-properties style:font-name="STIXMathJax_Main-italic" style:font-name-complex="Helvetica" fo:color="#000000" fo:font-size="9pt" style:font-size-asian="9pt" style:font-size-complex="9pt"/>
    </style:style>
    <style:style style:name="T484" style:parent-style-name="mathjax1" style:family="text">
      <style:text-properties style:font-name="STIXMathJax_Main-italic" style:font-name-complex="Helvetica" fo:color="#000000" fo:font-size="12.5pt" style:font-size-asian="12.5pt" style:font-size-complex="12.5pt"/>
    </style:style>
    <style:style style:name="T485" style:parent-style-name="mathjax1" style:family="text">
      <style:text-properties style:font-name="STIXMathJax_Main-italic" style:font-name-complex="Helvetica" fo:color="#000000" fo:font-size="9pt" style:font-size-asian="9pt" style:font-size-complex="9pt"/>
    </style:style>
    <style:style style:name="T486" style:parent-style-name="mathjax1" style:family="text">
      <style:text-properties style:font-name="STIXMathJax_Main" style:font-name-complex="Helvetica" fo:color="#000000" fo:font-size="12.5pt" style:font-size-asian="12.5pt" style:font-size-complex="12.5pt"/>
    </style:style>
    <style:style style:name="T487" style:parent-style-name="mathjax1" style:family="text">
      <style:text-properties style:font-name="STIXMathJax_Main-italic" style:font-name-complex="Helvetica" fo:color="#000000" fo:font-size="12.5pt" style:font-size-asian="12.5pt" style:font-size-complex="12.5pt"/>
    </style:style>
    <style:style style:name="T488" style:parent-style-name="mathjax1" style:family="text">
      <style:text-properties style:font-name="STIXMathJax_Main-italic" style:font-name-complex="Helvetica" fo:color="#000000" fo:font-size="9pt" style:font-size-asian="9pt" style:font-size-complex="9pt"/>
    </style:style>
    <style:style style:name="T489" style:parent-style-name="mathjax1" style:family="text">
      <style:text-properties style:font-name="STIXMathJax_Main" style:font-name-complex="Helvetica" fo:color="#000000" fo:font-size="12.5pt" style:font-size-asian="12.5pt" style:font-size-complex="12.5pt"/>
    </style:style>
    <style:style style:name="T490" style:parent-style-name="mathjax1" style:family="text">
      <style:text-properties style:font-name="STIXMathJax_Main-italic" style:font-name-complex="Helvetica" fo:color="#000000" fo:font-size="12.5pt" style:font-size-asian="12.5pt" style:font-size-complex="12.5pt"/>
    </style:style>
    <style:style style:name="T491" style:parent-style-name="mathjax1" style:family="text">
      <style:text-properties style:font-name="STIXMathJax_Main" style:font-name-complex="Helvetica" fo:color="#000000" fo:font-size="12.5pt" style:font-size-asian="12.5pt" style:font-size-complex="12.5pt"/>
    </style:style>
    <style:style style:name="T492" style:parent-style-name="mathjax1" style:family="text">
      <style:text-properties style:font-name="STIXMathJax_Main-italic" style:font-name-complex="Helvetica" fo:color="#000000" fo:font-size="9pt" style:font-size-asian="9pt" style:font-size-complex="9pt"/>
    </style:style>
    <style:style style:name="T493" style:parent-style-name="mathjax1" style:family="text">
      <style:text-properties style:font-name="STIXMathJax_Main" style:font-name-complex="Helvetica" fo:color="#000000" fo:font-size="12.5pt" style:font-size-asian="12.5pt" style:font-size-complex="12.5pt"/>
    </style:style>
    <style:style style:name="T494" style:parent-style-name="mathjax1" style:family="text">
      <style:text-properties style:font-name="STIXMathJax_Main-italic" style:font-name-complex="Helvetica" fo:color="#000000" fo:font-size="12.5pt" style:font-size-asian="12.5pt" style:font-size-complex="12.5pt"/>
    </style:style>
    <style:style style:name="T495" style:parent-style-name="mathjax1" style:family="text">
      <style:text-properties style:font-name="STIXMathJax_Main-italic" style:font-name-complex="Helvetica" fo:color="#000000" fo:font-size="9pt" style:font-size-asian="9pt" style:font-size-complex="9pt"/>
    </style:style>
    <style:style style:name="T496" style:parent-style-name="mathjax1" style:family="text">
      <style:text-properties style:font-name="STIXMathJax_Main" style:font-name-complex="Helvetica" fo:color="#000000" fo:font-size="12.5pt" style:font-size-asian="12.5pt" style:font-size-complex="12.5pt"/>
    </style:style>
    <style:style style:name="T497" style:parent-style-name="mathjax1" style:family="text">
      <style:text-properties style:font-name="STIXMathJax_Main-italic" style:font-name-complex="Helvetica" fo:color="#000000" fo:font-size="12.5pt" style:font-size-asian="12.5pt" style:font-size-complex="12.5pt"/>
    </style:style>
    <style:style style:name="T498" style:parent-style-name="mathjax1" style:family="text">
      <style:text-properties style:font-name="STIXMathJax_Main" style:font-name-complex="Helvetica" fo:color="#000000" fo:font-size="12.5pt" style:font-size-asian="12.5pt" style:font-size-complex="12.5pt"/>
    </style:style>
    <style:style style:name="T499" style:parent-style-name="mathjax1" style:family="text">
      <style:text-properties style:font-name="STIXMathJax_Main-italic" style:font-name-complex="Helvetica" fo:color="#000000" fo:font-size="9pt" style:font-size-asian="9pt" style:font-size-complex="9pt"/>
    </style:style>
    <style:style style:name="T500" style:parent-style-name="mathjax1" style:family="text">
      <style:text-properties style:font-name="STIXMathJax_Main" style:font-name-complex="Helvetica" fo:color="#000000" fo:font-size="12.5pt" style:font-size-asian="12.5pt" style:font-size-complex="12.5pt"/>
    </style:style>
    <style:style style:name="P501" style:parent-style-name="NormalWeb" style:family="paragraph">
      <style:paragraph-properties style:line-height-at-least="0.2083in"/>
    </style:style>
    <style:style style:name="T502" style:parent-style-name="DefaultParagraphFont" style:family="text">
      <style:text-properties style:font-name="Helvetica" style:font-name-complex="Helvetica" fo:color="#000000" fo:font-size="10.5pt" style:font-size-asian="10.5pt" style:font-size-complex="10.5pt"/>
    </style:style>
    <style:style style:name="P503" style:parent-style-name="Normal" style:family="paragraph">
      <style:paragraph-properties fo:text-align="center" style:line-height-at-least="0.2083in"/>
    </style:style>
    <style:style style:name="T504" style:parent-style-name="mathjax1" style:family="text">
      <style:text-properties style:font-name="STIXMathJax_Main-italic" style:font-name-complex="Helvetica" fo:color="#000000" fo:font-size="12.5pt" style:font-size-asian="12.5pt" style:font-size-complex="12.5pt"/>
    </style:style>
    <style:style style:name="T505" style:parent-style-name="mathjax1" style:family="text">
      <style:text-properties style:font-name="STIXMathJax_Main" style:font-name-complex="Helvetica" fo:color="#000000" fo:font-size="12.5pt" style:font-size-asian="12.5pt" style:font-size-complex="12.5pt"/>
    </style:style>
    <style:style style:name="T506" style:parent-style-name="mathjax1" style:family="text">
      <style:text-properties style:font-name="STIXMathJax_Main" style:font-name-complex="Helvetica" fo:color="#000000" fo:font-size="9pt" style:font-size-asian="9pt" style:font-size-complex="9pt"/>
    </style:style>
    <style:style style:name="T507" style:parent-style-name="mathjax1" style:family="text">
      <style:text-properties style:font-name="STIXMathJax_Main-italic" style:font-name-complex="Helvetica" fo:color="#000000" fo:font-size="9pt" style:font-size-asian="9pt" style:font-size-complex="9pt"/>
    </style:style>
    <style:style style:name="T508" style:parent-style-name="mathjax1" style:family="text">
      <style:text-properties style:font-name="STIXMathJax_Main" style:font-name-complex="Helvetica" fo:color="#000000" fo:font-size="9pt" style:font-size-asian="9pt" style:font-size-complex="9pt"/>
    </style:style>
    <style:style style:name="T509" style:parent-style-name="mathjax1" style:family="text">
      <style:text-properties style:font-name="STIXMathJax_Main-italic" style:font-name-complex="Helvetica" fo:color="#000000" fo:font-size="9pt" style:font-size-asian="9pt" style:font-size-complex="9pt"/>
    </style:style>
    <style:style style:name="T510" style:parent-style-name="mathjax1" style:family="text">
      <style:text-properties style:font-name="STIXMathJax_Main" style:font-name-complex="Helvetica" fo:color="#000000" fo:font-size="12.5pt" style:font-size-asian="12.5pt" style:font-size-complex="12.5pt"/>
    </style:style>
    <style:style style:name="T511" style:parent-style-name="mathjax1" style:family="text">
      <style:text-properties style:font-name="STIXMathJax_Main-italic" style:font-name-complex="Helvetica" fo:color="#000000" fo:font-size="9pt" style:font-size-asian="9pt" style:font-size-complex="9pt"/>
    </style:style>
    <style:style style:name="T512" style:parent-style-name="mathjax1" style:family="text">
      <style:text-properties style:font-name="STIXMathJax_Main" style:font-name-complex="Helvetica" fo:color="#000000" fo:font-size="9pt" style:font-size-asian="9pt" style:font-size-complex="9pt"/>
    </style:style>
    <style:style style:name="T513" style:parent-style-name="mathjax1" style:family="text">
      <style:text-properties style:font-name="STIXMathJax_Main-italic" style:font-name-complex="Helvetica" fo:color="#000000" fo:font-size="9pt" style:font-size-asian="9pt" style:font-size-complex="9pt"/>
    </style:style>
    <style:style style:name="T514" style:parent-style-name="mathjax1" style:family="text">
      <style:text-properties style:font-name="STIXMathJax_Main" style:font-name-complex="Helvetica" fo:color="#000000" fo:font-size="9pt" style:font-size-asian="9pt" style:font-size-complex="9pt"/>
    </style:style>
    <style:style style:name="T515" style:parent-style-name="mathjax1" style:family="text">
      <style:text-properties style:font-name="STIXMathJax_Main-italic" style:font-name-complex="Helvetica" fo:color="#000000" fo:font-size="9pt" style:font-size-asian="9pt" style:font-size-complex="9pt"/>
    </style:style>
    <style:style style:name="T516" style:parent-style-name="mathjax1" style:family="text">
      <style:text-properties style:font-name="STIXMathJax_Main" style:font-name-complex="Helvetica" fo:color="#000000" fo:font-size="12.5pt" style:font-size-asian="12.5pt" style:font-size-complex="12.5pt"/>
    </style:style>
    <style:style style:name="T517" style:parent-style-name="mathjax1" style:family="text">
      <style:text-properties style:font-name="STIXMathJax_Main-italic" style:font-name-complex="Helvetica" fo:color="#000000" fo:font-size="12.5pt" style:font-size-asian="12.5pt" style:font-size-complex="12.5pt"/>
    </style:style>
    <style:style style:name="T518" style:parent-style-name="mathjax1" style:family="text">
      <style:text-properties style:font-name="STIXMathJax_Main-italic" style:font-name-complex="Helvetica" fo:color="#000000" fo:font-size="9pt" style:font-size-asian="9pt" style:font-size-complex="9pt"/>
    </style:style>
    <style:style style:name="T519" style:parent-style-name="mathjax1" style:family="text">
      <style:text-properties style:font-name="STIXMathJax_Size1" style:font-name-complex="Helvetica" fo:color="#000000" fo:font-size="12.5pt" style:font-size-asian="12.5pt" style:font-size-complex="12.5pt"/>
    </style:style>
    <style:style style:name="T520" style:parent-style-name="mathjax1" style:family="text">
      <style:text-properties style:font-name="STIXMathJax_Main-italic" style:font-name-complex="Helvetica" fo:color="#000000" fo:font-size="9pt" style:font-size-asian="9pt" style:font-size-complex="9pt"/>
    </style:style>
    <style:style style:name="T521" style:parent-style-name="mathjax1" style:family="text">
      <style:text-properties style:font-name="STIXMathJax_Main" style:font-name-complex="Helvetica" fo:color="#000000" fo:font-size="9pt" style:font-size-asian="9pt" style:font-size-complex="9pt"/>
    </style:style>
    <style:style style:name="T522" style:parent-style-name="mathjax1" style:family="text">
      <style:text-properties style:font-name="STIXMathJax_Main-italic" style:font-name-complex="Helvetica" fo:color="#000000" fo:font-size="9pt" style:font-size-asian="9pt" style:font-size-complex="9pt"/>
    </style:style>
    <style:style style:name="T523" style:parent-style-name="mathjax1" style:family="text">
      <style:text-properties style:font-name="STIXMathJax_Main-italic" style:font-name-complex="Helvetica" fo:color="#000000" fo:font-size="12.5pt" style:font-size-asian="12.5pt" style:font-size-complex="12.5pt"/>
    </style:style>
    <style:style style:name="T524" style:parent-style-name="mathjax1" style:family="text">
      <style:text-properties style:font-name="STIXMathJax_Main-italic" style:font-name-complex="Helvetica" fo:color="#000000" fo:font-size="9pt" style:font-size-asian="9pt" style:font-size-complex="9pt"/>
    </style:style>
    <style:style style:name="T525" style:parent-style-name="mathjax1" style:family="text">
      <style:text-properties style:font-name="STIXMathJax_Main" style:font-name-complex="Helvetica" fo:color="#000000" fo:font-size="12.5pt" style:font-size-asian="12.5pt" style:font-size-complex="12.5pt"/>
    </style:style>
    <style:style style:name="T526" style:parent-style-name="mathjax1" style:family="text">
      <style:text-properties style:font-name="STIXMathJax_Main-italic" style:font-name-complex="Helvetica" fo:color="#000000" fo:font-size="12.5pt" style:font-size-asian="12.5pt" style:font-size-complex="12.5pt"/>
    </style:style>
    <style:style style:name="T527" style:parent-style-name="mathjax1" style:family="text">
      <style:text-properties style:font-name="STIXMathJax_Main-italic" style:font-name-complex="Helvetica" fo:color="#000000" fo:font-size="9pt" style:font-size-asian="9pt" style:font-size-complex="9pt"/>
    </style:style>
    <style:style style:name="T528" style:parent-style-name="mathjax1" style:family="text">
      <style:text-properties style:font-name="STIXMathJax_Main" style:font-name-complex="Helvetica" fo:color="#000000" fo:font-size="12.5pt" style:font-size-asian="12.5pt" style:font-size-complex="12.5pt"/>
    </style:style>
    <style:style style:name="T529" style:parent-style-name="mathjax1" style:family="text">
      <style:text-properties style:font-name="STIXMathJax_Main-italic" style:font-name-complex="Helvetica" fo:color="#000000" fo:font-size="12.5pt" style:font-size-asian="12.5pt" style:font-size-complex="12.5pt"/>
    </style:style>
    <style:style style:name="T530" style:parent-style-name="mathjax1" style:family="text">
      <style:text-properties style:font-name="STIXMathJax_Main" style:font-name-complex="Helvetica" fo:color="#000000" fo:font-size="12.5pt" style:font-size-asian="12.5pt" style:font-size-complex="12.5pt"/>
    </style:style>
    <style:style style:name="T531" style:parent-style-name="mathjax1" style:family="text">
      <style:text-properties style:font-name="STIXMathJax_Main-italic" style:font-name-complex="Helvetica" fo:color="#000000" fo:font-size="9pt" style:font-size-asian="9pt" style:font-size-complex="9pt"/>
    </style:style>
    <style:style style:name="T532" style:parent-style-name="mathjax1" style:family="text">
      <style:text-properties style:font-name="STIXMathJax_Main" style:font-name-complex="Helvetica" fo:color="#000000" fo:font-size="12.5pt" style:font-size-asian="12.5pt" style:font-size-complex="12.5pt"/>
    </style:style>
    <style:style style:name="T533" style:parent-style-name="mathjax1" style:family="text">
      <style:text-properties style:font-name="STIXMathJax_Main" style:font-name-complex="Helvetica" fo:color="#000000" fo:font-size="9pt" style:font-size-asian="9pt" style:font-size-complex="9pt"/>
    </style:style>
    <style:style style:name="P534" style:parent-style-name="NormalWeb" style:family="paragraph">
      <style:paragraph-properties style:line-height-at-least="0.2083in"/>
    </style:style>
    <style:style style:name="T535" style:parent-style-name="DefaultParagraphFont" style:family="text">
      <style:text-properties style:font-name="Helvetica" style:font-name-complex="Helvetica" fo:color="#000000" fo:font-size="10.5pt" style:font-size-asian="10.5pt" style:font-size-complex="10.5pt"/>
    </style:style>
    <style:style style:name="T536" style:parent-style-name="Strong" style:family="text">
      <style:text-properties style:font-name="Helvetica" style:font-name-complex="Helvetica" fo:color="#000000" fo:font-size="10.5pt" style:font-size-asian="10.5pt" style:font-size-complex="10.5pt"/>
    </style:style>
    <style:style style:name="T537" style:parent-style-name="DefaultParagraphFont" style:family="text">
      <style:text-properties style:font-name="Helvetica" style:font-name-complex="Helvetica" fo:color="#000000" fo:font-size="10.5pt" style:font-size-asian="10.5pt" style:font-size-complex="10.5pt"/>
    </style:style>
    <style:style style:name="P538" style:parent-style-name="NormalWeb" style:family="paragraph">
      <style:paragraph-properties style:line-height-at-least="0.2083in"/>
      <style:text-properties style:font-name="Helvetica" style:font-name-complex="Helvetica" fo:color="#000000" fo:font-size="10.5pt" style:font-size-asian="10.5pt" style:font-size-complex="10.5pt"/>
    </style:style>
    <style:style style:name="P539" style:parent-style-name="Heading2" style:family="paragraph">
      <style:paragraph-properties style:vertical-align="auto" fo:margin-top="0.1444in" style:line-height-at-least="0.2291in"/>
    </style:style>
    <style:style style:name="T540" style:parent-style-name="DefaultParagraphFont" style:family="text">
      <style:text-properties style:font-name="Arial" style:font-name-complex="Arial" fo:color="#000000" fo:font-size="10.5pt" style:font-size-asian="10.5pt" style:font-size-complex="10.5pt"/>
    </style:style>
    <style:style style:name="T541" style:parent-style-name="Hyperlink" style:family="text">
      <style:text-properties style:font-name="Arial" style:font-name-complex="Arial" fo:color="#23527C" fo:font-size="10.5pt" style:font-size-asian="10.5pt" style:font-size-complex="10.5pt"/>
    </style:style>
    <style:style style:name="P542" style:parent-style-name="ListParagraph" style:family="paragraph">
      <style:paragraph-properties style:vertical-align="auto" fo:line-height="105%"/>
      <style:text-properties style:font-name="Arial" style:font-name-complex="Arial" fo:font-size="10.5pt" style:font-size-asian="10.5pt" style:font-size-complex="10.5pt"/>
    </style:style>
    <style:style style:name="P543" style:parent-style-name="Normal" style:family="paragraph">
      <style:paragraph-properties fo:margin-left="0.25in">
        <style:tab-stops/>
      </style:paragraph-properties>
      <style:text-properties style:font-name="Arial" style:font-name-complex="Arial" fo:font-size="10.5pt" style:font-size-asian="10.5pt" style:font-size-complex="10.5pt"/>
    </style:style>
    <style:style style:name="P544" style:parent-style-name="Normal" style:family="paragraph">
      <style:paragraph-properties fo:margin-left="0.25in">
        <style:tab-stops/>
      </style:paragraph-properties>
      <style:text-properties style:font-name="Arial" style:font-name-complex="Arial" fo:font-size="10.5pt" style:font-size-asian="10.5pt" style:font-size-complex="10.5pt"/>
    </style:style>
    <style:style style:name="P545" style:parent-style-name="Normal" style:family="paragraph">
      <style:paragraph-properties fo:margin-left="0.25in">
        <style:tab-stops/>
      </style:paragraph-properties>
      <style:text-properties style:font-name="Arial" style:font-name-complex="Arial" fo:font-size="10.5pt" style:font-size-asian="10.5pt" style:font-size-complex="10.5pt"/>
    </style:style>
    <style:style style:name="P546" style:parent-style-name="Normal" style:family="paragraph">
      <style:paragraph-properties fo:margin-left="0.25in">
        <style:tab-stops/>
      </style:paragraph-properties>
      <style:text-properties style:font-name="Arial" style:font-name-complex="Arial" fo:font-size="10.5pt" style:font-size-asian="10.5pt" style:font-size-complex="10.5pt"/>
    </style:style>
    <style:style style:name="P547" style:parent-style-name="Normal" style:family="paragraph">
      <style:paragraph-properties fo:margin-left="0.25in">
        <style:tab-stops/>
      </style:paragraph-properties>
      <style:text-properties style:font-name="Arial" style:font-name-complex="Arial" fo:font-size="10.5pt" style:font-size-asian="10.5pt" style:font-size-complex="10.5pt"/>
    </style:style>
    <style:style style:name="P548" style:parent-style-name="ListParagraph" style:family="paragraph">
      <style:paragraph-properties style:vertical-align="auto" fo:line-height="105%"/>
      <style:text-properties style:font-name="Arial" style:font-name-complex="Arial" fo:font-size="10.5pt" style:font-size-asian="10.5pt" style:font-size-complex="10.5pt"/>
    </style:style>
    <style:style style:name="P549" style:parent-style-name="ListParagraph" style:family="paragraph">
      <style:text-properties style:font-name="Arial" style:font-name-complex="Arial" fo:font-size="10.5pt" style:font-size-asian="10.5pt" style:font-size-complex="10.5pt"/>
    </style:style>
    <style:style style:name="P550" style:parent-style-name="ListParagraph" style:family="paragraph">
      <style:paragraph-properties style:vertical-align="auto" fo:line-height="105%"/>
    </style:style>
    <style:style style:name="T551" style:parent-style-name="DefaultParagraphFont" style:family="text">
      <style:text-properties style:font-name="Arial" style:font-name-complex="Arial" fo:font-weight="bold" style:font-weight-asian="bold" style:font-weight-complex="bold"/>
    </style:style>
    <style:style style:name="P552" style:parent-style-name="ListParagraph" style:family="paragraph">
      <style:text-properties style:font-name="Arial" style:font-name-complex="Arial" fo:font-size="10.5pt" style:font-size-asian="10.5pt" style:font-size-complex="10.5pt"/>
    </style:style>
    <style:style style:name="P553" style:parent-style-name="NormalWeb" style:family="paragraph">
      <style:paragraph-properties style:vertical-align="auto" fo:margin-top="0in" fo:margin-bottom="0in"/>
    </style:style>
    <style:style style:name="T554" style:parent-style-name="Strong" style:family="text">
      <style:text-properties style:font-name="Arial" style:font-name-complex="Arial" fo:color="#000000" fo:font-size="10.5pt" style:font-size-asian="10.5pt" style:font-size-complex="10.5pt"/>
    </style:style>
    <style:style style:name="P555" style:parent-style-name="NormalWeb" style:family="paragraph">
      <style:paragraph-properties fo:margin-top="0in" fo:margin-bottom="0in" fo:margin-left="0.5in">
        <style:tab-stops/>
      </style:paragraph-properties>
    </style:style>
    <style:style style:name="T556" style:parent-style-name="DefaultParagraphFont" style:family="text">
      <style:text-properties style:font-name="Arial" style:font-name-complex="Arial" fo:color="#000000" fo:font-size="10.5pt" style:font-size-asian="10.5pt" style:font-size-complex="10.5pt"/>
    </style:style>
    <style:style style:name="T557" style:parent-style-name="mi" style:family="text">
      <style:text-properties style:font-name="Arial" style:font-name-complex="Arial" fo:color="#000000" fo:font-size="10.5pt" style:font-size-asian="10.5pt" style:font-size-complex="10.5pt"/>
    </style:style>
    <style:style style:name="T558" style:parent-style-name="mo" style:family="text">
      <style:text-properties style:font-name="Arial" style:font-name-complex="Arial" fo:color="#000000" fo:font-size="10.5pt" style:font-size-asian="10.5pt" style:font-size-complex="10.5pt"/>
    </style:style>
    <style:style style:name="T559" style:parent-style-name="mn" style:family="text">
      <style:text-properties style:font-name="Arial" style:font-name-complex="Arial" fo:color="#000000" fo:font-size="10.5pt" style:font-size-asian="10.5pt" style:font-size-complex="10.5pt"/>
    </style:style>
    <style:style style:name="T560" style:parent-style-name="mi" style:family="text">
      <style:text-properties style:font-name="Arial" style:font-name-complex="Arial" fo:color="#000000" fo:font-size="10.5pt" style:font-size-asian="10.5pt" style:font-size-complex="10.5pt"/>
    </style:style>
    <style:style style:name="T561" style:parent-style-name="mo" style:family="text">
      <style:text-properties style:font-name="Arial" style:font-name-complex="Arial" fo:color="#000000" fo:font-size="10.5pt" style:font-size-asian="10.5pt" style:font-size-complex="10.5pt"/>
    </style:style>
    <style:style style:name="T562" style:parent-style-name="mi" style:family="text">
      <style:text-properties style:font-name="Arial" style:font-name-complex="Arial" fo:color="#000000" fo:font-size="10.5pt" style:font-size-asian="10.5pt" style:font-size-complex="10.5pt"/>
    </style:style>
    <style:style style:name="T563" style:parent-style-name="mo" style:family="text">
      <style:text-properties style:font-name="Arial" style:font-name-complex="Arial" fo:color="#000000" fo:font-size="10.5pt" style:font-size-asian="10.5pt" style:font-size-complex="10.5pt"/>
    </style:style>
    <style:style style:name="T564" style:parent-style-name="mi" style:family="text">
      <style:text-properties style:font-name="Arial" style:font-name-complex="Arial" fo:color="#000000" fo:font-size="10.5pt" style:font-size-asian="10.5pt" style:font-size-complex="10.5pt"/>
    </style:style>
    <style:style style:name="T565" style:parent-style-name="mo" style:family="text">
      <style:text-properties style:font-name="Arial" style:font-name-complex="Arial" fo:color="#000000" fo:font-size="10.5pt" style:font-size-asian="10.5pt" style:font-size-complex="10.5pt"/>
    </style:style>
    <style:style style:name="T566" style:parent-style-name="mn" style:family="text">
      <style:text-properties style:font-name="Arial" style:font-name-complex="Arial" fo:color="#000000" fo:font-size="10.5pt" style:font-size-asian="10.5pt" style:font-size-complex="10.5pt"/>
    </style:style>
    <style:style style:name="T567" style:parent-style-name="mo" style:family="text">
      <style:text-properties style:font-name="Arial" style:font-name-complex="Arial" fo:color="#000000" fo:font-size="10.5pt" style:font-size-asian="10.5pt" style:font-size-complex="10.5pt"/>
    </style:style>
    <style:style style:name="T568" style:parent-style-name="mi" style:family="text">
      <style:text-properties style:font-name="Arial" style:font-name-complex="Arial" fo:color="#000000" fo:font-size="10.5pt" style:font-size-asian="10.5pt" style:font-size-complex="10.5pt"/>
    </style:style>
    <style:style style:name="T569" style:parent-style-name="mo" style:family="text">
      <style:text-properties style:font-name="Arial" style:font-name-complex="Arial" fo:color="#000000" fo:font-size="10.5pt" style:font-size-asian="10.5pt" style:font-size-complex="10.5pt"/>
    </style:style>
    <style:style style:name="T570" style:parent-style-name="mi" style:family="text">
      <style:text-properties style:font-name="Arial" style:font-name-complex="Arial" fo:color="#000000" fo:font-size="10.5pt" style:font-size-asian="10.5pt" style:font-size-complex="10.5pt"/>
    </style:style>
    <style:style style:name="T571" style:parent-style-name="mo" style:family="text">
      <style:text-properties style:font-name="Arial" style:font-name-complex="Arial" fo:color="#000000" fo:font-size="10.5pt" style:font-size-asian="10.5pt" style:font-size-complex="10.5pt"/>
    </style:style>
    <style:style style:name="T572" style:parent-style-name="mi" style:family="text">
      <style:text-properties style:font-name="Arial" style:font-name-complex="Arial" fo:color="#000000" fo:font-size="10.5pt" style:font-size-asian="10.5pt" style:font-size-complex="10.5pt"/>
    </style:style>
    <style:style style:name="T573" style:parent-style-name="mo" style:family="text">
      <style:text-properties style:font-name="Arial" style:font-name-complex="Arial" fo:color="#000000" fo:font-size="10.5pt" style:font-size-asian="10.5pt" style:font-size-complex="10.5pt"/>
    </style:style>
    <style:style style:name="T574" style:parent-style-name="mi" style:family="text">
      <style:text-properties style:font-name="Arial" style:font-name-complex="Arial" fo:color="#000000" fo:font-size="10.5pt" style:font-size-asian="10.5pt" style:font-size-complex="10.5pt"/>
    </style:style>
    <style:style style:name="T575" style:parent-style-name="mo" style:family="text">
      <style:text-properties style:font-name="Arial" style:font-name-complex="Arial" fo:color="#000000" fo:font-size="10.5pt" style:font-size-asian="10.5pt" style:font-size-complex="10.5pt"/>
    </style:style>
    <style:style style:name="T576" style:parent-style-name="mi" style:family="text">
      <style:text-properties style:font-name="Arial" style:font-name-complex="Arial" fo:color="#000000" fo:font-size="10.5pt" style:font-size-asian="10.5pt" style:font-size-complex="10.5pt"/>
    </style:style>
    <style:style style:name="T577" style:parent-style-name="mo" style:family="text">
      <style:text-properties style:font-name="Arial" style:font-name-complex="Arial" fo:color="#000000" fo:font-size="10.5pt" style:font-size-asian="10.5pt" style:font-size-complex="10.5pt"/>
    </style:style>
    <style:style style:name="T578" style:parent-style-name="mn" style:family="text">
      <style:text-properties style:font-name="Arial" style:font-name-complex="Arial" fo:color="#000000" fo:font-size="10.5pt" style:font-size-asian="10.5pt" style:font-size-complex="10.5pt"/>
    </style:style>
    <style:style style:name="T579" style:parent-style-name="DefaultParagraphFont" style:family="text">
      <style:text-properties style:font-name="Arial" style:font-name-complex="Arial" fo:color="#000000" fo:font-size="10.5pt" style:font-size-asian="10.5pt" style:font-size-complex="10.5pt"/>
    </style:style>
    <style:style style:name="T580" style:parent-style-name="mi" style:family="text">
      <style:text-properties style:font-name="Arial" style:font-name-complex="Arial" fo:color="#000000" fo:font-size="10.5pt" style:font-size-asian="10.5pt" style:font-size-complex="10.5pt"/>
    </style:style>
    <style:style style:name="T581" style:parent-style-name="DefaultParagraphFont" style:family="text">
      <style:text-properties style:font-name="Arial" style:font-name-complex="Arial" fo:color="#000000" fo:font-size="10.5pt" style:font-size-asian="10.5pt" style:font-size-complex="10.5pt"/>
    </style:style>
    <style:style style:name="P582" style:parent-style-name="NormalWeb" style:family="paragraph">
      <style:paragraph-properties fo:margin-top="0in" fo:margin-bottom="0in" fo:margin-left="0.5in">
        <style:tab-stops/>
      </style:paragraph-properties>
      <style:text-properties style:font-name="Arial" style:font-name-complex="Arial" fo:color="#000000" fo:font-size="10.5pt" style:font-size-asian="10.5pt" style:font-size-complex="10.5pt"/>
    </style:style>
    <style:style style:name="P583" style:parent-style-name="NormalWeb" style:family="paragraph">
      <style:paragraph-properties style:vertical-align="auto" fo:margin-top="0in" fo:margin-bottom="0in"/>
      <style:text-properties style:font-name="Arial" style:font-name-complex="Arial" fo:color="#000000" fo:font-size="10.5pt" style:font-size-asian="10.5pt" style:font-size-complex="10.5pt"/>
    </style:style>
    <style:style style:name="P584" style:parent-style-name="NormalWeb" style:family="paragraph">
      <style:paragraph-properties style:vertical-align="auto" fo:margin-top="0in" fo:margin-bottom="0in"/>
      <style:text-properties style:font-name="Arial" style:font-name-complex="Arial" fo:color="#000000" fo:font-size="10.5pt" style:font-size-asian="10.5pt" style:font-size-complex="10.5pt"/>
    </style:style>
    <style:style style:name="P585" style:parent-style-name="NormalWeb" style:family="paragraph">
      <style:paragraph-properties fo:margin-top="0in" fo:margin-bottom="0in" fo:margin-left="0.5in">
        <style:tab-stops/>
      </style:paragraph-properties>
      <style:text-properties style:font-name="Arial" style:font-name-complex="Arial" fo:color="#000000" fo:font-size="10.5pt" style:font-size-asian="10.5pt" style:font-size-complex="10.5pt"/>
    </style:style>
    <style:style style:name="P586" style:parent-style-name="ListParagraph" style:family="paragraph">
      <style:paragraph-properties style:vertical-align="auto" fo:line-height="105%"/>
      <style:text-properties style:font-name="Arial" style:font-name-complex="Arial" fo:font-size="10.5pt" style:font-size-asian="10.5pt" style:font-size-complex="10.5pt"/>
    </style:style>
    <style:style style:name="P587" style:parent-style-name="ListParagraph" style:family="paragraph">
      <style:paragraph-properties fo:text-indent="0.5in"/>
      <style:text-properties style:font-name="Arial" style:font-name-complex="Arial" fo:font-size="10.5pt" style:font-size-asian="10.5pt" style:font-size-complex="10.5pt"/>
    </style:style>
    <style:style style:name="T588" style:parent-style-name="DefaultParagraphFont" style:family="text">
      <style:text-properties style:font-name="Arial" style:font-name-complex="Arial" fo:font-weight="bold" style:font-weight-asian="bold" fo:font-size="10.5pt" style:font-size-asian="10.5pt" style:font-size-complex="10.5pt"/>
    </style:style>
    <style:style style:name="T589" style:parent-style-name="DefaultParagraphFont" style:family="text">
      <style:text-properties style:font-name="Arial" style:font-name-complex="Arial" fo:font-size="10.5pt" style:font-size-asian="10.5pt" style:font-size-complex="10.5pt"/>
    </style:style>
    <style:style style:name="P590" style:parent-style-name="ListParagraph" style:family="paragraph">
      <style:paragraph-properties fo:text-indent="0.5in"/>
      <style:text-properties style:font-name="Arial" style:font-name-complex="Arial" fo:font-size="10.5pt" style:font-size-asian="10.5pt" style:font-size-complex="10.5pt"/>
    </style:style>
    <style:style style:name="P591" style:parent-style-name="Normal" style:family="paragraph">
      <style:paragraph-properties fo:text-indent="0.5in"/>
    </style:style>
    <style:style style:name="T592" style:parent-style-name="DefaultParagraphFont" style:family="text">
      <style:text-properties style:font-name="Arial" style:font-name-complex="Arial" fo:font-weight="bold" style:font-weight-asian="bold" fo:font-size="10.5pt" style:font-size-asian="10.5pt" style:font-size-complex="10.5pt"/>
    </style:style>
    <style:style style:name="T593" style:parent-style-name="DefaultParagraphFont" style:family="text">
      <style:text-properties style:font-name="Arial" style:font-name-complex="Arial" fo:font-size="10.5pt" style:font-size-asian="10.5pt" style:font-size-complex="10.5pt"/>
    </style:style>
    <style:style style:name="P594" style:parent-style-name="Normal" style:family="paragraph">
      <style:text-properties style:font-name="Arial" style:font-name-complex="Arial" fo:font-size="10.5pt" style:font-size-asian="10.5pt" style:font-size-complex="10.5pt"/>
    </style:style>
    <style:style style:name="P595" style:parent-style-name="Heading2" style:family="paragraph">
      <style:text-properties fo:font-weight="bold" style:font-weight-asian="bold"/>
    </style:style>
    <style:style style:name="P596" style:parent-style-name="Heading2" style:family="paragraph">
      <style:text-properties style:font-name-asian="Calibri" fo:font-weight="bold" style:font-weight-asian="bold"/>
    </style:style>
    <style:style style:name="P597" style:parent-style-name="Normal" style:family="paragraph">
      <style:text-properties style:font-name="Arial" style:font-name-complex="Arial" fo:font-size="10.5pt" style:font-size-asian="10.5pt" style:font-size-complex="10.5pt"/>
    </style:style>
    <style:style style:name="P598" style:parent-style-name="Normal" style:family="paragraph">
      <style:text-properties style:font-name="Arial" style:font-name-complex="Arial" fo:font-size="10.5pt" style:font-size-asian="10.5pt" style:font-size-complex="10.5pt"/>
    </style:style>
    <style:style style:name="P599" style:parent-style-name="Normal" style:family="paragraph">
      <style:text-properties style:font-name="Arial" style:font-name-complex="Arial" fo:font-size="10.5pt" style:font-size-asian="10.5pt" style:font-size-complex="10.5pt"/>
    </style:style>
    <style:style style:name="P600" style:parent-style-name="Normal" style:family="paragraph">
      <style:text-properties style:font-name="Arial" style:font-name-complex="Arial" fo:font-size="10.5pt" style:font-size-asian="10.5pt" style:font-size-complex="10.5pt"/>
    </style:style>
    <style:style style:name="P601" style:parent-style-name="Normal" style:family="paragraph">
      <style:text-properties style:font-name="Arial" style:font-name-complex="Arial" fo:font-size="10.5pt" style:font-size-asian="10.5pt" style:font-size-complex="10.5pt"/>
    </style:style>
    <style:style style:name="P602" style:parent-style-name="Normal" style:family="paragraph">
      <style:text-properties style:font-name="Arial" style:font-name-complex="Arial" fo:font-size="10.5pt" style:font-size-asian="10.5pt" style:font-size-complex="10.5pt"/>
    </style:style>
    <style:style style:name="P603" style:parent-style-name="Normal" style:family="paragraph">
      <style:paragraph-properties fo:margin-top="0.0694in" fo:margin-bottom="0.1041in" fo:line-height="100%" fo:background-color="#FAFAFA"/>
      <style:text-properties style:font-name="Arial" style:font-name-complex="Arial" fo:font-weight="bold" style:font-weight-asian="bold" fo:font-size="10.5pt" style:font-size-asian="10.5pt" style:font-size-complex="10.5pt"/>
    </style:style>
    <style:style style:name="P604" style:parent-style-name="Normal" style:family="paragraph">
      <style:paragraph-properties fo:margin-top="0.0694in" fo:margin-bottom="0.1041in" fo:line-height="100%" fo:background-color="#FAFAFA"/>
    </style:style>
    <style:style style:name="T605" style:parent-style-name="DefaultParagraphFont" style:family="text">
      <style:text-properties style:font-name="Helvetica" style:font-name-complex="Helvetica" fo:color="#000000" fo:font-size="10.5pt" style:font-size-asian="10.5pt" style:font-size-complex="10.5pt"/>
    </style:style>
    <style:style style:name="T606" style:parent-style-name="Emphasis" style:family="text">
      <style:text-properties style:font-name="&amp;quot" fo:color="#000000" fo:font-size="10.5pt" style:font-size-asian="10.5pt" style:font-size-complex="10.5pt"/>
    </style:style>
    <style:style style:name="T607" style:parent-style-name="DefaultParagraphFont" style:family="text">
      <style:text-properties style:font-name="Helvetica" style:font-name-complex="Helvetica" fo:color="#000000" fo:font-size="10.5pt" style:font-size-asian="10.5pt" style:font-size-complex="10.5pt"/>
    </style:style>
    <style:style style:name="P608"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609"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610" style:parent-style-name="ListParagraph" style:family="paragraph">
      <style:paragraph-properties style:vertical-align="auto" fo:margin-top="0.0694in" fo:margin-bottom="0.1041in" fo:background-color="#FAFAFA"/>
    </style:style>
    <style:style style:name="T611" style:parent-style-name="DefaultParagraphFont" style:family="text">
      <style:text-properties style:font-name="Helvetica" style:font-name-complex="Helvetica" fo:color="#000000" fo:font-size="10.5pt" style:font-size-asian="10.5pt" style:font-size-complex="10.5pt"/>
    </style:style>
    <style:style style:name="T612" style:parent-style-name="Emphasis" style:family="text">
      <style:text-properties style:font-name="&amp;quot" fo:color="#000000" fo:font-size="10.5pt" style:font-size-asian="10.5pt" style:font-size-complex="10.5pt"/>
    </style:style>
    <style:style style:name="T613" style:parent-style-name="DefaultParagraphFont" style:family="text">
      <style:text-properties style:font-name="Helvetica" style:font-name-complex="Helvetica" fo:color="#000000" fo:font-size="10.5pt" style:font-size-asian="10.5pt" style:font-size-complex="10.5pt"/>
    </style:style>
    <style:style style:name="P614"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615"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616"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617" style:parent-style-name="Normal" style:family="paragraph">
      <style:paragraph-properties fo:margin-top="0.0694in" fo:margin-bottom="0.1041in" fo:line-height="100%" fo:margin-left="1.25in" fo:background-color="#FAFAFA">
        <style:tab-stops/>
      </style:paragraph-properties>
      <style:text-properties style:font-name="Helvetica" style:font-name-complex="Helvetica" fo:font-weight="bold" style:font-weight-asian="bold" fo:color="#000000" fo:font-size="10.5pt" style:font-size-asian="10.5pt" style:font-size-complex="10.5pt"/>
    </style:style>
    <style:style style:name="P618" style:parent-style-name="Normal" style:family="paragraph">
      <style:paragraph-properties fo:margin-top="0.0694in" fo:margin-bottom="0.1041in" fo:line-height="100%" fo:margin-left="1.25in" fo:background-color="#FAFAFA">
        <style:tab-stops/>
      </style:paragraph-properties>
      <style:text-properties style:font-name="Helvetica" style:font-name-complex="Helvetica" fo:color="#000000" fo:font-size="10.5pt" style:font-size-asian="10.5pt" style:font-size-complex="10.5pt"/>
    </style:style>
    <style:style style:name="P619" style:parent-style-name="Normal" style:family="paragraph">
      <style:paragraph-properties fo:margin-top="0.0694in" fo:margin-bottom="0.1041in" fo:line-height="100%" fo:margin-left="1.25in" fo:background-color="#FAFAFA">
        <style:tab-stops/>
      </style:paragraph-properties>
      <style:text-properties style:font-name="Helvetica" style:font-name-complex="Helvetica" fo:color="#000000" fo:font-size="10.5pt" style:font-size-asian="10.5pt" style:font-size-complex="10.5pt"/>
    </style:style>
    <style:style style:name="P620" style:parent-style-name="ListParagraph" style:family="paragraph">
      <style:paragraph-properties style:vertical-align="auto" fo:margin-top="0.0694in" fo:margin-bottom="0.1041in" fo:background-color="#FAFAFA"/>
    </style:style>
    <style:style style:name="T621" style:parent-style-name="DefaultParagraphFont" style:family="text">
      <style:text-properties style:font-name="Arial" style:font-name-complex="Arial" fo:font-size="10.5pt" style:font-size-asian="10.5pt" style:font-size-complex="10.5pt"/>
    </style:style>
    <style:style style:name="P622" style:parent-style-name="Normal" style:family="paragraph">
      <style:paragraph-properties fo:margin-left="0.5in" fo:text-indent="0.5in">
        <style:tab-stops/>
      </style:paragraph-properties>
      <style:text-properties style:font-name="Arial" style:font-name-complex="Arial" fo:font-size="10.5pt" style:font-size-asian="10.5pt" style:font-size-complex="10.5pt"/>
    </style:style>
    <style:style style:name="P623" style:parent-style-name="Normal" style:family="paragraph">
      <style:paragraph-properties fo:margin-left="0.5in" fo:text-indent="0.5in">
        <style:tab-stops/>
      </style:paragraph-properties>
      <style:text-properties style:font-name="Arial" style:font-name-complex="Arial" fo:font-weight="bold" style:font-weight-asian="bold" fo:font-size="10.5pt" style:font-size-asian="10.5pt" style:font-size-complex="10.5pt"/>
    </style:style>
    <style:style style:name="P624"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625"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626"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627" style:parent-style-name="ListParagraph" style:family="paragraph">
      <style:paragraph-properties style:vertical-align="auto" fo:margin-top="0.0694in" fo:margin-bottom="0.1041in" fo:background-color="#FAFAFA"/>
    </style:style>
    <style:style style:name="T628" style:parent-style-name="DefaultParagraphFont" style:family="text">
      <style:text-properties style:font-name="Helvetica" style:font-name-complex="Helvetica" fo:color="#000000" fo:font-size="10.5pt" style:font-size-asian="10.5pt" style:font-size-complex="10.5pt"/>
    </style:style>
    <style:style style:name="P629" style:parent-style-name="ListParagraph" style:family="paragraph">
      <style:paragraph-properties style:vertical-align="auto" fo:margin-top="0.0694in" fo:margin-bottom="0.1041in" fo:background-color="#FAFAFA"/>
    </style:style>
    <style:style style:name="T630" style:parent-style-name="DefaultParagraphFont" style:family="text">
      <style:text-properties style:font-name="Arial" style:font-name-complex="Arial" fo:font-size="10.5pt" style:font-size-asian="10.5pt" style:font-size-complex="10.5pt"/>
    </style:style>
    <style:style style:name="P631" style:parent-style-name="NormalWeb" style:family="paragraph">
      <style:paragraph-properties style:vertical-align="auto" fo:margin-top="0.1458in" fo:margin-bottom="0in"/>
    </style:style>
    <style:style style:name="T632" style:parent-style-name="DefaultParagraphFont" style:family="text">
      <style:text-properties style:font-name="Arial" style:font-name-complex="Arial" fo:color="#000000" fo:font-size="10.5pt" style:font-size-asian="10.5pt" style:font-size-complex="10.5pt"/>
    </style:style>
    <style:style style:name="T633" style:parent-style-name="Emphasis" style:family="text">
      <style:text-properties style:font-name="Arial" style:font-name-complex="Arial" fo:color="#000000" fo:font-size="10.5pt" style:font-size-asian="10.5pt" style:font-size-complex="10.5pt"/>
    </style:style>
    <style:style style:name="T634" style:parent-style-name="DefaultParagraphFont" style:family="text">
      <style:text-properties style:font-name="Arial" style:font-name-complex="Arial" fo:color="#000000" fo:font-size="10.5pt" style:font-size-asian="10.5pt" style:font-size-complex="10.5pt"/>
    </style:style>
    <style:style style:name="T635" style:parent-style-name="DefaultParagraphFont" style:family="text">
      <style:text-properties style:font-name="Arial" style:font-name-complex="Arial" fo:color="#000000" fo:font-size="10.5pt" style:font-size-asian="10.5pt" style:font-size-complex="10.5pt"/>
    </style:style>
    <style:style style:name="T636" style:parent-style-name="DefaultParagraphFont" style:family="text">
      <style:text-properties style:font-name="Arial" style:font-name-complex="Arial" fo:color="#000000" fo:font-size="10.5pt" style:font-size-asian="10.5pt" style:font-size-complex="10.5pt"/>
    </style:style>
    <style:style style:name="P637" style:parent-style-name="NormalWeb" style:family="paragraph">
      <style:paragraph-properties style:vertical-align="auto" fo:margin-top="0.1458in" fo:margin-bottom="0in"/>
      <style:text-properties style:font-name="Arial" style:font-name-complex="Arial" fo:color="#000000" fo:font-size="10.5pt" style:font-size-asian="10.5pt" style:font-size-complex="10.5pt"/>
    </style:style>
    <style:style style:name="P638" style:parent-style-name="Normal" style:family="paragraph">
      <style:paragraph-properties fo:margin-top="0.0694in" fo:margin-bottom="0.1041in" fo:line-height="100%" fo:margin-left="0.75in" fo:text-indent="0.25in" fo:background-color="#FAFAFA">
        <style:tab-stops/>
      </style:paragraph-properties>
      <style:text-properties style:font-name="Helvetica" style:font-name-complex="Helvetica" fo:color="#000000" fo:font-size="10.5pt" style:font-size-asian="10.5pt" style:font-size-complex="10.5pt"/>
    </style:style>
    <style:style style:name="P639"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640"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641"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642"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643"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644" style:parent-style-name="ListParagraph" style:family="paragraph">
      <style:paragraph-properties style:vertical-align="auto" fo:margin-top="0.0694in" fo:margin-bottom="0.1041in" fo:margin-left="0.25in" fo:background-color="#FAFAFA">
        <style:tab-stops/>
      </style:paragraph-properties>
      <style:text-properties style:font-name="Arial" style:font-name-complex="Arial" fo:font-size="10.5pt" style:font-size-asian="10.5pt" style:font-size-complex="10.5pt"/>
    </style:style>
    <style:style style:name="P645" style:parent-style-name="NormalWeb" style:family="paragraph">
      <style:paragraph-properties style:vertical-align="auto" fo:margin-top="0.1458in" fo:margin-bottom="0in"/>
      <style:text-properties style:font-name="Arial" style:font-name-complex="Arial" fo:color="#000000" fo:font-size="10.5pt" style:font-size-asian="10.5pt" style:font-size-complex="10.5pt"/>
    </style:style>
    <style:style style:name="P646" style:parent-style-name="NormalWeb" style:family="paragraph">
      <style:paragraph-properties style:vertical-align="auto" fo:margin-top="0.1458in" fo:margin-bottom="0in"/>
      <style:text-properties style:font-name="Arial" style:font-name-complex="Arial" fo:color="#000000" fo:font-size="10.5pt" style:font-size-asian="10.5pt" style:font-size-complex="10.5pt"/>
    </style:style>
    <style:style style:name="P647" style:parent-style-name="Normal" style:family="paragraph">
      <style:paragraph-properties fo:margin-left="0.5in" fo:text-indent="0.5in">
        <style:tab-stops/>
      </style:paragraph-properties>
      <style:text-properties style:font-name="Arial" style:font-name-complex="Arial" fo:font-weight="bold" style:font-weight-asian="bold" fo:font-size="10.5pt" style:font-size-asian="10.5pt" style:font-size-complex="10.5pt"/>
    </style:style>
    <style:style style:name="P648" style:parent-style-name="Normal" style:family="paragraph">
      <style:paragraph-properties fo:margin-left="0.5in" fo:text-indent="0.5in">
        <style:tab-stops/>
      </style:paragraph-properties>
      <style:text-properties style:font-name="Arial" style:font-name-complex="Arial" fo:font-size="10.5pt" style:font-size-asian="10.5pt" style:font-size-complex="10.5pt"/>
    </style:style>
    <style:style style:name="P649" style:parent-style-name="Normal" style:family="paragraph">
      <style:paragraph-properties fo:margin-left="0.5in" fo:text-indent="0.5in">
        <style:tab-stops/>
      </style:paragraph-properties>
      <style:text-properties style:font-name="Arial" style:font-name-complex="Arial" fo:font-size="10.5pt" style:font-size-asian="10.5pt" style:font-size-complex="10.5pt"/>
    </style:style>
    <style:style style:name="P650" style:parent-style-name="Normal" style:family="paragraph">
      <style:paragraph-properties fo:margin-left="0.5in" fo:text-indent="0.5in">
        <style:tab-stops/>
      </style:paragraph-properties>
      <style:text-properties style:font-name="Arial" style:font-name-complex="Arial" fo:font-size="10.5pt" style:font-size-asian="10.5pt" style:font-size-complex="10.5pt"/>
    </style:style>
    <style:style style:name="P651" style:parent-style-name="Normal" style:family="paragraph">
      <style:paragraph-properties fo:margin-left="0.5in" fo:text-indent="0.5in">
        <style:tab-stops/>
      </style:paragraph-properties>
      <style:text-properties style:font-name="Arial" style:font-name-complex="Arial" fo:font-size="10.5pt" style:font-size-asian="10.5pt" style:font-size-complex="10.5pt"/>
    </style:style>
    <style:style style:name="P652" style:parent-style-name="ListParagraph" style:family="paragraph">
      <style:paragraph-properties style:vertical-align="auto" fo:line-height="105%"/>
    </style:style>
    <style:style style:name="T653" style:parent-style-name="DefaultParagraphFont" style:family="text">
      <style:text-properties style:font-name="Helvetica" style:font-name-complex="Helvetica" fo:color="#000000" fo:font-size="10.5pt" style:font-size-asian="10.5pt" style:font-size-complex="10.5pt"/>
    </style:style>
    <style:style style:name="P654" style:parent-style-name="ListParagraph" style:family="paragraph">
      <style:text-properties style:font-name="Arial" style:font-name-complex="Arial" fo:font-size="10.5pt" style:font-size-asian="10.5pt" style:font-size-complex="10.5pt"/>
    </style:style>
    <style:style style:name="P655" style:parent-style-name="ListParagraph" style:family="paragraph">
      <style:paragraph-properties style:vertical-align="auto" fo:margin-top="0.0694in" fo:margin-bottom="0.1041in" fo:margin-left="0.25in" fo:background-color="#FAFAFA">
        <style:tab-stops/>
      </style:paragraph-properties>
      <style:text-properties style:font-name="Arial" style:font-name-complex="Arial" fo:font-size="10.5pt" style:font-size-asian="10.5pt" style:font-size-complex="10.5pt"/>
    </style:style>
    <style:style style:name="P656"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657"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658" style:parent-style-name="ListParagraph" style:family="paragraph">
      <style:paragraph-properties style:vertical-align="auto" fo:margin-top="0.0694in" fo:margin-bottom="0.1041in" fo:background-color="#FAFAFA"/>
    </style:style>
    <style:style style:name="T659" style:parent-style-name="DefaultParagraphFont" style:family="text">
      <style:text-properties style:font-name="Helvetica" style:font-name-complex="Helvetica" fo:color="#000000" fo:font-size="10.5pt" style:font-size-asian="10.5pt" style:font-size-complex="10.5pt"/>
    </style:style>
    <style:style style:name="P660" style:parent-style-name="ListParagraph" style:family="paragraph">
      <style:paragraph-properties fo:margin-top="0.0694in" fo:margin-bottom="0.1041in" fo:margin-left="1in" fo:background-color="#FAFAFA">
        <style:tab-stops/>
      </style:paragraph-properties>
      <style:text-properties style:font-name="Helvetica" style:font-name-complex="Helvetica" fo:font-weight="bold" style:font-weight-asian="bold" fo:color="#000000" fo:font-size="10.5pt" style:font-size-asian="10.5pt" style:font-size-complex="10.5pt"/>
    </style:style>
    <style:style style:name="P661"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662"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663"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664"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665" style:parent-style-name="ListParagraph" style:family="paragraph">
      <style:paragraph-properties style:vertical-align="auto" fo:margin-top="0.0694in" fo:margin-bottom="0.1041in" fo:background-color="#FAFAFA"/>
    </style:style>
    <style:style style:name="T666" style:parent-style-name="DefaultParagraphFont" style:family="text">
      <style:text-properties style:font-name="Helvetica" style:font-name-complex="Helvetica" fo:color="#000000" fo:font-size="10.5pt" style:font-size-asian="10.5pt" style:font-size-complex="10.5pt"/>
    </style:style>
    <style:style style:name="T667" style:parent-style-name="DefaultParagraphFont" style:family="text">
      <style:text-properties style:font-name="Helvetica" style:font-name-complex="Helvetica" fo:color="#000000" fo:font-size="10.5pt" style:font-size-asian="10.5pt" style:font-size-complex="10.5pt"/>
    </style:style>
    <style:style style:name="T668" style:parent-style-name="DefaultParagraphFont" style:family="text">
      <style:text-properties style:font-name="Helvetica" style:font-name-complex="Helvetica" fo:color="#000000" fo:font-size="10.5pt" style:font-size-asian="10.5pt" style:font-size-complex="10.5pt"/>
    </style:style>
    <style:style style:name="P669" style:parent-style-name="ListParagraph" style:family="paragraph">
      <style:paragraph-properties fo:margin-top="0.0694in" fo:margin-bottom="0.1041in" fo:margin-left="1in" fo:background-color="#FAFAFA">
        <style:tab-stops/>
      </style:paragraph-properties>
      <style:text-properties style:font-name="Helvetica" style:font-name-complex="Helvetica" fo:color="#000000" fo:font-size="10.5pt" style:font-size-asian="10.5pt" style:font-size-complex="10.5pt"/>
    </style:style>
    <style:style style:name="P670" style:parent-style-name="ListParagraph" style:family="paragraph">
      <style:paragraph-properties fo:margin-top="0.0694in" fo:margin-bottom="0.1041in" fo:margin-left="1in" fo:background-color="#FAFAFA">
        <style:tab-stops/>
      </style:paragraph-properties>
      <style:text-properties style:font-name="Helvetica" style:font-name-complex="Helvetica" fo:font-weight="bold" style:font-weight-asian="bold" fo:color="#000000" fo:font-size="10.5pt" style:font-size-asian="10.5pt" style:font-size-complex="10.5pt"/>
    </style:style>
    <style:style style:name="P671" style:parent-style-name="NormalWeb" style:family="paragraph">
      <style:paragraph-properties style:vertical-align="auto" fo:margin-top="0in" fo:margin-bottom="0in"/>
      <style:text-properties style:font-name="Arial" style:font-name-complex="Arial" fo:color="#000000" fo:font-size="10.5pt" style:font-size-asian="10.5pt" style:font-size-complex="10.5pt"/>
    </style:style>
    <style:style style:name="P672" style:parent-style-name="NormalWeb" style:family="paragraph">
      <style:paragraph-properties style:vertical-align="auto" fo:margin-top="0.1458in" fo:margin-bottom="0in"/>
      <style:text-properties style:font-name="Arial" style:font-name-complex="Arial" fo:color="#000000" fo:font-size="10.5pt" style:font-size-asian="10.5pt" style:font-size-complex="10.5pt"/>
    </style:style>
    <style:style style:name="P673" style:parent-style-name="NormalWeb" style:family="paragraph">
      <style:paragraph-properties style:vertical-align="auto" fo:margin-top="0.1458in" fo:margin-bottom="0in"/>
      <style:text-properties style:font-name="Arial" style:font-name-complex="Arial" fo:color="#000000" fo:font-size="10.5pt" style:font-size-asian="10.5pt" style:font-size-complex="10.5pt"/>
    </style:style>
    <style:style style:name="P674" style:parent-style-name="NormalWeb" style:family="paragraph">
      <style:paragraph-properties style:vertical-align="auto" fo:margin-top="0.1458in" fo:margin-bottom="0in" fo:margin-left="1in">
        <style:tab-stops/>
      </style:paragraph-properties>
      <style:text-properties style:font-name="Arial" style:font-name-complex="Arial" fo:color="#000000" fo:font-size="10.5pt" style:font-size-asian="10.5pt" style:font-size-complex="10.5pt"/>
    </style:style>
    <style:style style:name="P675" style:parent-style-name="NormalWeb" style:family="paragraph">
      <style:paragraph-properties style:vertical-align="auto" fo:margin-top="0.1458in" fo:margin-bottom="0in"/>
      <style:text-properties style:font-name="Arial" style:font-name-complex="Arial" fo:color="#000000" fo:font-size="10.5pt" style:font-size-asian="10.5pt" style:font-size-complex="10.5pt"/>
    </style:style>
    <style:style style:name="P676" style:parent-style-name="NormalWeb" style:family="paragraph">
      <style:paragraph-properties style:vertical-align="auto" fo:margin-top="0.1458in" fo:margin-bottom="0in"/>
      <style:text-properties style:font-name="Arial" style:font-name-complex="Arial" fo:color="#000000" fo:font-size="10.5pt" style:font-size-asian="10.5pt" style:font-size-complex="10.5pt"/>
    </style:style>
    <style:style style:name="P677" style:parent-style-name="NormalWeb" style:family="paragraph">
      <style:paragraph-properties fo:margin-top="0.1458in" fo:margin-bottom="0in" fo:margin-left="1in">
        <style:tab-stops/>
      </style:paragraph-properties>
      <style:text-properties style:font-name="Arial" style:font-name-complex="Arial" fo:color="#000000" fo:font-size="10.5pt" style:font-size-asian="10.5pt" style:font-size-complex="10.5pt"/>
    </style:style>
    <style:style style:name="P678" style:parent-style-name="NormalWeb" style:family="paragraph">
      <style:paragraph-properties style:vertical-align="auto" fo:margin-top="0.1458in" fo:margin-bottom="0in"/>
      <style:text-properties style:font-name="Arial" style:font-name-complex="Arial" fo:color="#000000" fo:font-size="10.5pt" style:font-size-asian="10.5pt" style:font-size-complex="10.5pt"/>
    </style:style>
    <style:style style:name="P679" style:parent-style-name="NormalWeb" style:family="paragraph">
      <style:paragraph-properties style:vertical-align="auto" fo:margin-top="0.1458in" fo:margin-bottom="0in"/>
      <style:text-properties style:font-name="Arial" style:font-name-complex="Arial" fo:color="#000000" fo:font-size="10.5pt" style:font-size-asian="10.5pt" style:font-size-complex="10.5pt"/>
    </style:style>
    <style:style style:name="P680" style:parent-style-name="NormalWeb" style:family="paragraph">
      <style:paragraph-properties fo:margin-top="0.1458in" fo:margin-bottom="0in" fo:margin-left="0.75in" fo:text-indent="0.25in">
        <style:tab-stops/>
      </style:paragraph-properties>
      <style:text-properties style:font-name="Helvetica" style:font-name-complex="Helvetica" fo:font-weight="bold" style:font-weight-asian="bold" fo:color="#000000" fo:font-size="10.5pt" style:font-size-asian="10.5pt" style:font-size-complex="10.5pt"/>
    </style:style>
    <style:style style:name="P681" style:parent-style-name="NormalWeb" style:family="paragraph">
      <style:paragraph-properties fo:margin-top="0.1458in" fo:margin-bottom="0in" fo:margin-left="0.75in" fo:text-indent="0.25in">
        <style:tab-stops/>
      </style:paragraph-properties>
      <style:text-properties style:font-name="Arial" style:font-name-complex="Arial" fo:color="#000000" fo:font-size="10.5pt" style:font-size-asian="10.5pt" style:font-size-complex="10.5pt"/>
    </style:style>
    <style:style style:name="P682" style:parent-style-name="NormalWeb" style:family="paragraph">
      <style:paragraph-properties fo:margin-top="0.1458in" fo:margin-bottom="0in" fo:margin-left="0.75in" fo:text-indent="0.25in">
        <style:tab-stops/>
      </style:paragraph-properties>
      <style:text-properties style:font-name="Arial" style:font-name-complex="Arial" fo:color="#000000" fo:font-size="10.5pt" style:font-size-asian="10.5pt" style:font-size-complex="10.5pt"/>
    </style:style>
    <style:style style:name="P683" style:parent-style-name="Heading3" style:family="paragraph">
      <style:paragraph-properties style:vertical-align="auto" fo:margin-top="0.1444in" style:line-height-at-least="0.1875in"/>
    </style:style>
    <style:style style:name="T684" style:parent-style-name="DefaultParagraphFont" style:family="text">
      <style:text-properties style:font-name="Arial" style:font-name-complex="Arial" fo:color="#000000" fo:font-size="10.5pt" style:font-size-asian="10.5pt" style:font-size-complex="10.5pt"/>
    </style:style>
    <style:style style:name="T685" style:parent-style-name="Hyperlink" style:family="text">
      <style:text-properties style:font-name="Arial" style:font-name-complex="Arial" fo:color="#337AB7" fo:font-size="10.5pt" style:font-size-asian="10.5pt" style:font-size-complex="10.5pt"/>
    </style:style>
    <style:style style:name="P686" style:parent-style-name="NormalWeb" style:family="paragraph">
      <style:paragraph-properties fo:margin-top="0.1458in" fo:margin-bottom="0in" fo:margin-left="0.75in">
        <style:tab-stops/>
      </style:paragraph-properties>
      <style:text-properties style:font-name="Arial" style:font-name-complex="Arial" fo:color="#000000" fo:font-size="10.5pt" style:font-size-asian="10.5pt" style:font-size-complex="10.5pt"/>
    </style:style>
    <style:style style:name="P687" style:parent-style-name="NormalWeb" style:family="paragraph">
      <style:paragraph-properties fo:margin-top="0.1458in" fo:margin-bottom="0in" fo:margin-left="0.75in">
        <style:tab-stops/>
      </style:paragraph-properties>
      <style:text-properties style:font-name="Helvetica" style:font-name-complex="Helvetica" fo:color="#000000" fo:font-size="10.5pt" style:font-size-asian="10.5pt" style:font-size-complex="10.5pt"/>
    </style:style>
    <style:style style:name="P688" style:parent-style-name="NormalWeb" style:family="paragraph">
      <style:paragraph-properties fo:margin-top="0.1458in" fo:margin-bottom="0in" fo:margin-left="0.75in">
        <style:tab-stops/>
      </style:paragraph-properties>
      <style:text-properties style:font-name="Helvetica" style:font-name-complex="Helvetica" fo:font-weight="bold" style:font-weight-asian="bold" fo:color="#000000" fo:font-size="10.5pt" style:font-size-asian="10.5pt" style:font-size-complex="10.5pt"/>
    </style:style>
    <style:style style:name="P689" style:parent-style-name="NormalWeb" style:family="paragraph">
      <style:paragraph-properties fo:margin-top="0.1458in" fo:margin-bottom="0in" fo:margin-left="0.75in">
        <style:tab-stops/>
      </style:paragraph-properties>
      <style:text-properties style:font-name="Helvetica" style:font-name-complex="Helvetica" fo:color="#000000" fo:font-size="10.5pt" style:font-size-asian="10.5pt" style:font-size-complex="10.5pt"/>
    </style:style>
    <style:style style:name="P690" style:parent-style-name="NormalWeb" style:family="paragraph">
      <style:paragraph-properties fo:margin-top="0.1458in" fo:margin-bottom="0in" fo:margin-left="0.75in">
        <style:tab-stops/>
      </style:paragraph-properties>
      <style:text-properties style:font-name="Helvetica" style:font-name-complex="Helvetica" fo:color="#000000" fo:font-size="10.5pt" style:font-size-asian="10.5pt" style:font-size-complex="10.5pt"/>
    </style:style>
    <style:style style:name="P691" style:parent-style-name="ListParagraph" style:family="paragraph"/>
    <style:style style:name="T692" style:parent-style-name="DefaultParagraphFont" style:family="text">
      <style:text-properties style:font-name="Arial" style:font-name-complex="Arial" fo:font-size="10.5pt" style:font-size-asian="10.5pt" style:font-size-complex="10.5pt"/>
    </style:style>
    <style:style style:name="T693" style:parent-style-name="DefaultParagraphFont" style:family="text">
      <style:text-properties style:font-name="Arial" style:font-name-complex="Arial" fo:font-size="10.5pt" style:font-size-asian="10.5pt" style:font-size-complex="10.5pt"/>
    </style:style>
    <style:style style:name="P694" style:parent-style-name="Normal" style:family="paragraph">
      <style:paragraph-properties fo:margin-left="1in">
        <style:tab-stops/>
      </style:paragraph-properties>
      <style:text-properties style:font-name="Arial" style:font-name-complex="Arial" fo:font-size="10.5pt" style:font-size-asian="10.5pt" style:font-size-complex="10.5pt"/>
    </style:style>
    <style:style style:name="P695" style:parent-style-name="Normal" style:family="paragraph">
      <style:paragraph-properties fo:margin-left="1in">
        <style:tab-stops/>
      </style:paragraph-properties>
      <style:text-properties style:font-name="Arial" style:font-name-complex="Arial" fo:font-weight="bold" style:font-weight-asian="bold" fo:font-size="10.5pt" style:font-size-asian="10.5pt" style:font-size-complex="10.5pt"/>
    </style:style>
    <style:style style:name="P696" style:parent-style-name="Normal" style:family="paragraph">
      <style:paragraph-properties fo:margin-left="1in">
        <style:tab-stops/>
      </style:paragraph-properties>
      <style:text-properties style:font-name="Arial" style:font-name-complex="Arial" fo:font-size="10.5pt" style:font-size-asian="10.5pt" style:font-size-complex="10.5pt"/>
    </style:style>
    <style:style style:name="P697" style:parent-style-name="Normal" style:family="paragraph">
      <style:paragraph-properties fo:margin-left="1in">
        <style:tab-stops/>
      </style:paragraph-properties>
      <style:text-properties style:font-name="Arial" style:font-name-asian="Times New Roman" style:font-name-complex="Arial" fo:font-size="10.5pt" style:font-size-asian="10.5pt" style:font-size-complex="10.5pt" style:language-asian="en" style:country-asian="GB"/>
    </style:style>
    <style:style style:name="P698" style:parent-style-name="Normal" style:family="paragraph">
      <style:paragraph-properties fo:margin-left="1in">
        <style:tab-stops/>
      </style:paragraph-properties>
      <style:text-properties style:font-name="Arial" style:font-name-asian="Times New Roman" style:font-name-complex="Arial" fo:font-weight="bold" style:font-weight-asian="bold" fo:font-size="10.5pt" style:font-size-asian="10.5pt" style:font-size-complex="10.5pt" style:language-asian="en" style:country-asian="GB"/>
    </style:style>
    <style:style style:name="P699" style:parent-style-name="Normal" style:family="paragraph">
      <style:paragraph-properties fo:margin-left="1in">
        <style:tab-stops/>
      </style:paragraph-properties>
      <style:text-properties style:font-name="Arial" style:font-name-complex="Arial" fo:font-size="10.5pt" style:font-size-asian="10.5pt" style:font-size-complex="10.5pt"/>
    </style:style>
    <style:style style:name="P700" style:parent-style-name="Normal" style:family="paragraph">
      <style:text-properties style:font-name="Arial" style:font-name-complex="Arial" fo:font-weight="bold" style:font-weight-asian="bold" fo:font-size="10.5pt" style:font-size-asian="10.5pt" style:font-size-complex="10.5pt"/>
    </style:style>
    <style:style style:name="P701" style:parent-style-name="Normal" style:family="paragraph">
      <style:text-properties fo:font-weight="bold" style:font-weight-asian="bold"/>
    </style:style>
    <style:style style:name="P702" style:parent-style-name="Normal" style:family="paragraph">
      <style:text-properties style:font-name="Arial" style:font-name-complex="Arial" fo:font-weight="bold" style:font-weight-asian="bold" fo:font-size="10.5pt" style:font-size-asian="10.5pt" style:font-size-complex="10.5pt"/>
    </style:style>
    <style:style style:name="P703" style:parent-style-name="Normal" style:family="paragraph">
      <style:text-properties style:font-name="Arial" style:font-name-complex="Arial" fo:color="#000000" fo:font-size="10.5pt" style:font-size-asian="10.5pt" style:font-size-complex="10.5pt"/>
    </style:style>
    <style:style style:name="P704" style:parent-style-name="Normal" style:family="paragraph">
      <style:text-properties style:font-name="Arial" style:font-name-complex="Arial" fo:color="#000000" fo:font-size="10.5pt" style:font-size-asian="10.5pt" style:font-size-complex="10.5pt"/>
    </style:style>
    <style:style style:name="P705" style:parent-style-name="Heading2" style:family="paragraph">
      <style:text-properties fo:font-weight="bold" style:font-weight-asian="bold"/>
    </style:style>
    <style:style style:name="P706" style:parent-style-name="Heading2" style:family="paragraph">
      <style:text-properties fo:font-weight="bold" style:font-weight-asian="bold"/>
    </style:style>
    <style:style style:name="P707" style:parent-style-name="Normal" style:family="paragraph">
      <style:text-properties style:font-name="Arial" style:font-name-complex="Arial" fo:font-size="10.5pt" style:font-size-asian="10.5pt" style:font-size-complex="10.5pt"/>
    </style:style>
    <style:style style:name="P708" style:parent-style-name="Normal" style:family="paragraph">
      <style:text-properties style:font-name="Arial" style:font-name-complex="Arial" fo:font-weight="bold" style:font-weight-asian="bold" fo:font-size="10.5pt" style:font-size-asian="10.5pt" style:font-size-complex="10.5pt"/>
    </style:style>
    <style:style style:name="P709" style:parent-style-name="ListParagraph" style:family="paragraph">
      <style:paragraph-properties style:vertical-align="auto" fo:line-height="105%"/>
      <style:text-properties style:font-name="Arial" style:font-name-complex="Arial" fo:font-size="10.5pt" style:font-size-asian="10.5pt" style:font-size-complex="10.5pt"/>
    </style:style>
    <style:style style:name="P710" style:parent-style-name="ListParagraph" style:family="paragraph">
      <style:paragraph-properties style:vertical-align="auto" fo:line-height="105%"/>
    </style:style>
    <style:style style:name="T711" style:parent-style-name="DefaultParagraphFont" style:family="text">
      <style:text-properties style:font-name="Helvetica" style:font-name-complex="Helvetica" fo:color="#000000" fo:font-size="10.5pt" style:font-size-asian="10.5pt" style:font-size-complex="10.5pt"/>
    </style:style>
    <style:style style:name="P712" style:parent-style-name="ListParagraph" style:family="paragraph">
      <style:paragraph-properties fo:text-indent="0.5in"/>
      <style:text-properties style:font-name="Arial" style:font-name-complex="Arial" fo:font-size="10.5pt" style:font-size-asian="10.5pt" style:font-size-complex="10.5pt"/>
    </style:style>
    <style:style style:name="P713" style:parent-style-name="ListParagraph" style:family="paragraph">
      <style:paragraph-properties style:vertical-align="auto" fo:line-height="105%"/>
    </style:style>
    <style:style style:name="T714" style:parent-style-name="DefaultParagraphFont" style:family="text">
      <style:text-properties style:font-name="Helvetica" style:font-name-complex="Helvetica" fo:color="#000000" fo:font-size="10.5pt" style:font-size-asian="10.5pt" style:font-size-complex="10.5pt"/>
    </style:style>
    <style:style style:name="P715" style:parent-style-name="ListParagraph" style:family="paragraph">
      <style:paragraph-properties style:vertical-align="auto" fo:line-height="105%"/>
    </style:style>
    <style:style style:name="T716" style:parent-style-name="DefaultParagraphFont" style:family="text">
      <style:text-properties style:font-name="Helvetica" style:font-name-complex="Helvetica" fo:color="#000000" fo:font-size="10.5pt" style:font-size-asian="10.5pt" style:font-size-complex="10.5pt"/>
    </style:style>
    <style:style style:name="P717" style:parent-style-name="ListParagraph" style:family="paragraph">
      <style:paragraph-properties style:vertical-align="auto" fo:line-height="105%"/>
      <style:text-properties style:font-name="Arial" style:font-name-complex="Arial" fo:font-size="10.5pt" style:font-size-asian="10.5pt" style:font-size-complex="10.5pt"/>
    </style:style>
    <style:style style:name="P718" style:parent-style-name="Normal" style:family="paragraph">
      <style:paragraph-properties fo:margin-top="0.0694in" fo:margin-bottom="0.0694in" fo:line-height="100%" fo:margin-right="0.2916in"/>
      <style:text-properties style:font-name="Arial" style:font-name-asian="Times New Roman" style:font-name-complex="Arial" fo:color="#000000" fo:font-size="10.5pt" style:font-size-asian="10.5pt" style:font-size-complex="10.5pt" style:language-asian="en" style:country-asian="GB"/>
    </style:style>
    <style:style style:name="P719" style:parent-style-name="Normal" style:family="paragraph">
      <style:paragraph-properties fo:margin-top="0.0694in" fo:margin-bottom="0.0694in" fo:line-height="100%" fo:margin-right="0.2916in"/>
      <style:text-properties style:font-name="Arial" style:font-name-asian="Times New Roman" style:font-name-complex="Arial" fo:color="#000000" fo:font-size="10.5pt" style:font-size-asian="10.5pt" style:font-size-complex="10.5pt" style:language-asian="en" style:country-asian="GB"/>
    </style:style>
    <style:style style:name="P720" style:parent-style-name="Normal" style:family="paragraph">
      <style:paragraph-properties fo:margin-top="0.0694in" fo:margin-bottom="0.0694in" fo:line-height="100%" fo:margin-right="0.2916in"/>
      <style:text-properties style:font-name="Arial" style:font-name-asian="Times New Roman" style:font-name-complex="Arial" fo:color="#000000" fo:font-size="10.5pt" style:font-size-asian="10.5pt" style:font-size-complex="10.5pt" style:language-asian="en" style:country-asian="GB"/>
    </style:style>
    <style:style style:name="P721" style:parent-style-name="Normal" style:family="paragraph">
      <style:paragraph-properties fo:margin-top="0.0694in" fo:margin-bottom="0.0694in" fo:line-height="100%" fo:margin-right="0.2916in"/>
      <style:text-properties style:font-name="Arial" style:font-name-asian="Times New Roman" style:font-name-complex="Arial" fo:color="#000000" fo:font-size="10.5pt" style:font-size-asian="10.5pt" style:font-size-complex="10.5pt" style:language-asian="en" style:country-asian="GB"/>
    </style:style>
    <style:style style:name="P722" style:parent-style-name="Normal" style:family="paragraph">
      <style:paragraph-properties fo:margin-top="0.0694in" fo:margin-bottom="0.0694in" fo:line-height="100%" fo:margin-right="0.2916in"/>
      <style:text-properties style:font-name="Arial" style:font-name-asian="Times New Roman" style:font-name-complex="Arial" fo:color="#000000" fo:font-size="10.5pt" style:font-size-asian="10.5pt" style:font-size-complex="10.5pt" style:language-asian="en" style:country-asian="GB"/>
    </style:style>
    <style:style style:name="P723" style:parent-style-name="Normal" style:family="paragraph">
      <style:paragraph-properties fo:margin-top="0.0694in" fo:margin-bottom="0.0694in" fo:line-height="100%" fo:margin-right="0.2916in"/>
      <style:text-properties style:font-name="Arial" style:font-name-asian="Times New Roman" style:font-name-complex="Arial" fo:color="#000000" fo:font-size="10.5pt" style:font-size-asian="10.5pt" style:font-size-complex="10.5pt" style:language-asian="en" style:country-asian="GB"/>
    </style:style>
    <style:style style:name="P724"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25"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26"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27"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28"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29"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30"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31"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32"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33"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34"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35"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36"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37"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38"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39"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40"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741" style:parent-style-name="Normal" style:family="paragraph">
      <style:paragraph-properties fo:margin-top="0.0694in" fo:margin-bottom="0.0694in" fo:line-height="100%" fo:margin-right="0.2916in"/>
      <style:text-properties style:font-name="Arial" style:font-name-asian="Times New Roman" style:font-name-complex="Arial" fo:color="#000000" fo:font-size="10.5pt" style:font-size-asian="10.5pt" style:font-size-complex="10.5pt" style:language-asian="en" style:country-asian="GB"/>
    </style:style>
    <style:style style:name="P742" style:parent-style-name="ListParagraph" style:family="paragraph">
      <style:paragraph-properties style:vertical-align="auto" fo:line-height="105%"/>
      <style:text-properties style:font-name="Arial" style:font-name-asian="Times New Roman" style:font-name-complex="Arial" fo:color="#000000" fo:font-size="10.5pt" style:font-size-asian="10.5pt" style:font-size-complex="10.5pt" style:language-asian="en" style:country-asian="GB"/>
    </style:style>
    <style:style style:name="P743" style:parent-style-name="Normal" style:family="paragraph">
      <style:paragraph-properties fo:margin-top="0.0694in" fo:margin-bottom="0.0694in" fo:line-height="100%" fo:margin-left="0.5in" fo:margin-right="0.2916in">
        <style:tab-stops/>
      </style:paragraph-properties>
      <style:text-properties style:font-name="Arial" style:font-name-complex="Arial" fo:font-weight="bold" style:font-weight-asian="bold" fo:color="#000000" fo:font-size="10.5pt" style:font-size-asian="10.5pt" style:font-size-complex="10.5pt" fo:background-color="#FFFFFF"/>
    </style:style>
    <style:style style:name="P744" style:parent-style-name="Normal" style:family="paragraph">
      <style:paragraph-properties fo:margin-top="0.0694in" fo:margin-bottom="0.0694in" fo:line-height="100%" fo:margin-left="0.5in" fo:margin-right="0.2916in">
        <style:tab-stops/>
      </style:paragraph-properties>
    </style:style>
    <style:style style:name="T745" style:parent-style-name="DefaultParagraphFont" style:family="text">
      <style:text-properties style:font-name="Helvetica" style:font-name-complex="Helvetica" fo:color="#000000" fo:font-size="10.5pt" style:font-size-asian="10.5pt" style:font-size-complex="10.5pt"/>
    </style:style>
    <style:style style:name="T746" style:parent-style-name="Strong" style:family="text">
      <style:text-properties style:font-name="&amp;quot" fo:color="#000000" fo:font-size="10.5pt" style:font-size-asian="10.5pt" style:font-size-complex="10.5pt"/>
    </style:style>
    <style:style style:name="T747" style:parent-style-name="DefaultParagraphFont" style:family="text">
      <style:text-properties style:font-name="Helvetica" style:font-name-complex="Helvetica" fo:color="#000000" fo:font-size="10.5pt" style:font-size-asian="10.5pt" style:font-size-complex="10.5pt"/>
    </style:style>
    <style:style style:name="T748" style:parent-style-name="HTMLCode" style:family="text">
      <style:text-properties style:font-name-asian="Calibri" fo:color="#000000" fo:font-size="10.5pt" style:font-size-asian="10.5pt" style:font-size-complex="10.5pt" fo:background-color="#FFFFFF"/>
    </style:style>
    <style:style style:name="T749" style:parent-style-name="DefaultParagraphFont" style:family="text">
      <style:text-properties style:font-name="Helvetica" style:font-name-complex="Helvetica" fo:color="#000000" fo:font-size="10.5pt" style:font-size-asian="10.5pt" style:font-size-complex="10.5pt"/>
    </style:style>
    <style:style style:name="T750" style:parent-style-name="HTMLCode" style:family="text">
      <style:text-properties style:font-name-asian="Calibri" fo:color="#000000" fo:font-size="10.5pt" style:font-size-asian="10.5pt" style:font-size-complex="10.5pt" fo:background-color="#FFFFFF"/>
    </style:style>
    <style:style style:name="T751" style:parent-style-name="HTMLCode" style:family="text">
      <style:text-properties style:font-name-asian="Calibri" fo:color="#000000" fo:font-size="10.5pt" style:font-size-asian="10.5pt" style:font-size-complex="10.5pt" fo:background-color="#FFFFFF"/>
    </style:style>
    <style:style style:name="T752" style:parent-style-name="DefaultParagraphFont" style:family="text">
      <style:text-properties style:font-name="Helvetica" style:font-name-complex="Helvetica" fo:color="#000000" fo:font-size="10.5pt" style:font-size-asian="10.5pt" style:font-size-complex="10.5pt"/>
    </style:style>
    <style:style style:name="P753" style:parent-style-name="ListParagraph" style:family="paragraph">
      <style:paragraph-properties style:vertical-align="auto" fo:margin-top="0.0694in" fo:margin-bottom="0.0694in" fo:margin-right="0.2916in"/>
      <style:text-properties style:font-name="Arial" style:font-name-asian="Times New Roman" style:font-name-complex="Arial" fo:color="#000000" fo:font-size="10.5pt" style:font-size-asian="10.5pt" style:font-size-complex="10.5pt" style:language-asian="en" style:country-asian="GB"/>
    </style:style>
    <style:style style:name="P754" style:parent-style-name="ListParagraph" style:family="paragraph">
      <style:paragraph-properties fo:margin-top="0.0694in" fo:margin-bottom="0.0694in" fo:margin-left="1in" fo:margin-right="0.2916in">
        <style:tab-stops/>
      </style:paragraph-properties>
    </style:style>
    <style:style style:name="T755"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56"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757" style:parent-style-name="ListParagraph" style:family="paragraph">
      <style:paragraph-properties fo:margin-top="0.0694in" fo:margin-bottom="0.0694in" fo:margin-left="1in" fo:margin-right="0.2916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758" style:parent-style-name="ListParagraph" style:family="paragraph">
      <style:paragraph-properties fo:margin-top="0.0694in" fo:margin-bottom="0.0694in" fo:margin-right="0.2916in"/>
      <style:text-properties style:font-name="Arial" style:font-name-asian="Times New Roman" style:font-name-complex="Arial" fo:font-weight="bold" style:font-weight-asian="bold" fo:color="#000000" fo:font-size="10.5pt" style:font-size-asian="10.5pt" style:font-size-complex="10.5pt" style:language-asian="en" style:country-asian="GB"/>
    </style:style>
    <style:style style:name="P759" style:parent-style-name="ListParagraph" style:family="paragraph">
      <style:paragraph-properties fo:margin-top="0.0694in" fo:margin-bottom="0.0694in" fo:margin-left="1in" fo:margin-right="0.2916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760" style:parent-style-name="ListParagraph" style:family="paragraph">
      <style:paragraph-properties fo:margin-top="0.0694in" fo:margin-bottom="0.0694in" fo:margin-left="1in" fo:margin-right="0.2916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761" style:parent-style-name="Normal" style:family="paragraph">
      <style:paragraph-properties fo:margin-top="0.0694in" fo:margin-bottom="0.0694in" fo:line-height="100%" fo:margin-right="0.2916in"/>
      <style:text-properties style:font-name="Arial" style:font-name-asian="Times New Roman" style:font-name-complex="Arial" fo:color="#000000" fo:font-size="10.5pt" style:font-size-asian="10.5pt" style:font-size-complex="10.5pt" style:language-asian="en" style:country-asian="GB"/>
    </style:style>
    <style:style style:name="P762" style:parent-style-name="ListParagraph" style:family="paragraph">
      <style:paragraph-properties fo:margin-top="0.0694in" fo:margin-bottom="0.1041in" fo:margin-left="1in" fo:background-color="#FAFAFA">
        <style:tab-stops/>
      </style:paragraph-properties>
      <style:text-properties style:font-name="Arial" style:font-name-complex="Arial" fo:font-weight="bold" style:font-weight-asian="bold" fo:color="#373A3C" fo:font-size="10.5pt" style:font-size-asian="10.5pt" style:font-size-complex="10.5pt"/>
    </style:style>
    <style:style style:name="P763" style:parent-style-name="ListParagraph" style:family="paragraph">
      <style:paragraph-properties fo:line-height="104%"/>
      <style:text-properties style:font-name="Times New Roman" fo:font-size="12pt" style:font-size-asian="12pt" style:font-size-complex="12pt"/>
    </style:style>
    <style:style style:name="P764" style:parent-style-name="ListParagraph" style:family="paragraph">
      <style:paragraph-properties fo:line-height="104%"/>
      <style:text-properties style:font-name="Times New Roman" fo:font-size="12pt" style:font-size-asian="12pt" style:font-size-complex="12pt"/>
    </style:style>
    <style:style style:name="P765" style:parent-style-name="Normal" style:family="paragraph">
      <style:paragraph-properties fo:margin-top="0.0694in" fo:margin-bottom="0.0694in" fo:line-height="100%" fo:margin-right="0.2916in"/>
      <style:text-properties style:font-name="&amp;quot" fo:font-weight="bold" style:font-weight-asian="bold" fo:color="#000000" fo:font-size="10.5pt" style:font-size-asian="10.5pt" style:font-size-complex="10.5pt"/>
    </style:style>
    <style:style style:name="P766" style:parent-style-name="Normal" style:family="paragraph">
      <style:text-properties style:font-name="Helvetica" fo:font-weight="bold" style:font-weight-asian="bold" fo:color="#000000" fo:font-size="10.5pt" style:font-size-asian="10.5pt" style:font-size-complex="10.5pt"/>
    </style:style>
  </office:automatic-styles>
  <office:body>
    <office:text text:use-soft-page-breaks="true">
      <text:h text:style-name="P1" text:outline-level="2"><text:bookmark-start text:name="_Toc6345131"/><text:bookmark-start text:name="_Toc6419176"/><text:bookmark-start text:name="_Toc6851177"/>Document retrieval from Wikipedia data<text:bookmark-end text:name="_Toc6345131"/><text:bookmark-end text:name="_Toc6419176"/><text:bookmark-end text:name="_Toc6851177"/></text:h>
      <text:h text:style-name="P2" text:outline-level="2"><text:bookmark-start text:name="_Toc6851178"/>Summary / Observations:<text:bookmark-end text:name="_Toc6851178"/></text:h>
      <text:p text:style-name="P3">Tasks:</text:p>
      <text:list text:style-name="LFO1" text:continue-numbering="true">
        <text:list-item>
          <text:p text:style-name="P4">Built Nearest Neighbour models with different input features and setting distance Metric</text:p>
        </text:list-item>
        <text:list-item>
          <text:p text:style-name="P5">Gained<text:s/>intuition for different notions of similarity and practice finding similar documents.</text:p>
        </text:list-item>
        <text:list-item>
          <text:p text:style-name="P6">Explored<text:s/>the trade-offs with representing documents using raw word counts and TF-IDF</text:p>
        </text:list-item>
        <text:list-item>
          <text:p text:style-name="P7">Explored<text:s/>the behaviour of different distance metrics by looking at the Wikipedia pages most similar to President Obama’s page.</text:p>
        </text:list-item>
      </text:list>
      <text:p text:style-name="P8"><text:span text:style-name="T9">Observations:</text:span></text:p>
      <text:list text:style-name="LFO1" text:continue-numbering="true">
        <text:list-item>
          <text:p text:style-name="P10"><text:s/>Nearest neighbours with raw word counts got some things right, showing all politicians in the query result, but missed finer and important details.</text:p>
        </text:list-item>
        <text:list-item>
          <text:p text:style-name="P11">Much of the perceived commonalities between Obama and Barrio were due to occurrences of extremely frequent words, such as "the", "and", and "his". So nearest neighbours is recommending plausible results sometimes for the wrong reasons.<text:s/></text:p>
        </text:list-item>
        <text:list-item>
          <text:p text:style-name="P12">To retrieve articles that are more relevant, we should focus more on rare words that don't happen in every article. TF-IDF (term frequency–inverse document frequency) is a feature representation that penalizes words that are too common. Let's use GraphLab Create's implementation of TF-IDF and repeat the search for the 10 nearest neighbours of Barack Obama:</text:p>
        </text:list-item>
        <text:list-item>
          <text:p text:style-name="P13">Noticed<text:s/>the huge difference in this calculation using TF-IDF scores instead of raw word counts. We've eliminated noise arising from extremely common words.</text:p>
        </text:list-item>
        <text:list-item>
          <text:p text:style-name="P14"><text:span text:style-name="T15">Note</text:span><text:span text:style-name="T16">: For the interest of computation time, the dataset given here contains<text:s/></text:span><text:span text:style-name="T17">excerpts</text:span><text:span text:style-name="T18"><text:s/>of the articles rather than full text. For instance, the actual Wikipedia article about Obama is around 25000 words. Do not be surprised by the low numbers shown in the histogram.</text:span></text:p>
        </text:list-item>
        <text:list-item>
          <text:p text:style-name="P19"><text:span text:style-name="T20">Note:</text:span><text:span text:style-name="T21"><text:s/>Both word-count features and TF-IDF are proportional to word frequencies. While TF-IDF penalizes very common words, longer articles tend to have longer TF-IDF vectors simply because they have more words in them.</text:span></text:p>
        </text:list-item>
        <text:list-item>
          <text:p text:style-name="P22"><text:span text:style-name="T23">To remove this bias, we turn to<text:s/></text:span><text:span text:style-name="T24">cosine distances</text:span><text:span text:style-name="T25">:<text:s/></text:span></text:p>
        </text:list-item>
        <text:list-item>
          <text:p text:style-name="P26"><text:span text:style-name="T27">d(x,y)=1−x</text:span><text:span text:style-name="T28">T</text:span><text:span text:style-name="T29">y</text:span><text:span text:style-name="T30">∥</text:span><text:span text:style-name="T31">x</text:span><text:span text:style-name="T32">∥∥</text:span><text:span text:style-name="T33">y</text:span><text:span text:style-name="T34">∥</text:span></text:p>
          <text:list text:continue-numbering="true">
            <text:list-item>
              <text:p text:style-name="P35">Cosine distances let us compare word distributions of two articles of varying lengths.</text:p>
            </text:list-item>
            <text:list-item>
              <text:p text:style-name="P36">Let us train a new nearest neighbor model, this time with cosine distances. We then repeat the search for Obama's 100 nearest neighbors.</text:p>
            </text:list-item>
          </text:list>
        </text:list-item>
        <text:list-item>
          <text:p text:style-name="P37"><text:span text:style-name="T38">Moral of the story</text:span><text:span text:style-name="T39">: In deciding the features and distance measures, check if they produce results that make sense for your particular application.</text:span></text:p>
        </text:list-item>
        <text:list-item>
          <text:p text:style-name="P40"><text:span text:style-name="T41">Problem with cosine distances: tweets vs. long articles</text:span><text:a xlink:href="http://localhost:8889/notebooks/Course4/0_nearest-neighbors-features-and-metrics_blank.ipynb#Problem-with-cosine-distances:-tweets-vs.-long-articles" office:target-frame-name="_top" xlink:show="replace"><text:span text:style-name="T42">¶</text:span></text:a></text:p>
        </text:list-item>
        <text:list-item>
          <text:p text:style-name="P43">Happily, ever after? Not so fast. Cosine distances ignore all document lengths, which may be great in certain situations but not in others. For instance, consider the following (admittedly contrived) example.</text:p>
          <text:list text:continue-numbering="true">
            <text:list-item>
              <text:p text:style-name="P44"><text:span text:style-name="T45">How similar is this tweet to Barack Obama's Wikipedia article? Let's transform the tweet into TF-IDF features, using an encoder fit to the Wikipedia dataset. (That is, let's treat this tweet as an article in our Wikipedia dataset and see what happens.)</text:span></text:p>
            </text:list-item>
            <text:list-item>
              <text:p text:style-name="P46"><text:span text:style-name="T47">With cosine distances, the tweet is "nearer" to Barack Obama than everyone else, except for Joe Biden! This probably is not something we want. If someone is reading the Barack Obama Wikipedia page, would you want to recommend they read this tweet? Ignoring article lengths completely resulted in nonsensical results. In practice, it is common to enforce maximum or minimum document lengths. After all, when someone is reading a long article from<text:s/></text:span><text:span text:style-name="T48">The Atlantic</text:span><text:span text:style-name="T49">, you wouldn't recommend him/her a tweet.</text:span></text:p>
            </text:list-item>
          </text:list>
        </text:list-item>
        <text:list-item>
          <text:p text:style-name="P50">Implementing Locality Sensitive Hashing from scratch<text:s/>-<text:s/>Locality Sensitive Hashing (LSH) provides for a fast, efficient approximate nearest neighbour search. The algorithm scales well with respect to the number of data points as well as dimensions.</text:p>
        </text:list-item>
      </text:list>
      <text:p text:style-name="P51">Tasks:</text:p>
      <text:list text:style-name="LFO1" text:continue-numbering="true">
        <text:list-item>
          <text:p text:style-name="P52">Implement the LSH algorithm for approximate nearest neighbour search</text:p>
        </text:list-item>
        <text:list-item>
          <text:p text:style-name="P53">Examine the accuracy for different documents by comparing against brute force search, and also contrast runtimes</text:p>
        </text:list-item>
        <text:list-item>
          <text:p text:style-name="P54">Explore the role of the algorithm’s tuning parameters in the accuracy of the method</text:p>
        </text:list-item>
      </text:list>
      <text:p text:style-name="P55"><text:span text:style-name="T56">Observations / Findings:</text:span></text:p>
      <text:list text:style-name="LFO1" text:continue-numbering="true">
        <text:list-item>
          <text:list>
            <text:list-item>
              <text:p text:style-name="P57"><text:span text:style-name="T58">Moral of the story</text:span><text:span text:style-name="T59">:</text:span><text:span text:style-name="T60"><text:s/>Similar data points will in general tend to fall into nearby bins, but that's all we can say about LSH. In a high-dimensional space such as text features, we often get unlucky with our selection of only a few random vectors such that dissimilar data points go into the same bin while similar data points fall into different bins. Given a query document, we must consider all documents in the nearby bins and sort them according to their actual distances from the query.</text:span></text:p>
            </text:list-item>
            <text:list-item>
              <text:p text:style-name="P61">Note. Don't be surprised if few of the candidates look similar to Obama. This is why we add as many candidates as our computational budget allows and sort them by their distance to the query.</text:p>
            </text:list-item>
          </text:list>
        </text:list-item>
      </text:list>
      <text:list text:style-name="LFO1" text:continue-numbering="true">
        <text:list-item>
          <text:p text:style-name="P62"><text:bookmark-start text:name="_Toc6851179"/><text:span text:style-name="T63">Experimenting with LSH implementation</text:span>¶<text:bookmark-end text:name="_Toc6851179"/></text:p>
          <text:list text:continue-numbering="true">
            <text:list-item>
              <text:p text:style-name="P64">Implemented a few experiments<text:s/>to<text:s/>gain intuition for LSH implementation behaviour<text:s/>in different situations. This<text:s/>helped us<text:s/>understand the effect of searching nearby bins and the performance of LSH versus computing nearest<text:s/>neighbours<text:s/>using a brute force search.</text:p>
            </text:list-item>
            <text:list-item>
              <text:p text:style-name="P65">Effect of nearby bin search¶</text:p>
            </text:list-item>
            <text:list-item>
              <text:p text:style-name="P66">How does nearby bin search affect the outcome of LSH? There are three variables that are affected by the search radius:</text:p>
              <text:list text:continue-numbering="true">
                <text:list-item>
                  <text:p text:style-name="P67">Number of candidate documents considered</text:p>
                </text:list-item>
                <text:list-item>
                  <text:p text:style-name="P68">Query time</text:p>
                </text:list-item>
                <text:list-item>
                  <text:p text:style-name="P69">Distance of approximate<text:s/>neighbours<text:s/>from the query</text:p>
                </text:list-item>
              </text:list>
            </text:list-item>
            <text:list-item>
              <text:p text:style-name="P70">Let us run LSH multiple times, each with different radii for nearby bin search. We will measure the three variables as discussed above.</text:p>
            </text:list-item>
          </text:list>
        </text:list-item>
      </text:list>
      <text:p text:style-name="P71">Observations:</text:p>
      <text:list text:style-name="LFO1" text:continue-numbering="true">
        <text:list-item>
          <text:list>
            <text:list-item>
              <text:p text:style-name="P72">As we increase the search radius, we find more<text:s/>neighbours<text:s/>that are a smaller distance away.</text:p>
            </text:list-item>
            <text:list-item>
              <text:p text:style-name="P73">With increased search radius comes a<text:s/>greater number of<text:s/>documents that have to be searched. Query time is higher as a consequence.</text:p>
            </text:list-item>
            <text:list-item>
              <text:p text:style-name="P74">With sufficiently high search radius, the results of LSH begin to resemble the results of brute-force search.</text:p>
            </text:list-item>
          </text:list>
        </text:list-item>
      </text:list>
      <text:list text:style-name="LFO1" text:continue-numbering="true">
        <text:list-item>
          <text:p text:style-name="P75"><text:bookmark-start text:name="_Toc6851180"/><text:span text:style-name="T76">Quality metrics for<text:s/></text:span><text:span text:style-name="T77">neighbours</text:span>¶<text:bookmark-end text:name="_Toc6851180"/></text:p>
          <text:list text:continue-numbering="true">
            <text:list-item>
              <text:p text:style-name="P78">The above analysis is limited by the fact that it was run with a single query, namely Barack Obama. We should repeat the analysis for the entirety of data. Iterating over all documents would take a long time, so let us randomly choose 10 documents for our analysis.</text:p>
            </text:list-item>
            <text:list-item>
              <text:p text:style-name="P79">For each document, we first compute the true 25 nearest neighbors, and then run LSH multiple times. We look at two metrics:</text:p>
            </text:list-item>
            <text:list-item>
              <text:p text:style-name="P80">Precision@10: How many of the 10 neighbors given by LSH are among the true 25 nearest neighbors?</text:p>
            </text:list-item>
            <text:list-item>
              <text:p text:style-name="P81">Average cosine distance of the neighbors from the query</text:p>
            </text:list-item>
            <text:list-item>
              <text:p text:style-name="P82">Then we run LSH multiple times with different search radii.</text:p>
            </text:list-item>
            <text:list-item>
              <text:p text:style-name="P83">We see a similar trade-off between quality and performance: as the number of random vectors increases, the query time goes down as each bin contains fewer documents on average, but on average the<text:s/>neighbours<text:s/>are likewise placed farther from the query. On the other hand, when using a small enough number of random vectors, LSH becomes very similar brute-force search: Many documents appear in a single bin, so searching the query bin alone covers a lot of the corpus; then, including<text:s/>neighbouring<text:s/>bins might result in searching all documents, just as in the brute-force approach.</text:p>
            </text:list-item>
          </text:list>
        </text:list-item>
      </text:list>
      <text:list text:style-name="LFO1" text:continue-numbering="true">
        <text:list-item>
          <text:p text:style-name="P84"><text:bookmark-start text:name="_Toc6851181"/>Clustering text data with Gaussian mixtures<text:bookmark-end text:name="_Toc6851181"/></text:p>
          <text:list text:continue-numbering="true">
            <text:list-item>
              <text:p text:style-name="P85"><text:span text:style-name="T86">U</text:span><text:span text:style-name="T87">se</text:span><text:span text:style-name="T88">d</text:span><text:span text:style-name="T89"><text:s/>an EM implementation to fit a Gaussian mixture model<text:s/></text:span><text:span text:style-name="T90">wi</text:span><text:span text:style-name="T91">th </text:span><text:span text:style-name="T92">diagonal</text:span><text:span text:style-name="T93"> covariances to a subset of the Wikipedia dataset.</text:span></text:p>
            </text:list-item>
            <text:list-item>
              <text:p text:style-name="P94"><text:span text:style-name="T95">Takeaway -<text:s/></text:span><text:span text:style-name="T96">In this assignment we were able to apply the EM algorithm to a mixture of Gaussians model of text data. This was made possible by modifying the model to assume a diagonal covariance for each cluster, and by modifying the implementation to use a sparse matrix representation. In the second part</text:span><text:span text:style-name="T97">,</text:span><text:span text:style-name="T98"><text:s/>explored the role of k-means initialization on the convergence of the model as well as the interpretability of the clusters.</text:span></text:p>
            </text:list-item>
          </text:list>
        </text:list-item>
      </text:list>
      <text:list text:style-name="LFO1" text:continue-numbering="true">
        <text:list-item>
          <text:p text:style-name="P99"><text:bookmark-start text:name="_Toc6851182"/>Modeling text topics with Latent Dirichlet Allocation<text:bookmark-end text:name="_Toc6851182"/></text:p>
        </text:list-item>
      </text:list>
      <text:p text:style-name="P100">In many cases, it is good to think of data as belonging to more than one cluster or category. For example, if we have a model for text data that includes both "Politics" and "World News" categories, then an article about a recent meeting of the United Nations should have membership in both categories rather than being forced into just one.</text:p>
      <text:p text:style-name="P101">With this in mind, we will use GraphLab Create tools to fit an LDA model to a corpus of Wikipedia articles and examine the results to analyse the impact of a mixed membership approach.</text:p>
      <text:p text:style-name="P102">Tasks:</text:p>
      <text:list text:style-name="LFO18" text:continue-numbering="true">
        <text:list-item>
          <text:p text:style-name="P103">Applied<text:s/>standard pre-processing techniques on Wikipedia text data</text:p>
        </text:list-item>
        <text:list-item>
          <text:p text:style-name="P104">Used<text:s/>GraphLab Create to fit a Latent Dirichlet allocation (LDA) model</text:p>
        </text:list-item>
        <text:list-item>
          <text:p text:style-name="P105">Explored<text:s/>and interpreted<text:s/>the results, including topic keywords and topic assignments for a document</text:p>
        </text:list-item>
      </text:list>
      <text:p text:style-name="P106">Objectives:</text:p>
      <text:soft-page-break/>
      <text:p text:style-name="P107">o<text:tab/>To<text:s/>get the top words in each topic and use these to identify topic themes</text:p>
      <text:p text:style-name="P108">o<text:tab/>To<text:s/>predict topic distributions for some example documents</text:p>
      <text:p text:style-name="P109">o<text:tab/>To<text:s/>compare the quality of LDA "nearest<text:s/>neighbours" to the NN output from the first assignment</text:p>
      <text:p text:style-name="P110">o<text:tab/>To<text:s/>understand the role of model hyperparameters alpha and gamma</text:p>
      <text:p text:style-name="P111"/>
      <text:p text:style-name="P112">Observations:</text:p>
      <text:list text:style-name="LFO1" text:continue-numbering="true">
        <text:list-item>
          <text:list>
            <text:list-item>
              <text:p text:style-name="P113">Noticed<text:s/>that that there is no overlap between the two sets of top 10 nearest<text:s/>neighbours. This doesn't necessarily mean that one representation is better or worse than the other, but rather that they are picking out different features of the documents.<text:s/></text:p>
            </text:list-item>
            <text:list-item>
              <text:p text:style-name="P114">With TF-IDF, documents are distinguished by the frequency of uncommon words. Since similarity is defined based on the specific words used in the document, documents that are "close" under TF-IDF tend to be similar in terms of specific details. This is what we see in the example: the top 10 nearest<text:s/>neighbours<text:s/>are all economists from the US, UK, or Canada.<text:s/></text:p>
            </text:list-item>
            <text:list-item>
              <text:p text:style-name="P115">Our LDA representation, on the other hand, defines similarity between documents in terms of their topic distributions. This means that documents can be "close" if they share similar themes, even though they may not share many of the same keywords. For the article on Paul Krugman, we expect the most important topics to be 'American college and politics' and 'science and research'. As a result, we see that the top 10 nearest neighbors are academics from a wide variety of fields, including literature, anthropology, and religious studies.</text:p>
            </text:list-item>
          </text:list>
        </text:list-item>
      </text:list>
      <text:list text:style-name="LFO12" text:continue-numbering="true">
        <text:list-item>
          <text:p text:style-name="P116"><text:bookmark-start text:name="_Toc6851183"/><text:span text:style-name="T117">Changing the hyperparameter alpha</text:span><text:span text:style-name="T118"><text:s/>-<text:s/></text:span><text:span text:style-name="T119">responsible for smoothing document preferences over topics</text:span><text:bookmark-end text:name="_Toc6851183"/></text:p>
        </text:list-item>
      </text:list>
      <text:list text:style-name="LFO12" text:continue-numbering="true">
        <text:list-item>
          <text:p text:style-name="P120"><text:bookmark-start text:name="_Toc6851184"/><text:span text:style-name="T121">Observations</text:span><text:span text:style-name="T122">:</text:span><text:bookmark-end text:name="_Toc6851184"/></text:p>
        </text:list-item>
      </text:list>
      <text:p text:style-name="P123">Here we can clearly see the smoothing enforced by the alpha parameter - notice that when alpha is low most of the weight in the topic distribution for this article goes to a single topic, but when alpha is high the weight is much more evenly distributed across the topics.</text:p>
      <text:list text:style-name="LFO12" text:continue-numbering="true">
        <text:list-item>
          <text:p text:style-name="P124"><text:bookmark-start text:name="_Toc6851185"/>Changing the hyperparameter gamma<text:bookmark-end text:name="_Toc6851185"/></text:p>
        </text:list-item>
      </text:list>
      <text:p text:style-name="P125"/>
      <text:p text:style-name="P126">Observations:</text:p>
      <text:list text:style-name="LFO1" text:continue-numbering="true">
        <text:list-item>
          <text:list>
            <text:list-item>
              <text:p text:style-name="P127">From the two plots we can see that the low gamma model results in higher weight placed on the top words and lower weight placed on the bottom words for each topic, while the high gamma model places relatively less weight on the top words and more weight on the bottom words.<text:s/>Thus,<text:s/>increasing gamma results in topics that have a smoother distribution of weight across all the words in the vocabulary.</text:p>
            </text:list-item>
          </text:list>
        </text:list-item>
      </text:list>
      <text:p text:style-name="P128">Summary<text:s/>Observations:</text:p>
      <text:list text:style-name="LFO1" text:continue-numbering="true">
        <text:list-item>
          <text:list>
            <text:list-item>
              <text:p text:style-name="P129">We have now seen how the hyperparameters alpha and gamma influence the characteristics of our LDA topic model, but we haven't said anything about what settings of alpha or gamma are best. We know that these parameters are responsible for controlling the smoothness of the topic distributions for<text:s/><text:soft-page-break/>documents and word distributions for topics, but there's no simple conversion between smoothness of these distributions and quality of the topic model. In reality, there is no universally "best" choice for these parameters. Instead, finding a good topic model requires that we be able to both explore the output (as we did by looking at the topics and checking some topic predictions for documents) and understand the impact of hyperparameter settings (as we have in this section).</text:p>
            </text:list-item>
          </text:list>
        </text:list-item>
      </text:list>
      <text:list text:style-name="LFO1" text:continue-numbering="true">
        <text:list-item>
          <text:p text:style-name="P130"><text:bookmark-start text:name="_Toc6851186"/>Modeling text data with a hierarchy of clusters<text:bookmark-end text:name="_Toc6851186"/></text:p>
        </text:list-item>
      </text:list>
      <text:p text:style-name="P131">Hierarchical clustering refers to a class of clustering methods that seek to build a hierarchy of clusters, in which some clusters contain others.<text:s/>Explored<text:s/>a top-down approach, recursively<text:s/>bipartitioning<text:s/>the data using k-means.</text:p>
      <text:p text:style-name="P132">Observations:</text:p>
      <text:list text:style-name="LFO1" text:continue-numbering="true">
        <text:list-item>
          <text:list>
            <text:list-item>
              <text:p text:style-name="P133">We might want to build a directory for Wikipedia articles. A good directory would let you quickly narrow down your search to a small set of related articles. The categories of athletes and non-athletes are too general to facilitate efficient search. For this reason, we decide to build another level into our hierarchy of clusters with the goal of getting more specific cluster structure at the lower level. To that end, we subdivide both the athletes and non-athletes’clusters.</text:p>
            </text:list-item>
            <text:list-item>
              <text:p text:style-name="P134">Perform recursive bipartitioning</text:p>
            </text:list-item>
            <text:list-item>
              <text:p text:style-name="P135">Should we keep subdividing the clusters? If so, which cluster should we subdivide? To answer this question, we again think about our application. Since we organize our directory by topics, it would be nice to have topics that are about as coarse as each other. For instance, if one cluster is about baseball, we expect some other clusters about football, basketball, volleyball, and so forth. That is, we would like to achieve similar level of granularity for all clusters.</text:p>
            </text:list-item>
            <text:list-item>
              <text:p text:style-name="P136">Notice that the right child cluster is coarser than the left child cluster. The right cluster possesses a greater variety of topics than the left (ice hockey/association football l/ Australian football vs. baseball). So the right child cluster should be subdivided further to produce finer child clusters.</text:p>
            </text:list-item>
          </text:list>
        </text:list-item>
      </text:list>
      <text:p text:style-name="P137">Observations:</text:p>
      <text:list text:style-name="LFO1" text:continue-numbering="true">
        <text:list-item>
          <text:list>
            <text:list-item>
              <text:p text:style-name="P138">If a cluster is highly mixed, the top articles and words may not convey the full picture of the cluster. Thus, we may be misled if we judge the purity of clusters solely by their top documents and words.<text:s/></text:p>
            </text:list-item>
            <text:list-item>
              <text:p text:style-name="P139">Many interesting topics are hidden somewhere inside the clusters but do not appear in the visualization. We may need to subdivide further to discover new topics. For instance, subdividing the ice_hockey_football cluster led to the appearance of runners and golfers.</text:p>
            </text:list-item>
          </text:list>
        </text:list-item>
      </text:list>
      <text:p text:style-name="P140"/>
      <text:p text:style-name="P141"/>
      <text:p text:style-name="Normal"/>
      <text:p text:style-name="Normal"/>
      <text:p text:style-name="Normal"/>
      <text:p text:style-name="Normal"/>
      <text:h text:style-name="P142" text:outline-level="3"><text:bookmark-start text:name="_Toc6851187"/><text:soft-page-break/>ASSIGNMENT3:<text:bookmark-end text:name="_Toc6851187"/></text:h>
      <text:h text:style-name="P143" text:outline-level="3"><text:bookmark-start text:name="_Toc6851188"/>Document retrieval from Wikipedia data<text:bookmark-end text:name="_Toc6851188"/></text:h>
      <text:p text:style-name="Normal"/>
      <text:list text:style-name="LFO1" text:continue-numbering="true">
        <text:list-item>
          <text:p text:style-name="P144"><text:span text:style-name="T145">Get the word counts for Obama article – But Most common words include uninformative words like "the", "in", "and",...</text:span></text:p>
        </text:list-item>
        <text:list-item>
          <text:p text:style-name="P146"><text:span text:style-name="T147">Hence to give more weight to informative words, we weigh them by their TF-IDF scores. Examined the TF-IDF for the Obama article. Words with highest TF-IDF are much more informative.</text:span></text:p>
        </text:list-item>
        <text:list-item>
          <text:p text:style-name="P148"><text:span text:style-name="T149">Manually computed distances between a few people [Obama and Clinton]</text:span></text:p>
        </text:list-item>
        <text:list-item>
          <text:p text:style-name="P150"><text:span text:style-name="T151">Used Cosine similarity as below graphlab.distances.cosine(Obama ['tfidf'][0],clinton['tfidf'][0]) and<text:s/></text:span><text:span text:style-name="T152">found that the article about president Obama is closer to the one about former president Clinton than that of footballer David Beckham.</text:span></text:p>
        </text:list-item>
        <text:list-item>
          <text:p text:style-name="P153"><text:span text:style-name="T154">Built a nearest neighbor model for document retrieval and applied it to document retrieval</text:span><text:span text:style-name="T155">. [ Starting brute force nearest neighbors model training.]</text:span></text:p>
        </text:list-item>
      </text:list>
      <text:p text:style-name="P156">knn_model = graphlab.nearest_neighbors.create(people,features=['tfidf'],label='name')</text:p>
      <text:p text:style-name="P157"><text:span text:style-name="T158">knn_model.query(obama)</text:span></text:p>
      <text:p text:style-name="P159">Observation:<text:s/></text:p>
      <text:list text:style-name="LFO2" text:continue-numbering="true">
        <text:list-item>
          <text:p text:style-name="P160">To find who is closest to Obama</text:p>
        </text:list-item>
        <text:list-item>
          <text:p text:style-name="P161">As we can see, president Obama's article is closest to the one about his vice-president Biden, and those of other politicians.</text:p>
        </text:list-item>
        <text:list-item>
          <text:p text:style-name="P162"><text:span text:style-name="T163">Did the same for Taylor Swift, Angelina Jolie,</text:span><text:s/><text:span text:style-name="T164">Arnold Schwarzenegger</text:span></text:p>
        </text:list-item>
      </text:list>
      <text:list text:style-name="LFO1" text:continue-numbering="true">
        <text:list-item>
          <text:p text:style-name="P165">Built Nearest Neighbor models with diffferent input features and setting distance Metric</text:p>
        </text:list-item>
      </text:list>
      <text:p text:style-name="P166">knn_model_wordcount=graphlab.nearest_neighbors.create(people,features=['word_count'],label='name',distance='cosine')</text:p>
      <text:h text:style-name="Heading1" text:outline-level="1"><text:bookmark-start text:name="_Toc6419218"/><text:bookmark-start text:name="_Toc6851189"/>Part-4 CLUSTERING AND RETRIEVAL ASSIGNMENTS:<text:bookmark-end text:name="_Toc6419218"/><text:bookmark-end text:name="_Toc6851189"/></text:h>
      <text:h text:style-name="P167" text:outline-level="2"><text:bookmark-start text:name="_Toc6419219"/><text:bookmark-start text:name="_Toc6851190"/>ASSIGNMENT1:<text:bookmark-end text:name="_Toc6419219"/><text:bookmark-end text:name="_Toc6851190"/></text:h>
      <text:p text:style-name="P168">When exploring a large set of documents -- such as Wikipedia, news articles, Stack Overflow, etc. -- it can be useful to get a list of related material. To find relevant documents you typically</text:p>
      <text:p text:style-name="P169">Decide on a notion of similarity</text:p>
      <text:p text:style-name="P170">Find the documents that are most similar</text:p>
      <text:p text:style-name="P171">In the assignment you will</text:p>
      <text:p text:style-name="P172">Gain intuition for different notions of similarity and practice finding similar documents.</text:p>
      <text:p text:style-name="P173">Explore the<text:s/>trade-offs<text:s/>with representing documents using raw word counts and TF-IDF</text:p>
      <text:p text:style-name="P174">Explore the behaviour of different distance metrics by looking at the Wikipedia pages most similar to President Obama’s page.</text:p>
      <text:p text:style-name="Normal"/>
      <text:p text:style-name="P175">Write-up/Pseudo-code:</text:p>
      <text:soft-page-break/>
      <text:list text:style-name="LFO3" text:continue-numbering="true">
        <text:list-item>
          <text:p text:style-name="P176">Load Wikipedia dataset</text:p>
          <text:list text:continue-numbering="true">
            <text:list-item>
              <text:p text:style-name="P177"><text:span text:style-name="T178">Each element of the dataset consists of a link to the<text:s/></text:span><text:span text:style-name="T179">Wikipedia</text:span><text:span text:style-name="T180"><text:s/>article, the name of the person, and the text of the article (in lowercase).</text:span></text:p>
            </text:list-item>
          </text:list>
        </text:list-item>
        <text:list-item>
          <text:p text:style-name="P181">Extract word count vectors</text:p>
        </text:list-item>
        <text:list-item>
          <text:p text:style-name="P182">Finding nearest neighbors<text:s/></text:p>
          <text:list text:continue-numbering="true">
            <text:list-item>
              <text:p text:style-name="P183">Use Brute-search method to find nearest neighbors of the Barack Obama.</text:p>
            </text:list-item>
          </text:list>
        </text:list-item>
      </text:list>
      <text:p text:style-name="P184">Code:</text:p>
      <text:p text:style-name="P185">model = graphlab.nearest_neighbors.create(wiki, label='name', features=['word_count'],</text:p>
      <text:p text:style-name="P186"><text:s text:c="42"/>method='brute_force', distance='euclidean')</text:p>
      <text:list text:style-name="LFO4" text:continue-numbering="true">
        <text:list-item>
          <text:p text:style-name="P187"><text:span text:style-name="T188">Find Top 10 nearest neighbors for ‘Barack Obama’</text:span></text:p>
        </text:list-item>
      </text:list>
      <text:p text:style-name="P189">model.query(wiki[wiki['name']=='Barack Obama'], label='name', k=10)</text:p>
      <text:p text:style-name="P190"/>
      <text:p text:style-name="P191"><text:span text:style-name="T192">Note:</text:span><text:span text:style-name="T193"><text:s/></text:span></text:p>
      <text:list text:style-name="LFO4" text:continue-numbering="true">
        <text:list-item>
          <text:p text:style-name="P194">Nearest neighbours with raw word counts got some things right, showing all politicians in the query result, but missed finer and important details.</text:p>
        </text:list-item>
        <text:list-item>
          <text:p text:style-name="P195">For instance, let's find out why Francisco Barrio was considered a close neighbour of Obama.<text:s/></text:p>
        </text:list-item>
        <text:list-item>
          <text:p text:style-name="P196">To do this, let's look at the most frequently used words in each of Barack Obama and Francisco Barrio's pages:</text:p>
        </text:list-item>
        <text:list-item>
          <text:p text:style-name="P197"><text:span text:style-name="T198">Let's extract the list of most frequent words that appear in both Obama's and Barrio's documents. We've so far sorted all words from Obama and Barrio's articles by their word frequencies. We will now use a data frame operation known as<text:s/></text:span><text:span text:style-name="T199">join</text:span><text:span text:style-name="T200">. The<text:s/></text:span><text:span text:style-name="T201">join</text:span><text:span text:style-name="T202"><text:s/>operation is very useful when it comes to playing around with data: it lets you combine the content of two tables using a shared column (in this case, the word column).</text:span></text:p>
        </text:list-item>
      </text:list>
      <text:p text:style-name="P203">Code:<text:s/></text:p>
      <text:p text:style-name="P204">obama_words.join(barrio_words, on='word')</text:p>
      <text:list text:style-name="LFO4" text:continue-numbering="true">
        <text:list-item>
          <text:p text:style-name="P205">Among the words that appear in both Barack Obama and Francisco Barrio, take the 5 that appear most frequently in Obama and find how many of the articles in the Wikipedia dataset contain all of those 5 words.</text:p>
        </text:list-item>
      </text:list>
      <text:p text:style-name="P206">Code:</text:p>
      <text:list text:style-name="LFO4" text:continue-numbering="true">
        <text:list-item>
          <text:list>
            <text:list-item>
              <text:p text:style-name="P207">Sort the common words by their frequencies in Obama's article and take the largest five.</text:p>
            </text:list-item>
            <text:list-item>
              <text:p text:style-name="P208">Each word count vector is a Python dictionary. For each word count vector in SFrame, you'd have to check if the set of the 5 common words is a subset of the keys of the word count vector.<text:s/></text:p>
            </text:list-item>
            <text:list-item>
              <text:p text:style-name="P209">Convert the list of top 5 words into set using the syntax</text:p>
            </text:list-item>
            <text:list-item>
              <text:p text:style-name="P210"><text:tab/><text:s text:c="5"/>set(common_words)where common_words is a Python list.<text:s/></text:p>
            </text:list-item>
            <text:list-item>
              <text:p text:style-name="P211"><text:span text:style-name="T212">Extract the list of keys of the word count dictionary by calling the<text:s/></text:span><text:a xlink:href="https://docs.python.org/2/library/stdtypes.html#dict.keys" office:target-frame-name="_top" xlink:show="replace"><text:span text:style-name="T213">keys() method</text:span></text:a><text:span text:style-name="T214">.</text:span></text:p>
            </text:list-item>
            <text:list-item>
              <text:p text:style-name="P215">Convert the list of keys into a set as well.</text:p>
            </text:list-item>
            <text:list-item>
              <text:p text:style-name="P216"><text:span text:style-name="T217">Use<text:s/></text:span><text:a xlink:href="https://docs.python.org/2/library/stdtypes.html#set" office:target-frame-name="_top" xlink:show="replace"><text:span text:style-name="T218">is subset</text:span><text:span text:style-name="T219">() method</text:span></text:a><text:span text:style-name="T220"><text:s/>to check if all 5 words are among the keys.</text:span></text:p>
            </text:list-item>
            <text:list-item>
              <text:p text:style-name="P221">Now apply the has_top_words function on every row of the SFrame.</text:p>
            </text:list-item>
            <text:list-item>
              <text:p text:style-name="P222">Compute the sum of the result column to obtain the number of articles containing all the 5 top words.</text:p>
            </text:list-item>
          </text:list>
        </text:list-item>
        <text:list-item>
          <text:p text:style-name="P223">Measure the pairwise distance between the Wikipedia pages of Barack Obama, George W. Bush, and Joe Biden and find the smallest distance pair among 3.</text:p>
        </text:list-item>
      </text:list>
      <text:p text:style-name="P224"><text:s/>Answer: George W. Bush and Joe Biden</text:p>
      <text:p text:style-name="P225">Code:</text:p>
      <text:p text:style-name="P226">dist['Obama-Bush']= graphlab.toolkits.distances.euclidean(wiki[wiki['name']=='Barack Obama']['word_count'][0], wiki[wiki['name']=='George W. Bush']['word_count'][0])</text:p>
      <text:list text:style-name="LFO4" text:continue-numbering="true">
        <text:list-item>
          <text:p text:style-name="P227">Collect all words that appear both in Barack Obama and George W. Bush pages. Out of those words, find the 10 words that show up most often in Obama's page.</text:p>
        </text:list-item>
        <text:list-item>
          <text:p text:style-name="P228">TF-IDF to the rescue</text:p>
          <text:list text:continue-numbering="true">
            <text:list-item>
              <text:p text:style-name="P229">Much of the perceived commonalities between Obama and Barrio were due to occurrences of extremely frequent words, such as "the", "and", and "his". So nearest neighbors is recommending plausible results sometimes for the wrong reasons.<text:s/></text:p>
            </text:list-item>
            <text:list-item>
              <text:p text:style-name="P230">To retrieve articles that are more relevant, we should focus more on rare words that don't happen in every article. TF-IDF (term frequency–inverse document frequency) is a feature representation that penalizes words that are too common. Let's use GraphLab Create's implementation of TF-IDF and repeat the search for the 10 nearest neighbors of Barack Obama:</text:p>
            </text:list-item>
          </text:list>
        </text:list-item>
      </text:list>
      <text:p text:style-name="P231"/>
      <text:p text:style-name="P232">Code:</text:p>
      <text:p text:style-name="P233">wiki['tf_idf'] = graphlab.text_analytics.tf_idf(wiki['word_count'])</text:p>
      <text:p text:style-name="P234">model_tf_idf = graphlab.nearest_neighbors.create(wiki, label='name', features=['tf_idf'],</text:p>
      <text:p text:style-name="P235"><text:s text:c="49"/>method='brute_force', distance='euclidean')</text:p>
      <text:p text:style-name="P236"/>
      <text:list text:style-name="LFO4" text:continue-numbering="true">
        <text:list-item>
          <text:list>
            <text:list-item>
              <text:p text:style-name="P237">Clearly, the results are more plausible with the use of TF-IDF. Let's take a look at the word vector for Obama and Schilirio's pages. Notice that TF-IDF representation assigns a weight to each word. This weight captures relative importance of that word in the document. Let us sort the words in Obama's article by their TF-IDF weights; we do the same for Schiliro's article as well.</text:p>
            </text:list-item>
          </text:list>
        </text:list-item>
        <text:list-item>
          <text:p text:style-name="P238"><text:span text:style-name="T239">Using the<text:s/></text:span><text:span text:style-name="T240">join</text:span><text:span text:style-name="T241"><text:s/></text:span><text:span text:style-name="T242">operation,</text:span><text:span text:style-name="T243"><text:s/>we learned earlier, try your hands at computing the common words shared by Obama's and Schiliro's articles. Sort the common words by their TF-IDF weights in Obama's document.</text:span></text:p>
        </text:list-item>
        <text:list-item>
          <text:p text:style-name="P244">Among the words that appear in both Barack Obama and Phil Schiliro, take the 5 that have largest weights in Obama and finding how many of the articles in the Wikipedia dataset contain all of those 5 words.</text:p>
        </text:list-item>
        <text:list-item>
          <text:p text:style-name="P245">Notice the huge difference in this calculation using TF-IDF scores instead of raw word counts. We've eliminated noise arising from extremely common words.</text:p>
        </text:list-item>
        <text:list-item>
          <text:p text:style-name="P246">Choosing metrics</text:p>
        </text:list-item>
      </text:list>
      <text:p text:style-name="P247"/>
      <text:list text:style-name="LFO4" text:continue-numbering="true">
        <text:list-item>
          <text:list>
            <text:list-item>
              <text:p text:style-name="P248">You may wonder why Joe Biden, Obama's running mate in two presidential elections, is missing from the query results of model_tf_idf. Let's find out why. First, compute the distance between TF-IDF features of Obama and Biden.</text:p>
            </text:list-item>
            <text:list-item>
              <text:p text:style-name="P249">The distance is larger than the distances we found for the 10 nearest neighbors, which we repeat here for readability:</text:p>
            </text:list-item>
            <text:list-item>
              <text:p text:style-name="P250">But one may wonder, is Biden's article that different from Obama's, more so than, say, Schiliro's? It turns out that, when we compute nearest neighbors using the Euclidean distances, we unwittingly<text:s/>favour<text:s/>short articles over long ones. Let us compute the length of each Wikipedia document, and examine the document lengths for the 100 nearest neighbors to Obama's page.</text:p>
            </text:list-item>
            <text:list-item>
              <text:p text:style-name="P251">To see how these document<text:s/>lengths,<text:s/>compare to the lengths of other documents in the corpus, let's make a histogram of the document lengths of Obama's 100 nearest neighbors and compare to a histogram of document lengths for all documents.</text:p>
            </text:list-item>
            <text:list-item>
              <text:p text:style-name="P252">Relative to the rest of Wikipedia, nearest neighbors of Obama are<text:s/>overwhelmingly<text:s/>short, most of them being shorter than 300 words. The bias towards short articles is not appropriate in this application as there is really no reason to<text:s/>favour<text:s/>short articles over long articles (they are all Wikipedia articles, after all). Many of the Wikipedia articles are 300 words or more, and both Obama and Biden are over 300 words long.</text:p>
            </text:list-item>
            <text:list-item>
              <text:p text:style-name="P253"><text:span text:style-name="T254">Note</text:span><text:span text:style-name="T255">: For the interest of computation time, the dataset given here contains<text:s/></text:span><text:span text:style-name="T256">excerpts</text:span><text:span text:style-name="T257"><text:s/>of the articles rather than full text. For instance, the actual Wikipedia article about Obama is around 25000 words. Do not be surprised by the low numbers shown in the histogram.</text:span></text:p>
            </text:list-item>
            <text:list-item>
              <text:p text:style-name="P258"><text:span text:style-name="T259">Note:</text:span><text:span text:style-name="T260"><text:s/>Both word-count features and TF-IDF are proportional to word frequencies. While TF-IDF penalizes very common words, longer articles tend to have longer TF-IDF vectors simply because they have more words in them.</text:span></text:p>
            </text:list-item>
            <text:list-item>
              <text:p text:style-name="P261"><text:span text:style-name="T262">To remove this bias, we turn to<text:s/></text:span><text:span text:style-name="T263">cosine distances</text:span><text:span text:style-name="T264">:<text:s/></text:span></text:p>
            </text:list-item>
            <text:list-item>
              <text:p text:style-name="P265"><text:span text:style-name="T266">d(x,y)=1−x</text:span><text:span text:style-name="T267">T</text:span><text:span text:style-name="T268">y</text:span><text:span text:style-name="T269">∥</text:span><text:span text:style-name="T270">x</text:span><text:span text:style-name="T271">∥∥</text:span><text:span text:style-name="T272">y</text:span><text:span text:style-name="T273">∥</text:span></text:p>
            </text:list-item>
            <text:list-item>
              <text:p text:style-name="P274">Cosine distances let us compare word distributions of two articles of varying lengths.</text:p>
            </text:list-item>
            <text:list-item>
              <text:p text:style-name="P275">Let us train a new nearest neighbor model, this time with cosine distances. We then repeat the search for Obama's 100 nearest neighbors.</text:p>
            </text:list-item>
          </text:list>
        </text:list-item>
        <text:list-item>
          <text:p text:style-name="P276"><text:span text:style-name="T277">Moral of the story</text:span><text:span text:style-name="T278">: In deciding the features and distance measures, check if they produce results that make sense for your particular application.</text:span></text:p>
        </text:list-item>
      </text:list>
      <text:list text:style-name="LFO4" text:continue-numbering="true">
        <text:list-item>
          <text:p text:style-name="P279"><text:bookmark-start text:name="_Toc6419220"/><text:bookmark-start text:name="_Toc6851191"/><text:span text:style-name="T280">Problem with cosine distances: tweets vs. long articles</text:span><text:a xlink:href="http://localhost:8889/notebooks/Course4/0_nearest-neighbors-features-and-metrics_blank.ipynb#Problem-with-cosine-distances:-tweets-vs.-long-articles" office:target-frame-name="_top" xlink:show="replace"><text:span text:style-name="T281">¶</text:span><text:bookmark-end text:name="_Toc6419220"/><text:bookmark-end text:name="_Toc6851191"/></text:a></text:p>
        </text:list-item>
        <text:list-item>
          <text:p text:style-name="P282">Happily,<text:s/>ever after? Not so fast. Cosine distances ignore all document lengths, which may be great in certain situations but not in others. For instance, consider the following (admittedly contrived) example.</text:p>
        </text:list-item>
        <text:list-item>
          <text:p text:style-name="P283"><text:span text:style-name="T284">How similar is this tweet to Barack Obama's Wikipedia article? Let's transform the tweet into TF-IDF features, using an encoder fit to the Wikipedia dataset. (That is, let's treat this tweet as an article in our Wikipedia dataset and see what happens.)</text:span></text:p>
        </text:list-item>
        <text:list-item>
          <text:p text:style-name="P285"><text:span text:style-name="T286">With cosine distances, the tweet is "nearer" to Barack Obama than everyone else, except for Joe Biden! This probably is not something we want. If someone is reading the Barack Obama Wikipedia page, would you want to recommend they read this tweet? Ignoring article lengths completely resulted in nonsensical results. In practice, it is common to enforce maximum or minimum document lengths. After all, when someone is reading a long article from<text:s/></text:span><text:span text:style-name="T287">The Atlantic</text:span><text:span text:style-name="T288">, you wouldn't recommend him/her a tweet.</text:span></text:p>
        </text:list-item>
      </text:list>
      <text:h text:style-name="P289" text:outline-level="2"/>
      <text:h text:style-name="P290" text:outline-level="2"><text:bookmark-start text:name="_Toc6419221"/><text:bookmark-start text:name="_Toc6851192"/>ASSIGNMENT 2:<text:bookmark-end text:name="_Toc6419221"/><text:bookmark-end text:name="_Toc6851192"/></text:h>
      <text:h text:style-name="P291" text:outline-level="3"><text:bookmark-start text:name="_Toc6419222"/><text:bookmark-start text:name="_Toc6851193"/>Implementing Locality Sensitive Hashing from scratch<text:bookmark-end text:name="_Toc6419222"/><text:bookmark-end text:name="_Toc6851193"/></text:h>
      <text:p text:style-name="P292">Locality Sensitive Hashing (LSH) provides for a fast, efficient approximate nearest neighbor search. The algorithm scales well with respect to the number of data points as well as dimensions.</text:p>
      <text:p text:style-name="P293">In this assignment, you will</text:p>
      <text:list text:style-name="LFO6" text:continue-numbering="true">
        <text:list-item>
          <text:p text:style-name="P294">Implement the LSH algorithm for approximate nearest neighbor search</text:p>
        </text:list-item>
        <text:list-item>
          <text:p text:style-name="P295">Examine the accuracy for different documents by comparing against brute force search, and also contrast runtimes</text:p>
        </text:list-item>
        <text:list-item>
          <text:p text:style-name="P296">Explore the role of the algorithm’s tuning parameters in the accuracy of the method</text:p>
        </text:list-item>
      </text:list>
      <text:p text:style-name="P297">Write-up / Pseudo-code:</text:p>
      <text:list text:style-name="LFO6" text:continue-numbering="true">
        <text:list-item>
          <text:p text:style-name="P298">Load in the Wikipedia dataset</text:p>
        </text:list-item>
        <text:list-item>
          <text:p text:style-name="P299">Extract TF-IDF matrix</text:p>
        </text:list-item>
      </text:list>
      <text:p text:style-name="P300">Code:</text:p>
      <text:p text:style-name="P301">wiki['tf_idf'] = graphlab.text_analytics.tf_idf(wiki['text'])</text:p>
      <text:p text:style-name="P302">Note:</text:p>
      <text:p text:style-name="P303">For the remainder of the assignment, we will use sparse matrices. Sparse matrices are matrices that have a small number of nonzero entries. A good data structure for sparse matrices would only store the nonzero entries to save space and speed up computation. SciPy provides a highly-optimized library for sparse matrices. Many matrix operations available for NumPy arrays are also available for SciPy sparse matrices.</text:p>
      <text:list text:style-name="LFO6" text:continue-numbering="true">
        <text:list-item>
          <text:p text:style-name="P304">We first convert the TF-IDF column (in dictionary format) into the SciPy sparse matrix format.</text:p>
        </text:list-item>
        <text:list-item>
          <text:p text:style-name="P305">Train an LSH Model</text:p>
        </text:list-item>
      </text:list>
      <text:p text:style-name="P306">LSH performs an efficient neighbor search by randomly partitioning all reference data points into different bins. Today we will build a popular variant of LSH known as random binary projection, which approximates cosine distance. There are other variants we could use for other choices of distance metrics.</text:p>
      <text:list text:style-name="LFO6" text:continue-numbering="true">
        <text:list-item>
          <text:list>
            <text:list-item>
              <text:p text:style-name="P307">The first step is to generate a collection of random vectors from the standard Gaussian distribution.</text:p>
            </text:list-item>
          </text:list>
        </text:list-item>
      </text:list>
      <text:p text:style-name="P308">generate_random_vectors(num_vector=3, dim=5)</text:p>
      <text:p text:style-name="P309"/>
      <text:list text:style-name="LFO6" text:continue-numbering="true">
        <text:list-item>
          <text:list>
            <text:list-item>
              <text:p text:style-name="P310"><text:span text:style-name="T311">We now generate random vectors of the same dimensionality as our vocubulary size (547979). Each vector can be used to compute one bit in the bin encoding. We generate 16 vectors, leading to a 16-bit encoding of the bin index for each document.</text:span></text:p>
            </text:list-item>
          </text:list>
        </text:list-item>
      </text:list>
      <text:p text:style-name="P312">random_vectors = generate_random_vectors (num_vector=16, dim=547979)</text:p>
      <text:p text:style-name="P313"/>
      <text:list text:style-name="LFO6" text:continue-numbering="true">
        <text:list-item>
          <text:list>
            <text:list-item>
              <text:p text:style-name="P314">Next, we partition data points into bins. Instead of using explicit loops, we'd like to utilize matrix operations for greater efficiency.</text:p>
            </text:list-item>
          </text:list>
        </text:list-item>
      </text:list>
      <text:p text:style-name="P315"/>
      <text:list text:style-name="LFO6" text:continue-numbering="true">
        <text:list-item>
          <text:list>
            <text:list-item>
              <text:p text:style-name="P316">We'd like to decide which bin document 0 should go. Since 16 random vectors were generated in the previous cell, we have 16 bits to represent the bin index.<text:s/></text:p>
            </text:list-item>
          </text:list>
        </text:list-item>
      </text:list>
      <text:p text:style-name="P317"/>
      <text:list text:style-name="LFO6" text:continue-numbering="true">
        <text:list-item>
          <text:list>
            <text:list-item>
              <text:p text:style-name="P318">The first bit is given by the sign of the dot product between the first random vector and the document's TF-IDF vector.</text:p>
            </text:list-item>
          </text:list>
        </text:list-item>
      </text:list>
      <text:p text:style-name="P319"/>
      <text:p text:style-name="P320"/>
      <text:list text:style-name="LFO6" text:continue-numbering="true">
        <text:list-item>
          <text:list>
            <text:list-item>
              <text:p text:style-name="P321"><text:span text:style-name="T322">Similarly, the second bit is computed as the sign of the dot product between the second random vector and the document vector.</text:span></text:p>
            </text:list-item>
          </text:list>
        </text:list-item>
      </text:list>
      <text:p text:style-name="P323"/>
      <text:list text:style-name="LFO6" text:continue-numbering="true">
        <text:list-item>
          <text:list>
            <text:list-item>
              <text:p text:style-name="P324"><text:span text:style-name="T325">We can compute all of the bin index bits at once as follows. Note the absence of the explicit<text:s/></text:span><text:span text:style-name="T326">for</text:span><text:span text:style-name="T327"><text:s/>loop over the 16 vectors. Matrix operations let us batch dot-product computation in a highly efficient manner, unlike the<text:s/></text:span><text:span text:style-name="T328">for</text:span><text:span text:style-name="T329">-loop</text:span><text:span text:style-name="T330"><text:s/>construction. Given the relative inefficiency of loops in Python, the advantage of matrix operations is even greater.</text:span></text:p>
            </text:list-item>
          </text:list>
        </text:list-item>
      </text:list>
      <text:p text:style-name="P331">Code:</text:p>
      <text:p text:style-name="P332">doc.dot(random_vectors) &gt;= 0 # should return an array of 16 True/False bits</text:p>
      <text:p text:style-name="P333">array([[ True, True, False, False, False, True, True, False, True, True, True, False, False, True, False, True]], dtype=bool)</text:p>
      <text:p text:style-name="P334"/>
      <text:p text:style-name="P335">np.array(doc.dot(random_vectors) &gt;= 0, dtype=int) # display index bits in 0/1's</text:p>
      <text:p text:style-name="P336">array([[1, 1, 0, 0, 0, 1, 1, 0, 1, 1, 1, 0, 0, 1, 0, 1]])</text:p>
      <text:p text:style-name="P337"/>
      <text:p text:style-name="P338">Note:<text:s/></text:p>
      <text:p text:style-name="P339">All documents that obtain exactly this vector will be assigned to the same bin. We'd like to repeat the identical operation on all documents in the Wikipedia dataset and compute the corresponding bin indices. Again, we use matrix operations so that no explicit loop is needed.</text:p>
      <text:p text:style-name="P340"/>
      <text:list text:style-name="LFO6" text:continue-numbering="true">
        <text:list-item>
          <text:list>
            <text:list-item>
              <text:p text:style-name="P341">corpus[0:2].dot(random_vectors) &gt;= 0 =&gt;# compute bit indices of first two documents</text:p>
            </text:list-item>
            <text:list-item>
              <text:p text:style-name="P342">compute bit indices of ALL documents</text:p>
            </text:list-item>
          </text:list>
        </text:list-item>
      </text:list>
      <text:p text:style-name="P343">corpus.dot(random_vectors) &gt;= 0</text:p>
      <text:p text:style-name="P344"/>
      <text:list text:style-name="LFO6" text:continue-numbering="true">
        <text:list-item>
          <text:list>
            <text:list-item>
              <text:p text:style-name="P345">We're almost done! To make it convenient to refer to individual bins, we convert each binary bin index into a single integer:<text:s/></text:p>
            </text:list-item>
          </text:list>
        </text:list-item>
      </text:list>
      <text:p text:style-name="P346">Bin index <text:s text:c="21"/>integer</text:p>
      <text:p text:style-name="P347">[0,0,0,0,0,0,0,0,0,0,0,0] <text:s text:c="2"/>=&gt; 0</text:p>
      <text:p text:style-name="P348">[0,0,0,0,0,0,0,0,0,0,0,1] <text:s text:c="2"/>=&gt; 1</text:p>
      <text:soft-page-break/>
      <text:p text:style-name="P349">[0,0,0,0,0,0,0,0,0,0,1,0] <text:s text:c="2"/>=&gt; 2</text:p>
      <text:p text:style-name="P350">[0,0,0,0,0,0,0,0,0,0,1,1] <text:s text:c="2"/>=&gt; 3</text:p>
      <text:p text:style-name="P351">...</text:p>
      <text:p text:style-name="P352">[1,1,1,1,1,1,1,1,1,1,0,0] <text:s text:c="2"/>=&gt; 65532</text:p>
      <text:p text:style-name="P353">[1,1,1,1,1,1,1,1,1,1,0,1] <text:s text:c="2"/>=&gt; 65533</text:p>
      <text:p text:style-name="P354">[1,1,1,1,1,1,1,1,1,1,1,0] <text:s text:c="2"/>=&gt; 65534</text:p>
      <text:p text:style-name="P355">[1,1,1,1,1,1,1,1,1,1,1,1] <text:s text:c="2"/>=&gt; 65535 (= 2^16-1)</text:p>
      <text:p text:style-name="P356"/>
      <text:p text:style-name="P357"/>
      <text:p text:style-name="P358">By the rules of binary number representation, we just need to compute the dot product between the document vector and the vector consisting of powers of 2:</text:p>
      <text:p text:style-name="P359"/>
      <text:list text:style-name="LFO6" text:continue-numbering="true">
        <text:list-item>
          <text:list>
            <text:list-item>
              <text:p text:style-name="P360"><text:span text:style-name="T361">Since it's the dot product again, we batch it with a matrix operation:</text:span></text:p>
            </text:list-item>
          </text:list>
        </text:list-item>
      </text:list>
      <text:p text:style-name="P362">index_bits = corpus.dot(random_vectors) &gt;= 0</text:p>
      <text:p text:style-name="P363">index_bits.dot(powers_of_two)</text:p>
      <text:p text:style-name="P364">This array gives us the integer index of the bins for all documents.</text:p>
      <text:list text:style-name="LFO6" text:continue-numbering="true">
        <text:list-item>
          <text:list>
            <text:list-item>
              <text:p text:style-name="P365">Now we are ready to complete the following function. Given the integer bin indices for the documents, you should compile a list of document IDs that belong to each bin. Since a list is to be maintained for each unique bin index, a dictionary of lists is used.</text:p>
              <text:list text:continue-numbering="true">
                <text:list-item>
                  <text:p text:style-name="P366">Compute the integer bin indices. This step is already completed.</text:p>
                </text:list-item>
                <text:list-item>
                  <text:p text:style-name="P367">For each document in the dataset, do the following:</text:p>
                </text:list-item>
                <text:list-item>
                  <text:p text:style-name="P368">Get the integer bin index for the document.</text:p>
                </text:list-item>
                <text:list-item>
                  <text:p text:style-name="P369">Fetch the list of document ids associated with the bin; if no list yet exists for this bin, assign the bin an empty list.</text:p>
                </text:list-item>
                <text:list-item>
                  <text:p text:style-name="P370">Add the document id to the end of the list.</text:p>
                </text:list-item>
              </text:list>
            </text:list-item>
          </text:list>
        </text:list-item>
      </text:list>
      <text:p text:style-name="P371">model = train_lsh(corpus, num_vector=16, seed=143)</text:p>
      <text:p text:style-name="P372">table = model['table']</text:p>
      <text:p text:style-name="P373"/>
      <text:list text:style-name="LFO6" text:continue-numbering="true">
        <text:list-item>
          <text:list>
            <text:list-item>
              <text:p text:style-name="P374">Inspect bins</text:p>
            </text:list-item>
          </text:list>
        </text:list-item>
      </text:list>
      <text:p text:style-name="P375">Let us look at some documents and see which bins they fall into.</text:p>
      <text:p text:style-name="P376">wiki[wiki['name'] == 'Barack Obama']</text:p>
      <text:p text:style-name="P377">model['bin_indices'][35817]</text:p>
      <text:list text:style-name="LFO6" text:continue-numbering="true">
        <text:list-item>
          <text:list>
            <text:list-item>
              <text:p text:style-name="P378"><text:span text:style-name="T379">Findings:</text:span></text:p>
            </text:list-item>
          </text:list>
        </text:list-item>
      </text:list>
      <text:p text:style-name="P380">Examine the bit representations of the bins containing Barack Obama and Joe Biden. In how many places do they agree? Answer: 14 out of 16 places</text:p>
      <text:p text:style-name="P381"/>
      <text:soft-page-break/>
      <text:list text:style-name="LFO6" text:continue-numbering="true">
        <text:list-item>
          <text:list>
            <text:list-item>
              <text:p text:style-name="P382"><text:span text:style-name="T383">Compare the result with a former British diplomat, whose bin representation agrees with Obama's in only 8 out of 16 places.</text:span></text:p>
            </text:list-item>
          </text:list>
        </text:list-item>
      </text:list>
      <text:p text:style-name="P384"/>
      <text:list text:style-name="LFO6" text:continue-numbering="true">
        <text:list-item>
          <text:list>
            <text:list-item>
              <text:p text:style-name="P385"><text:span text:style-name="T386">How about the documents in the same bin as Barack Obama? Are they necessarily more similar to Obama than Biden? Let's look at which documents are in the same bin as the Barack Obama article. There are four other documents that belong to the same bin.</text:span></text:p>
            </text:list-item>
          </text:list>
        </text:list-item>
      </text:list>
      <text:p text:style-name="P387"/>
      <text:list text:style-name="LFO6" text:continue-numbering="true">
        <text:list-item>
          <text:list>
            <text:list-item>
              <text:p text:style-name="P388">It turns out that Joe Biden is much closer to Barack Obama than any of the four documents, even though Biden's bin representation differs from Obama's by 2 bits.</text:p>
            </text:list-item>
          </text:list>
        </text:list-item>
      </text:list>
      <text:p text:style-name="P389"/>
      <text:p text:style-name="P390"/>
      <text:list text:style-name="LFO6" text:continue-numbering="true">
        <text:list-item>
          <text:list>
            <text:list-item>
              <text:p text:style-name="P391"><text:span text:style-name="T392">Moral of the story.</text:span><text:span text:style-name="T393"><text:s/>Similar data points will in general tend to fall into nearby bins, but that's all we can say about LSH. In a high-dimensional space such as text features, we often get unlucky with our selection of only a few random vectors such that dissimilar data points go into the same bin while similar data points fall into different bins. Given a query document, we must consider all documents in the nearby bins and sort them according to their actual distances from the query.</text:span></text:p>
            </text:list-item>
            <text:list-item>
              <text:p text:style-name="P394"><text:span text:style-name="T395">Note.<text:s/></text:span><text:span text:style-name="T396">Don't be surprised if few of the candidates look similar to Obama. This is why we add as many candidates as our computational budget allows and sort them by their distance to the query.</text:span></text:p>
            </text:list-item>
          </text:list>
        </text:list-item>
      </text:list>
      <text:p text:style-name="P397"/>
      <text:list text:style-name="LFO6" text:continue-numbering="true">
        <text:list-item>
          <text:list>
            <text:list-item>
              <text:p text:style-name="P398">Now we have a function that can return all the candidates from neighboring bins.<text:s/>Next,<text:s/>we write a function to collect all candidates and compute their true distance to the query.</text:p>
            </text:list-item>
          </text:list>
        </text:list-item>
      </text:list>
      <text:p text:style-name="P399"/>
      <text:list text:style-name="LFO6" text:continue-numbering="true">
        <text:list-item>
          <text:list>
            <text:list-item>
              <text:p text:style-name="P400"><text:span text:style-name="T401">Experimenting with your LSH implementation</text:span><text:span text:style-name="T402">¶</text:span></text:p>
            </text:list-item>
          </text:list>
        </text:list-item>
      </text:list>
      <text:p text:style-name="P403">In the following sections we have implemented a few experiments so that you can gain intuition for how your LSH implementation behaves in different situations. This will help you understand the effect of searching nearby bins and the performance of LSH versus computing nearest neighbors using a brute force search.</text:p>
      <text:list text:style-name="LFO6" text:continue-numbering="true">
        <text:list-item>
          <text:list>
            <text:list-item>
              <text:list>
                <text:list-item>
                  <text:p text:style-name="P404">Effect of nearby bin search¶</text:p>
                </text:list-item>
                <text:list-item>
                  <text:p text:style-name="P405">How does nearby bin search affect the outcome of LSH? There are three variables that are affected by the search radius:</text:p>
                </text:list-item>
                <text:list-item>
                  <text:p text:style-name="P406">Number of candidate documents considered</text:p>
                </text:list-item>
                <text:list-item>
                  <text:p text:style-name="P407">Query time</text:p>
                </text:list-item>
                <text:list-item>
                  <text:p text:style-name="P408">Distance of approximate neighbors from the query</text:p>
                </text:list-item>
                <text:list-item>
                  <text:p text:style-name="P409">Let us run LSH multiple times, each with different radii for nearby bin search. We will measure the three variables as discussed above.</text:p>
                </text:list-item>
              </text:list>
            </text:list-item>
          </text:list>
        </text:list-item>
      </text:list>
      <text:p text:style-name="P410">Some observations:</text:p>
      <text:list text:style-name="LFO6" text:continue-numbering="true">
        <text:list-item>
          <text:list>
            <text:list-item>
              <text:list>
                <text:list-item>
                  <text:p text:style-name="P411">As we increase the search radius, we find more neighbors that are a smaller distance away.</text:p>
                </text:list-item>
                <text:list-item>
                  <text:p text:style-name="P412">With increased search radius comes a<text:s/>greater number of<text:s/>documents that have to be searched. Query time is higher as a consequence.</text:p>
                </text:list-item>
                <text:list-item>
                  <text:p text:style-name="P413">With sufficiently high search radius, the results of LSH begin to resemble the results of brute-force search.</text:p>
                </text:list-item>
              </text:list>
            </text:list-item>
          </text:list>
        </text:list-item>
      </text:list>
      <text:p text:style-name="P414">Quality metrics for neighbors¶</text:p>
      <text:list text:style-name="LFO6" text:continue-numbering="true">
        <text:list-item>
          <text:list>
            <text:list-item>
              <text:p text:style-name="P415">The above analysis is limited by the fact that it was run with a single query, namely Barack Obama. We should repeat the analysis for the entirety of data. Iterating over all documents would take a long time, so let us randomly choose 10 documents for our analysis.</text:p>
            </text:list-item>
            <text:list-item>
              <text:p text:style-name="P416">For each document, we first compute the true 25 nearest neighbors, and then run LSH multiple times. We look at two metrics:</text:p>
            </text:list-item>
            <text:list-item>
              <text:p text:style-name="P417">Precision@10: How many of the 10 neighbors given by LSH are among the true 25 nearest neighbors?</text:p>
            </text:list-item>
            <text:list-item>
              <text:p text:style-name="P418">Average cosine distance of the neighbors from the query</text:p>
            </text:list-item>
            <text:list-item>
              <text:p text:style-name="P419">Then we run LSH multiple times with different search radii.</text:p>
            </text:list-item>
          </text:list>
        </text:list-item>
      </text:list>
      <text:p text:style-name="P420"/>
      <text:p text:style-name="P421">We see a similar trade-off between quality and performance: as the number of random vectors increases, the query time goes down as each bin contains fewer documents on average, but on average the neighbors are likewise placed farther from the query. On the other hand, when using a small enough number of random vectors, LSH becomes very similar brute-force search: Many documents appear in a single bin, so searching the query bin alone covers a lot of the corpus; then, including neighboring bins might result in searching all documents, just as in the brute-force approach.</text:p>
      <text:p text:style-name="P422"/>
      <text:p text:style-name="P423"/>
      <text:h text:style-name="P424" text:outline-level="2"/>
      <text:h text:style-name="P425" text:outline-level="2"/>
      <text:h text:style-name="P426" text:outline-level="2"><text:bookmark-start text:name="_Toc6419231"/><text:bookmark-start text:name="_Toc6851194"/>ASSIGNMENT5:<text:bookmark-end text:name="_Toc6419231"/><text:bookmark-end text:name="_Toc6851194"/></text:h>
      <text:h text:style-name="P427" text:outline-level="2"><text:bookmark-start text:name="_Toc6419232"/><text:bookmark-start text:name="_Toc6851195"/>Clustering text data with Gaussian mixtures<text:bookmark-end text:name="_Toc6419232"/><text:bookmark-end text:name="_Toc6851195"/></text:h>
      <text:p text:style-name="P428">In a previous assignment, we explored K-means clustering for a high-dimensional Wikipedia dataset. We can also model this data with a mixture of Gaussians, though with increasing dimension we run into several important problems associated with using a full covariance matrix for each component.</text:p>
      <text:p text:style-name="P429"><text:span text:style-name="T430">In this section, we will use an EM implementation to fit a Gaussian mixture model with </text:span><text:span text:style-name="T431">diagonal</text:span><text:span text:style-name="T432"> covariances to a subset of the Wikipedia dataset.</text:span></text:p>
      <text:p text:style-name="Normal"/>
      <text:p text:style-name="Normal"/>
      <text:p text:style-name="P433">Write-up / Pseudo code:</text:p>
      <text:h text:style-name="Heading2" text:outline-level="2"><text:bookmark-start text:name="_Toc6419233"/><text:bookmark-start text:name="_Toc6851196"/><text:soft-page-break/><text:span text:style-name="T434">Fitting a diagonal covariance Gaussian mixture model to text data</text:span><text:a xlink:href="http://localhost:8888/notebooks/Course4/4_em-with-text-data_blank.ipynb#Fitting-a-diagonal-covariance-Gaussian-mixture-model-to-text-data" office:target-frame-name="_top" xlink:show="replace"><text:span text:style-name="T435">¶</text:span><text:bookmark-end text:name="_Toc6419233"/><text:bookmark-end text:name="_Toc6851196"/></text:a></text:h>
      <text:p text:style-name="P436">In a previous assignment, we explored k-means clustering for a high-dimensional Wikipedia dataset. We can also model this data with a mixture of Gaussians, though with increasing dimension we run into two important issues associated with using a full covariance matrix for each component.</text:p>
      <text:list text:style-name="LFO7" text:continue-numbering="true">
        <text:list-item>
          <text:p text:style-name="P437">Computational cost becomes prohibitive in high dimensions: score calculations have complexity cubic in the number of dimensions M if the Gaussian has a full covariance matrix.</text:p>
        </text:list-item>
        <text:list-item>
          <text:p text:style-name="P438">A model with many parameters require more data: observe that a full covariance matrix for an M-dimensional Gaussian will have M(M+1)/2 parameters to fit. With the number of parameters growing roughly as the square of the dimension, it may quickly become impossible to find a sufficient amount of data to make good inferences.</text:p>
        </text:list-item>
      </text:list>
      <text:p text:style-name="P439">Both of these issues are avoided if we require the covariance matrix of each component to be diagonal, as then it has only M parameters to fit and the score computation decomposes into M univariate score calculations. Recall from the lecture that the M-step for the full covariance is:</text:p>
      <text:p text:style-name="P440"><text:span text:style-name="T441">Σ̂ </text:span><text:span text:style-name="T442">k</text:span><text:span text:style-name="T443">=1</text:span><text:span text:style-name="T444">N</text:span><text:span text:style-name="T445">softk</text:span><text:span text:style-name="T446">∑</text:span><text:span text:style-name="T447">i</text:span><text:span text:style-name="T448">=1</text:span><text:span text:style-name="T449">N</text:span><text:span text:style-name="T450">r</text:span><text:span text:style-name="T451">ik</text:span><text:span text:style-name="T452">(</text:span><text:span text:style-name="T453">x</text:span><text:span text:style-name="T454">i</text:span><text:span text:style-name="T455">−</text:span><text:span text:style-name="T456">μ</text:span><text:span text:style-name="T457">̂ </text:span><text:span text:style-name="T458">k</text:span><text:span text:style-name="T459">)(</text:span><text:span text:style-name="T460">x</text:span><text:span text:style-name="T461">i</text:span><text:span text:style-name="T462">−</text:span><text:span text:style-name="T463">μ</text:span><text:span text:style-name="T464">̂ </text:span><text:span text:style-name="T465">k</text:span><text:span text:style-name="T466">)</text:span><text:span text:style-name="T467">T</text:span></text:p>
      <text:p text:style-name="P468"><text:span text:style-name="T469">Note that this is a square matrix with M rows and M columns, and the above equation implies that the (v, w) element is computed by</text:span></text:p>
      <text:p text:style-name="P470"><text:span text:style-name="T471">Σ̂ </text:span><text:span text:style-name="T472">k</text:span><text:span text:style-name="T473">,</text:span><text:span text:style-name="T474">v</text:span><text:span text:style-name="T475">,</text:span><text:span text:style-name="T476">w</text:span><text:span text:style-name="T477">=1</text:span><text:span text:style-name="T478">N</text:span><text:span text:style-name="T479">softk</text:span><text:span text:style-name="T480">∑</text:span><text:span text:style-name="T481">i</text:span><text:span text:style-name="T482">=1</text:span><text:span text:style-name="T483">N</text:span><text:span text:style-name="T484">r</text:span><text:span text:style-name="T485">ik</text:span><text:span text:style-name="T486">(</text:span><text:span text:style-name="T487">x</text:span><text:span text:style-name="T488">iv</text:span><text:span text:style-name="T489">−</text:span><text:span text:style-name="T490">μ</text:span><text:span text:style-name="T491">̂ </text:span><text:span text:style-name="T492">kv</text:span><text:span text:style-name="T493">)(</text:span><text:span text:style-name="T494">x</text:span><text:span text:style-name="T495">iw</text:span><text:span text:style-name="T496">−</text:span><text:span text:style-name="T497">μ</text:span><text:span text:style-name="T498">̂ </text:span><text:span text:style-name="T499">kw</text:span><text:span text:style-name="T500">)</text:span></text:p>
      <text:p text:style-name="P501"><text:span text:style-name="T502">When we assume that this is a diagonal matrix, then non-diagonal elements are assumed to be zero and we only need to compute each of the M elements along the diagonal independently using the following equation.<text:s/></text:span></text:p>
      <text:p text:style-name="P503"><text:span text:style-name="T504">σ</text:span><text:span text:style-name="T505">̂ </text:span><text:span text:style-name="T506">2</text:span><text:span text:style-name="T507">k</text:span><text:span text:style-name="T508">,</text:span><text:span text:style-name="T509">v</text:span><text:span text:style-name="T510">=Σ̂ </text:span><text:span text:style-name="T511">k</text:span><text:span text:style-name="T512">,</text:span><text:span text:style-name="T513">v</text:span><text:span text:style-name="T514">,</text:span><text:span text:style-name="T515">v</text:span><text:span text:style-name="T516">=1</text:span><text:span text:style-name="T517">N</text:span><text:span text:style-name="T518">softk</text:span><text:span text:style-name="T519">∑</text:span><text:span text:style-name="T520">i</text:span><text:span text:style-name="T521">=1</text:span><text:span text:style-name="T522">N</text:span><text:span text:style-name="T523">r</text:span><text:span text:style-name="T524">ik</text:span><text:span text:style-name="T525">(</text:span><text:span text:style-name="T526">x</text:span><text:span text:style-name="T527">iv</text:span><text:span text:style-name="T528">−</text:span><text:span text:style-name="T529">μ</text:span><text:span text:style-name="T530">̂ </text:span><text:span text:style-name="T531">kv</text:span><text:span text:style-name="T532">)</text:span><text:span text:style-name="T533">2</text:span></text:p>
      <text:p text:style-name="P534"><text:span text:style-name="T535">In this section, we will use an EM implementation to fit a Gaussian mixture model with<text:s/></text:span><text:span text:style-name="T536">diagonal</text:span><text:span text:style-name="T537"><text:s/>covariances to a subset of the Wikipedia dataset. The implementation uses the above equation to compute each variance term.<text:s/></text:span></text:p>
      <text:p text:style-name="P538">We'll begin by importing the dataset and coming up with a useful representation for each article. After running our algorithm on the data, we will explore the output to see whether we can give a meaningful interpretation to the fitted parameters in our model.</text:p>
      <text:list text:style-name="LFO8" text:continue-numbering="true">
        <text:list-item>
          <text:p text:style-name="P539"><text:bookmark-start text:name="_Toc6419234"/><text:bookmark-start text:name="_Toc6851197"/><text:span text:style-name="T540">Load Wikipedia data and extract TF-IDF features</text:span><text:a xlink:href="http://localhost:8888/notebooks/Course4/4_em-with-text-data_blank.ipynb#Load-Wikipedia-data-and-extract-TF-IDF-features" office:target-frame-name="_top" xlink:show="replace"><text:span text:style-name="T541">¶</text:span><text:bookmark-end text:name="_Toc6419234"/><text:bookmark-end text:name="_Toc6851197"/></text:a></text:p>
        </text:list-item>
        <text:list-item>
          <text:p text:style-name="P542">EM in high dimensions</text:p>
        </text:list-item>
      </text:list>
      <text:p text:style-name="P543">EM for high-dimensional data requires some special treatment:</text:p>
      <text:p text:style-name="P544">E step and M step must be vectorized as much as possible, as explicit loops are dreadfully slow in Python.</text:p>
      <text:p text:style-name="P545">All operations must be cast in terms of sparse matrix operations, to take advantage of computational savings enabled by sparsity of data.</text:p>
      <text:p text:style-name="P546">Initially, some words may be entirely absent from a cluster, causing the M step to produce zero mean and variance for those words. This means any data point with one of those words will have 0 probability of being assigned to that cluster since the cluster allows for no variability (0 variance) around that count being 0 (0 mean). Since there is a small chance for<text:s/><text:soft-page-break/>those words to later appear in the cluster, we instead assign a small positive variance (~1e-10). Doing so also prevents numerical overflow.</text:p>
      <text:p text:style-name="P547"/>
      <text:list text:style-name="LFO9" text:continue-numbering="true">
        <text:list-item>
          <text:p text:style-name="P548">Initializing mean parameters using k-means</text:p>
        </text:list-item>
      </text:list>
      <text:p text:style-name="P549">Recall from the lectures that EM for Gaussian mixtures is very sensitive to the choice of initial means. With a bad initial set of means, EM may produce clusters that span a large area and are mostly overlapping. To eliminate such bad outcomes, we first produce a suitable set of initial means by using the cluster<text:s/>centres<text:s/>from running k-means. That is, we first run k-means and then take the final set of means from the converged solution as the initial means in our EM algorithm.</text:p>
      <text:list text:style-name="LFO9" text:continue-numbering="true">
        <text:list-item>
          <text:p text:style-name="P550"><text:span text:style-name="T551">Initializing cluster weights</text:span></text:p>
        </text:list-item>
      </text:list>
      <text:p text:style-name="P552">We will initialize each cluster weight to be the proportion of documents assigned to that cluster by k-means above.</text:p>
      <text:list text:style-name="LFO9" text:continue-numbering="true">
        <text:list-item>
          <text:p text:style-name="P553"><text:span text:style-name="T554">Initializing covariances</text:span></text:p>
        </text:list-item>
      </text:list>
      <text:p text:style-name="P555"><text:span text:style-name="T556">To initialize our covariance parameters, we compute<text:s/></text:span><text:span text:style-name="T557">σ</text:span><text:span text:style-name="T558">̂ </text:span><text:span text:style-name="T559">2</text:span><text:span text:style-name="T560">k</text:span><text:span text:style-name="T561">,</text:span><text:span text:style-name="T562">j</text:span><text:span text:style-name="T563">=∑</text:span><text:span text:style-name="T564">Ni</text:span><text:span text:style-name="T565">=</text:span><text:span text:style-name="T566">1</text:span><text:span text:style-name="T567">(</text:span><text:span text:style-name="T568">xi</text:span><text:span text:style-name="T569">,</text:span><text:span text:style-name="T570">j</text:span><text:span text:style-name="T571">−</text:span><text:span text:style-name="T572">μ</text:span><text:span text:style-name="T573">̂ </text:span><text:span text:style-name="T574">k</text:span><text:span text:style-name="T575">,</text:span><text:span text:style-name="T576">j</text:span><text:span text:style-name="T577">)</text:span><text:span text:style-name="T578">2</text:span><text:span text:style-name="T579"><text:s/>for each feature<text:s/></text:span><text:span text:style-name="T580">j</text:span><text:span text:style-name="T581">. For features with really tiny variances, we assign 1e-8 instead to prevent numerical instability. We do this computation in a vectorized fashion in the following code block.</text:span></text:p>
      <text:p text:style-name="P582"/>
      <text:list text:style-name="LFO9" text:continue-numbering="true">
        <text:list-item>
          <text:p text:style-name="P583">Run EM</text:p>
        </text:list-item>
        <text:list-item>
          <text:p text:style-name="P584">Interpret clustering results<text:s/></text:p>
        </text:list-item>
      </text:list>
      <text:p text:style-name="P585">In contrast to k-means, EM is able to explicitly model clusters of varying sizes and proportions. The relative magnitude of variances in the word dimensions tell us much about the nature of the clusters.</text:p>
      <text:list text:style-name="LFO9" text:continue-numbering="true">
        <text:list-item>
          <text:p text:style-name="P586">Comparing to random initialization</text:p>
        </text:list-item>
      </text:list>
      <text:p text:style-name="P587">Create variables for randomly initializing the EM algorithm.</text:p>
      <text:p text:style-name="ListParagraph"><text:span text:style-name="T588">Note:</text:span><text:span text:style-name="T589"><text:s/>Random initialization may sometimes produce a superior fit than k-means initialization. We do not claim that random initialization is always worse. However, this section does illustrate that random initialization often produces much worse clustering than k-means counterpart. This is the reason why we provide the particular random seed (np.random.seed(5)).</text:span></text:p>
      <text:p text:style-name="P590"/>
      <text:p text:style-name="P591"><text:span text:style-name="T592">Takeaway -<text:s/></text:span><text:span text:style-name="T593">In this assignment we were able to apply the EM algorithm to a mixture of Gaussians model of text data. This was made possible by modifying the model to assume a diagonal covariance for each cluster, and by modifying the implementation to use a sparse matrix representation. In the second part you explored the role of k-means initialization on the convergence of the model as well as the interpretability of the clusters.</text:span></text:p>
      <text:p text:style-name="P594"/>
      <text:h text:style-name="P595" text:outline-level="2"><text:bookmark-start text:name="_Toc6419235"/><text:bookmark-start text:name="_Toc6851198"/>ASSIGNMENT6:<text:bookmark-end text:name="_Toc6419235"/><text:bookmark-end text:name="_Toc6851198"/></text:h>
      <text:h text:style-name="P596" text:outline-level="2"><text:bookmark-start text:name="_Toc6419236"/><text:bookmark-start text:name="_Toc6851199"/>Modeling text topics with Latent Dirichlet Allocation<text:bookmark-end text:name="_Toc6419236"/><text:bookmark-end text:name="_Toc6851199"/></text:h>
      <text:p text:style-name="P597">In many cases, it is good to think of data as belonging to more than one cluster or category. For example, if we have a model for text data that includes both "Politics" and "World News" categories, then an article about a recent meeting of the United Nations should have membership in both categories rather than being forced into just one.</text:p>
      <text:p text:style-name="P598">With this in mind, we will use GraphLab Create tools to fit an LDA model to a corpus of Wikipedia articles and examine the results to analyse the impact of a mixed membership approach.</text:p>
      <text:soft-page-break/>
      <text:p text:style-name="P599">In this assignment you will</text:p>
      <text:p text:style-name="P600">apply standard pre-processing techniques on Wikipedia text data</text:p>
      <text:p text:style-name="P601">use GraphLab Create to fit a Latent Dirichlet allocation (LDA) model</text:p>
      <text:p text:style-name="P602">explore and interpret the results, including topic keywords and topic assignments for a document</text:p>
      <text:p text:style-name="P603">Write-up/Pseudo-Code:</text:p>
      <text:p text:style-name="P604"><text:span text:style-name="T605">Recall that a major feature distinguishing the LDA model from our previously explored methods is the notion of<text:s/></text:span><text:span text:style-name="T606">mixed membership</text:span><text:span text:style-name="T607">. Throughout the course so far, our models have assumed that each data point belongs to a single cluster. k-means determines membership simply by shortest distance to the cluster center, and Gaussian mixture models suppose that each data point is drawn from one of their component mixture distributions. In many cases, though, it is more realistic to think of data as genuinely belonging to more than one cluster or category - for example, if we have a model for text data that includes both "Politics" and "World News" categories, then an article about a recent meeting of the United Nations should have membership in both categories rather than being forced into just one.</text:span></text:p>
      <text:list text:style-name="LFO10" text:continue-numbering="true">
        <text:list-item>
          <text:p text:style-name="P608">Load Wikipedia dataset</text:p>
        </text:list-item>
        <text:list-item>
          <text:p text:style-name="P609">Text data pre-processing</text:p>
          <text:list text:continue-numbering="true">
            <text:list-item>
              <text:p text:style-name="P610"><text:span text:style-name="T611">LDA requires documents to be represented as a<text:s/></text:span><text:span text:style-name="T612">bag of words</text:span><text:span text:style-name="T613">, which ignores word ordering in the document but retains information on how many times each word appears. As we have seen in our previous encounters with text data, words such as 'the', 'a', or 'and' are by far the most frequent, but they appear so commonly in the English language that they tell us almost nothing about how similar or dissimilar two documents might be.</text:span></text:p>
            </text:list-item>
            <text:list-item>
              <text:p text:style-name="P614">Therefore, before we train our LDA model, we will pre-process the Wikipedia data in two steps:<text:s/></text:p>
              <text:list text:continue-numbering="true">
                <text:list-item>
                  <text:p text:style-name="P615">first, we will create a bag of words representation for each article,<text:s/></text:p>
                </text:list-item>
                <text:list-item>
                  <text:p text:style-name="P616">and then we will remove the common words that don't help us to distinguish between documents.</text:p>
                </text:list-item>
              </text:list>
            </text:list-item>
          </text:list>
        </text:list-item>
      </text:list>
      <text:p text:style-name="P617">Code:</text:p>
      <text:p text:style-name="P618">wiki_docs = gl.text_analytics.count_words(wiki['text'])</text:p>
      <text:p text:style-name="P619">wiki_docs = wiki_docs.dict_trim_by_keys(gl.text_analytics.stopwords(), exclude=True)</text:p>
      <text:list text:style-name="LFO11" text:continue-numbering="true">
        <text:list-item>
          <text:p text:style-name="P620"><text:span text:style-name="T621">Model Fitting and Interpretation</text:span></text:p>
        </text:list-item>
      </text:list>
      <text:p text:style-name="P622">topic_model = gl.topic_model.create(wiki_docs, num_topics=10, num_iterations=200)</text:p>
      <text:p text:style-name="P623">Objectives:</text:p>
      <text:list text:style-name="LFO10" text:continue-numbering="true">
        <text:list-item>
          <text:list>
            <text:list-item>
              <text:p text:style-name="P624">get the top words in each topic and use these to identify topic themes</text:p>
            </text:list-item>
            <text:list-item>
              <text:p text:style-name="P625">predict topic distributions for some example documents</text:p>
            </text:list-item>
            <text:list-item>
              <text:p text:style-name="P626">compare the quality of LDA "nearest neighbors" to the NN output from the first assignment</text:p>
            </text:list-item>
            <text:list-item>
              <text:p text:style-name="P627"><text:span text:style-name="T628">understand the role of model hyperparameters alpha and gamma</text:span></text:p>
            </text:list-item>
          </text:list>
        </text:list-item>
        <text:list-item>
          <text:p text:style-name="P629"><text:span text:style-name="T630">Load a fitted topic Model</text:span></text:p>
          <text:soft-page-break/>
          <text:list text:continue-numbering="true">
            <text:list-item>
              <text:p text:style-name="P631"><text:span text:style-name="T632">The method used to fit the LDA model is a<text:s/></text:span><text:span text:style-name="T633">randomized algorithm</text:span><text:span text:style-name="T634">, which means that it involves steps that are random; in this case, the randomness comes from Gibbs sampling, as discussed in the LDA video lectures. Because of these random steps, the algorithm will be expected to yield slight</text:span><text:span text:style-name="T635">l</text:span><text:span text:style-name="T636">y different output for different runs on the same data - note that this is different from previously seen algorithms such as k-means or EM, which will always produce the same results given the same input and initialization.</text:span></text:p>
            </text:list-item>
            <text:list-item>
              <text:p text:style-name="P637">It is important to understand that variation in the results is a fundamental feature of randomized methods. However, in the context of this assignment this variation makes it difficult to evaluate the correctness of your analysis, so we will load and<text:s/>analyse<text:s/>a pre-trained model.<text:s/></text:p>
            </text:list-item>
          </text:list>
        </text:list-item>
      </text:list>
      <text:p text:style-name="P638">topic_model = gl.load_model('lda_assignment_topic_model')</text:p>
      <text:list text:style-name="LFO10" text:continue-numbering="true">
        <text:list-item>
          <text:p text:style-name="P639">Identifying topic themes by top words</text:p>
          <text:list text:continue-numbering="true">
            <text:list-item>
              <text:p text:style-name="P640">Each topic assigns a particular probability to every one of the unique words that appears in our data. Different topics will assign different probabilities to the same word: for instance, a topic that ends up describing science and technology articles might place more probability on the word 'university' than a topic that describes sports or politics. Looking at the highest probability words in each topic will thus give us a sense of its major themes.<text:s/>Ideally,<text:s/>we would find that each topic is identifiable with some clear theme and that all the topics are relatively distinct.</text:p>
            </text:list-item>
            <text:list-item>
              <text:p text:style-name="P641">We can use the GraphLab Create function get_topics() to view the top words (along with their associated probabilities) from each topic.</text:p>
            </text:list-item>
          </text:list>
        </text:list-item>
      </text:list>
      <text:p text:style-name="P642">topic_model.get_topics([0], num_words=3)</text:p>
      <text:p text:style-name="P643"/>
      <text:list text:style-name="LFO12" text:continue-numbering="true">
        <text:list-item>
          <text:list>
            <text:list-item>
              <text:list>
                <text:list-item>
                  <text:p text:style-name="P644">Topic distributions for some example documents</text:p>
                </text:list-item>
              </text:list>
            </text:list-item>
            <text:list-item>
              <text:p text:style-name="P645">As we noted in the introduction to this assignment, LDA allows for mixed membership, which means that each document can partially belong to several different topics. For each document, topic membership is expressed as a vector of weights that sum to one; the magnitude of each weight indicates the degree to which the document represents that particular topic.</text:p>
            </text:list-item>
            <text:list-item>
              <text:p text:style-name="P646">We'll explore this in our fitted model by looking at the topic distributions for a few example Wikipedia articles from our data set. We should find that these articles have the highest weights on the topics whose themes are most relevant to the subject of the article - for example, we'd expect an article on a politician to place relatively high weight on topics related to government, while an article about an athlete should place higher weight on topics related to sports or competition.</text:p>
            </text:list-item>
          </text:list>
        </text:list-item>
      </text:list>
      <text:p text:style-name="P647">Code:</text:p>
      <text:p text:style-name="P648">obama = gl.SArray([wiki_docs[int(np.where(wiki['name']=='Barack Obama')[0])]])</text:p>
      <text:p text:style-name="P649">pred1 = topic_model.predict(obama, output_type='probability')</text:p>
      <text:p text:style-name="P650">pred2 = topic_model.predict(obama, output_type='probability')</text:p>
      <text:p text:style-name="P651"/>
      <text:list text:style-name="LFO13" text:continue-numbering="true">
        <text:list-item>
          <text:p text:style-name="P652"><text:span text:style-name="T653">To get a more robust estimate of the topics for each document, we can average a large number of predictions for the same document:</text:span></text:p>
        </text:list-item>
      </text:list>
      <text:p text:style-name="P654"/>
      <text:soft-page-break/>
      <text:list text:style-name="LFO12" text:continue-numbering="true">
        <text:list-item>
          <text:list>
            <text:list-item>
              <text:list>
                <text:list-item>
                  <text:p text:style-name="P655">Comparing LDA to nearest neighbors for document retrieval</text:p>
                </text:list-item>
              </text:list>
            </text:list-item>
            <text:list-item>
              <text:p text:style-name="P656">So far we have found that our topic model has learned some coherent topics, we have explored these topics as probability distributions over a vocabulary, and we have seen how individual documents in our Wikipedia data set are assigned to these topics in a way that corresponds with our expectations.<text:s/></text:p>
            </text:list-item>
            <text:list-item>
              <text:p text:style-name="P657">In this section, we will use the predicted topic distribution as a representation of each document, similar to how we have previously represented documents by word count or TF-IDF. This gives us a way of computing distances between documents, so that we can run a nearest neighbors search for a given document based on its membership in the topics that we learned from LDA. We can contrast the results with those obtained by running nearest neighbors under the usual TF-IDF representation, an approach that we explored in a previous assignment.</text:p>
            </text:list-item>
            <text:list-item>
              <text:p text:style-name="P658"><text:span text:style-name="T659">For each of our two different document representations, we can use GraphLab Create to compute a brute-force nearest neighbors model:</text:span></text:p>
            </text:list-item>
          </text:list>
        </text:list-item>
      </text:list>
      <text:p text:style-name="P660">Code:</text:p>
      <text:p text:style-name="P661">model_tf_idf = gl.nearest_neighbors.create(wiki, label='name', features=['tf_idf'],</text:p>
      <text:p text:style-name="P662"><text:s text:c="43"/>method='brute_force', distance='cosine')</text:p>
      <text:p text:style-name="P663">model_lda_rep = gl.nearest_neighbors.create(wiki, label='name', features=['lda'],</text:p>
      <text:p text:style-name="P664"><text:s text:c="44"/>method='brute_force', distance='cosine')</text:p>
      <text:list text:style-name="LFO12" text:continue-numbering="true">
        <text:list-item>
          <text:list>
            <text:list-item>
              <text:p text:style-name="P665"><text:span text:style-name="T666">Compare these nearest neighbor models by finding the nearest neighbors under each representation on an example document. For this<text:s/></text:span><text:span text:style-name="T667">example,</text:span><text:span text:style-name="T668"><text:s/>we'll use Paul Krugman, an American economist:</text:span></text:p>
            </text:list-item>
          </text:list>
        </text:list-item>
      </text:list>
      <text:p text:style-name="P669"/>
      <text:p text:style-name="P670">Findings:</text:p>
      <text:list text:style-name="LFO12" text:continue-numbering="true">
        <text:list-item>
          <text:list>
            <text:list-item>
              <text:p text:style-name="P671">Notice that that there is no overlap between the two sets of top 10 nearest neighbors. This doesn't necessarily mean that one representation is better or worse than the other, but rather that they are picking out different features of the documents.<text:s/></text:p>
            </text:list-item>
            <text:list-item>
              <text:p text:style-name="P672">With TF-IDF, documents are distinguished by the frequency of uncommon words. Since similarity is defined based on the specific words used in the document, documents that are "close" under TF-IDF tend to be similar in terms of specific details. This is what we see in the example: the top 10 nearest neighbors are all economists from the US, UK, or Canada.<text:s/></text:p>
            </text:list-item>
            <text:list-item>
              <text:p text:style-name="P673">Our LDA representation, on the other hand, defines similarity between documents in terms of their topic distributions. This means that documents can be "close" if they share similar themes, even though they may not share many of the same keywords. For the article on Paul Krugman, we expect the most important topics to be 'American college and politics' and 'science and research'. As a result, we see that the top 10 nearest neighbors are academics from a wide variety of fields, including literature, anthropology, and religious studies.</text:p>
            </text:list-item>
          </text:list>
        </text:list-item>
      </text:list>
      <text:p text:style-name="P674"/>
      <text:list text:style-name="LFO12" text:continue-numbering="true">
        <text:list-item>
          <text:p text:style-name="P675">Understanding the role of LDA model hyperparameters</text:p>
          <text:list text:continue-numbering="true">
            <text:list-item>
              <text:p text:style-name="P676">Finally, we'll take a look at the effect of the LDA model hyperparameters alpha and gamma on the characteristics of our fitted model. Recall that alpha is a<text:s/><text:soft-page-break/>parameter of the prior distribution over topic weights in each document, while gamma is a parameter of the prior distribution over word weights in each topic.<text:s/></text:p>
            </text:list-item>
          </text:list>
        </text:list-item>
      </text:list>
      <text:p text:style-name="P677"/>
      <text:list text:style-name="LFO12" text:continue-numbering="true">
        <text:list-item>
          <text:list>
            <text:list-item>
              <text:p text:style-name="P678">We saw that alpha and gamma can be thought of as smoothing parameters when we compute how much each document "likes" a topic (in the case of alpha) or how much each topic "likes" a word (in the case of gamma). In both cases, these parameters serve to reduce the differences across topics or words in terms of these calculated preferences; alpha makes the document preferences "smoother" over topics, and gamma makes the topic preferences "smoother" over words.</text:p>
            </text:list-item>
            <text:list-item>
              <text:p text:style-name="P679">Our goal in this section will be to understand how changing these parameter values affects the characteristics of the resulting topic model.</text:p>
            </text:list-item>
          </text:list>
        </text:list-item>
      </text:list>
      <text:p text:style-name="P680">Code:</text:p>
      <text:p text:style-name="P681">tpm_low_alpha = gl.load_model('lda_low_alpha')</text:p>
      <text:p text:style-name="P682">tpm_high_alpha = gl.load_model('lda_high_alpha')</text:p>
      <text:list text:style-name="LFO12" text:continue-numbering="true">
        <text:list-item>
          <text:p text:style-name="P683"><text:bookmark-start text:name="_Toc6419237"/><text:bookmark-start text:name="_Toc6851200"/><text:span text:style-name="T684">Changing the hyperparameter alpha</text:span><text:a xlink:href="http://localhost:8888/notebooks/Course4/5_lda_blank.ipynb#Changing-the-hyperparameter-alpha" office:target-frame-name="_top" xlink:show="replace"><text:span text:style-name="T685">¶</text:span><text:bookmark-end text:name="_Toc6419237"/><text:bookmark-end text:name="_Toc6851200"/></text:a></text:p>
        </text:list-item>
      </text:list>
      <text:p text:style-name="P686">Since alpha is responsible for smoothing document preferences over topics, the impact of changing its value should be visible when we plot the distribution of topic weights for the same document under models fit with different alpha values.</text:p>
      <text:p text:style-name="P687">we plot the (sorted) topic weights for the Wikipedia article on Barack Obama under models fit with high, original, and low settings of alpha.</text:p>
      <text:p text:style-name="P688">Findings:</text:p>
      <text:p text:style-name="P689">Here we can clearly see the smoothing enforced by the alpha parameter - notice that when alpha is low most of the weight in the topic distribution for this article goes to a single topic, but when alpha is high the weight is much more evenly distributed across the topics.</text:p>
      <text:p text:style-name="P690"/>
      <text:list text:style-name="LFO12" text:continue-numbering="true">
        <text:list-item>
          <text:p text:style-name="P691"><text:span text:style-name="T692">Changing the hyperparameter gamma</text:span><text:a xlink:href="http://localhost:8888/notebooks/Course4/5_lda_blank.ipynb#Changing-the-hyperparameter-gamma" office:target-frame-name="_top" xlink:show="replace"><text:span text:style-name="T693">¶</text:span></text:a></text:p>
        </text:list-item>
      </text:list>
      <text:p text:style-name="P694">Just as we were able to see the effect of alpha by plotting topic weights for a document, we expect to be able to visualize the impact of changing gamma by plotting word weights for each topic. In this case, however, there are far too many words in our vocabulary to do this effectively. Instead, we'll plot the total weight of the top 100 words and bottom 1000 words for each topic. Below, we plot the (sorted) total weights of the top 100 words and bottom 1000 from each topic in the high, original, and low gamma models.</text:p>
      <text:p text:style-name="P695">Code:</text:p>
      <text:p text:style-name="P696">tpm_low_gamma, a model trained with gamma = 0.02 and default alpha</text:p>
      <text:p text:style-name="P697">tpm_high_gamma, a model trained with gamma = 0.5 and default alpha</text:p>
      <text:p text:style-name="P698">Findings:</text:p>
      <text:p text:style-name="P699">From the two plots we can see that the low gamma model results in higher weight placed on the top words and lower weight placed on the bottom words for each topic, while the high gamma model places relatively less weight on the top words<text:s/><text:soft-page-break/>and more weight on the bottom words. Thus increasing gamma results in topics that have a smoother distribution of weight across all the words in the vocabulary.</text:p>
      <text:p text:style-name="P700"/>
      <text:p text:style-name="P701"/>
      <text:p text:style-name="P702">Summary Findings:</text:p>
      <text:p text:style-name="P703">We have now seen how the hyperparameters alpha and gamma influence the characteristics of our LDA topic model, but we haven't said anything about what settings of alpha or gamma are best. We know that these parameters are responsible for controlling the smoothness of the topic distributions for documents and word distributions for topics, but there's no simple conversion between smoothness of these distributions and quality of the topic model. In reality, there is no universally "best" choice for these parameters. Instead, finding a good topic model requires that we be able to both explore the output (as we did by looking at the topics and checking some topic predictions for documents) and understand the impact of hyperparameter settings (as we have in this section).</text:p>
      <text:p text:style-name="P704"/>
      <text:h text:style-name="P705" text:outline-level="2"><text:bookmark-start text:name="_Toc6419238"/><text:bookmark-start text:name="_Toc6851201"/>ASSIGNMENT7:<text:bookmark-end text:name="_Toc6419238"/><text:bookmark-end text:name="_Toc6851201"/></text:h>
      <text:h text:style-name="P706" text:outline-level="2"><text:bookmark-start text:name="_Toc6419239"/><text:bookmark-start text:name="_Toc6851202"/>Modeling text data with a hierarchy of clusters<text:bookmark-end text:name="_Toc6419239"/><text:bookmark-end text:name="_Toc6851202"/></text:h>
      <text:p text:style-name="P707">Hierarchical clustering refers to a class of clustering methods that seek to build a hierarchy of clusters, in which some clusters contain others. In this assignment, we will explore a top-down approach, recursively bipartitioning the data using k-means.</text:p>
      <text:p text:style-name="P708">Write-up/Pseudo Code:</text:p>
      <text:list text:style-name="LFO12" text:continue-numbering="true">
        <text:list-item>
          <text:p text:style-name="P709">Load the Wikipedia dataset</text:p>
        </text:list-item>
        <text:list-item>
          <text:p text:style-name="P710"><text:span text:style-name="T711">Extract the TF-IDF features</text:span></text:p>
        </text:list-item>
      </text:list>
      <text:p text:style-name="P712">wiki['tf_idf'] = graphlab.text_analytics.tf_idf(wiki['text'])</text:p>
      <text:list text:style-name="LFO12" text:continue-numbering="true">
        <text:list-item>
          <text:p text:style-name="P713"><text:span text:style-name="T714">To run k-means on this dataset, we should convert the data matrix into a sparse matrix.</text:span></text:p>
        </text:list-item>
        <text:list-item>
          <text:p text:style-name="P715"><text:span text:style-name="T716">To be consistent with the k-means, let's normalize all vectors to have unit norm.</text:span></text:p>
        </text:list-item>
        <text:list-item>
          <text:p text:style-name="P717">Bipartition the Wikipedia dataset using k-means</text:p>
          <text:list text:continue-numbering="true">
            <text:list-item>
              <text:p text:style-name="P718">Load the dataframe containing a dataset, such as the Wikipedia text dataset.</text:p>
            </text:list-item>
            <text:list-item>
              <text:p text:style-name="P719">Extract the data matrix from the dataframe.</text:p>
            </text:list-item>
            <text:list-item>
              <text:p text:style-name="P720">Run k-means on the data matrix with k=2.</text:p>
            </text:list-item>
            <text:list-item>
              <text:p text:style-name="P721">Divide the data matrix into two parts using the cluster assignments.</text:p>
            </text:list-item>
            <text:list-item>
              <text:p text:style-name="P722">Divide the dataframe into two parts, again using the cluster assignments. This step is necessary to allow for visualization.</text:p>
            </text:list-item>
            <text:list-item>
              <text:p text:style-name="P723">Package relevant variables for the child clusters and return child clusters.</text:p>
            </text:list-item>
          </text:list>
        </text:list-item>
      </text:list>
      <text:p text:style-name="P724">We'd like to be able to repeat Steps 3-6 multiple times to produce a hierarchy of clusters such as the following:</text:p>
      <text:p text:style-name="P725"><text:s text:c="22"/>(root)</text:p>
      <text:p text:style-name="P726"><text:s text:c="25"/>|</text:p>
      <text:p text:style-name="P727"><text:s text:c="12"/>+------------+-------------+</text:p>
      <text:p text:style-name="P728"><text:s text:c="12"/>| <text:s text:c="25"/>|</text:p>
      <text:soft-page-break/>
      <text:p text:style-name="P729"><text:s text:c="9"/>Cluster <text:s text:c="19"/>Cluster</text:p>
      <text:p text:style-name="P730"><text:s text:c="5"/>+------+-----+ <text:s text:c="12"/>+------+-----+</text:p>
      <text:p text:style-name="P731"><text:s text:c="5"/>| <text:s text:c="11"/>| <text:s text:c="12"/>| <text:s text:c="11"/>|</text:p>
      <text:p text:style-name="P732"><text:s text:c="3"/>Cluster <text:s text:c="4"/>Cluster <text:s text:c="6"/>Cluster <text:s text:c="5"/>Cluster</text:p>
      <text:p text:style-name="P733"/>
      <text:p text:style-name="P734">Each parent cluster is bipartitioned to produce two child clusters. At the very top is the root cluster, which consists of the entire dataset.</text:p>
      <text:p text:style-name="P735">Now we write a wrapper function to bipartition a given cluster using k-means. There are three variables that together comprise the cluster:</text:p>
      <text:p text:style-name="P736">dataframe: a subset of the original dataframe that correspond to member rows of the cluster</text:p>
      <text:p text:style-name="P737">matrix: same set of rows, stored in sparse matrix format</text:p>
      <text:p text:style-name="P738">centroid: the centroid of the cluster (not applicable for the root cluster)</text:p>
      <text:p text:style-name="P739">Rather than passing around the three variables separately, we package them into a Python dictionary. The wrapper function takes a single dictionary (representing a parent cluster) and returns two dictionaries (representing the child clusters).</text:p>
      <text:p text:style-name="P740"/>
      <text:list text:style-name="LFO12" text:continue-numbering="true">
        <text:list-item>
          <text:list>
            <text:list-item>
              <text:p text:style-name="P741">Examine the contents of one of the two clusters</text:p>
            </text:list-item>
            <text:list-item>
              <text:p text:style-name="P742">Visualize the bipartition of data.</text:p>
            </text:list-item>
          </text:list>
        </text:list-item>
      </text:list>
      <text:p text:style-name="P743">Findings:</text:p>
      <text:p text:style-name="P744"><text:span text:style-name="T745">we might want to build a<text:s/></text:span><text:span text:style-name="T746">directory</text:span><text:span text:style-name="T747"><text:s/>for Wikipedia articles. A good directory would let you quickly narrow down your search to a small set of related articles. The categories of athletes and non-athletes are too general to facilitate efficient search. For this reason, we decide to build another level into our hierarchy of clusters with the goal of getting more specific cluster structure at the lower level. To that end, we subdivide both the<text:s/></text:span><text:span text:style-name="T748">athletes</text:span><text:span text:style-name="T749"><text:s/>and<text:s/></text:span><text:span text:style-name="T750">non-</text:span><text:span text:style-name="T751">athletes’</text:span><text:span text:style-name="T752"><text:s/>clusters.</text:span></text:p>
      <text:list text:style-name="LFO14" text:continue-numbering="true">
        <text:list-item>
          <text:p text:style-name="P753">Perform recursive bipartitioning</text:p>
        </text:list-item>
      </text:list>
      <text:p text:style-name="P754"><text:span text:style-name="T755">-</text:span><text:s/><text:span text:style-name="T756">Should we keep subdividing the clusters? If so, which cluster should we subdivide? To answer this question, we again think about our application. Since we organize our directory by topics, it would be nice to have topics that are about as coarse as each other. For instance, if one cluster is about baseball, we expect some other clusters about football, basketball, volleyball, and so forth. That is, we would like to achieve similar level of granularity for all clusters.</text:span></text:p>
      <text:p text:style-name="P757">Notice that the right child cluster is coarser than the left child cluster. The right cluster possesses a greater variety of topics than the left (ice hockey/association football l/ Australian football vs. baseball). So the right child cluster should be subdivided further to produce finer child clusters.</text:p>
      <text:p text:style-name="P758">Observations:</text:p>
      <text:p text:style-name="P759">If a cluster is highly mixed, the top articles and words may not convey the full picture of the cluster. Thus, we may be misled if we judge the purity of clusters solely by their top documents and words.<text:s/></text:p>
      <text:p text:style-name="P760">Many interesting topics are hidden somewhere inside the clusters but do not appear in the visualization. We may need to subdivide further to discover<text:s/><text:soft-page-break/>new topics. For instance, subdividing the ice_hockey_football cluster led to the appearance of runners and golfers.</text:p>
      <text:p text:style-name="P761"/>
      <text:p text:style-name="P762"/>
      <text:p text:style-name="P763"/>
      <text:p text:style-name="P764"/>
      <text:p text:style-name="Normal"/>
      <text:p text:style-name="P765"/>
      <text:p text:style-name="Normal"/>
      <text:p text:style-name="P766"/>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mbria Math" svg:font-family="Cambria Math" style:font-family-generic="roman" style:font-pitch="variable" svg:panose-1="2 4 5 3 5 4 6 3 2 4"/>
    <style:font-face style:name="&amp;quot" svg:font-family="&amp;quot" style:font-family-generic="roman"/>
    <style:font-face style:name="STIXMathJax_Main" svg:font-family="STIXMathJax_Main" style:font-family-generic="roman"/>
    <style:font-face style:name="STIXMathJax_Main-italic" svg:font-family="STIXMathJax_Main-italic" style:font-family-generic="roman"/>
    <style:font-face style:name="STIXMathJax_Size1" svg:font-family="STIXMathJax_Size1"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0%"/>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fo:line-height="100%"/>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line-height="100%"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mi" style:display-name="mi" style:family="text" style:parent-style-name="DefaultParagraphFont"/>
    <style:style style:name="mo" style:display-name="mo" style:family="text" style:parent-style-name="DefaultParagraphFont"/>
    <style:style style:name="mn" style:display-name="mn"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mtext" style:display-name="mtext" style:family="text" style:parent-style-name="DefaultParagraphFont"/>
    <style:style style:name="mathjax1" style:display-name="mathjax1"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2" style:display-name="mathjax2"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3" style:display-name="mathjax3"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4" style:display-name="mathjax4"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TOCHeading" style:display-name="TOC Heading" style:family="paragraph" style:parent-style-name="Heading1" style:next-style-name="Normal" style:default-outline-level="1">
      <style:paragraph-properties style:vertical-align="auto" fo:line-height="105%"/>
      <style:text-properties fo:language="en" fo:country="US" fo:hyphenate="false"/>
    </style:style>
    <style:style style:name="TOC3" style:display-name="TOC 3" style:family="paragraph" style:parent-style-name="Normal" style:next-style-name="Normal" style:auto-update="true">
      <style:paragraph-properties fo:margin-bottom="0.0694in" fo:line-height="100%" fo:margin-left="0.305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line-height="100%" fo:margin-left="0.1527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Wingdings"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Arial" style:font-name-asian="Calibri"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ourier New" style:font-name-complex="Courier New"/>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alibri" style:font-name-asian="Calibri" style:font-name-complex="Calibri"/>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alibri" style:font-name-asian="Calibri" style:font-name-complex="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alibri" style:font-name-asian="Calibri" style:font-name-complex="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alibri" style:font-name-asian="Calibri" style:font-name-complex="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alibri" style:font-name-asian="Calibri" style:font-name-complex="Calibri"/>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2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2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2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2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2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2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2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2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Calibri"/>
      </text:list-level-style-bullet>
      <text:list-level-style-bullet text:level="2" text:style-name="WW_CharLFO1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Calibri"/>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4-17T08:48:00Z</meta:creation-date>
    <dc:date>2019-04-22T08:47:00Z</dc:date>
    <meta:template xlink:href="Normal" xlink:type="simple"/>
    <meta:editing-cycles>29</meta:editing-cycles>
    <meta:editing-duration>PT82920S</meta:editing-duration>
    <meta:document-statistic meta:page-count="23" meta:paragraph-count="111" meta:word-count="8325" meta:character-count="55672" meta:row-count="395" meta:non-whitespace-character-count="47458"/>
  </office:meta>
</office:document-meta>
</file>